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1pt" officeooo:rsid="001a6616" officeooo:paragraph-rsid="001cb659" style:font-size-asian="11pt" style:font-size-complex="11pt"/>
    </style:style>
    <style:style style:name="P2" style:family="paragraph" style:parent-style-name="Standard">
      <style:text-properties style:font-name="Liberation Serif1" fo:font-size="11pt" officeooo:rsid="000df69f" officeooo:paragraph-rsid="000df69f" style:font-size-asian="11pt" style:font-size-complex="11pt"/>
    </style:style>
    <style:style style:name="P3" style:family="paragraph" style:parent-style-name="Standard">
      <style:text-properties style:font-name="Liberation Serif1" fo:font-size="11pt" officeooo:rsid="000df69f" officeooo:paragraph-rsid="002117f6" style:font-size-asian="11pt" style:font-size-complex="11pt"/>
    </style:style>
    <style:style style:name="P4" style:family="paragraph" style:parent-style-name="Standard">
      <style:text-properties style:font-name="Liberation Serif1" fo:font-size="11pt" officeooo:rsid="000df69f" officeooo:paragraph-rsid="0027e73a" style:font-size-asian="11pt" style:font-size-complex="11pt"/>
    </style:style>
    <style:style style:name="P5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style:font-name="Liberation Serif1" fo:font-size="11pt" officeooo:rsid="000df69f" officeooo:paragraph-rsid="018d35cf" style:font-size-asian="11pt" style:font-size-complex="11pt"/>
    </style:style>
    <style:style style:name="P6" style:family="paragraph" style:parent-style-name="Standard">
      <style:text-properties style:font-name="Liberation Serif1" fo:font-size="11pt" officeooo:rsid="00267ab2" officeooo:paragraph-rsid="00267ab2" style:font-size-asian="11pt" style:font-size-complex="11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59a2d8" officeooo:paragraph-rsid="0063a29e" style:font-size-asian="11pt" style:font-size-complex="11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059a2d8" officeooo:paragraph-rsid="0063a29e" style:font-size-asian="11pt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59a2d8" officeooo:paragraph-rsid="0138a044" style:font-size-asian="11pt" style:font-size-complex="11pt"/>
    </style:style>
    <style:style style:name="P10" style:family="paragraph" style:parent-style-name="Standard">
      <style:text-properties style:font-name="Liberation Serif1" fo:font-size="11pt" officeooo:rsid="0011cb53" officeooo:paragraph-rsid="010f7e8f" style:font-size-asian="11pt" style:font-size-complex="11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11a0842" officeooo:paragraph-rsid="011a0842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9fe6a0" officeooo:paragraph-rsid="009fe6a0" style:font-size-asian="11pt" style:font-size-complex="11pt"/>
    </style:style>
    <style:style style:name="P13" style:family="paragraph" style:parent-style-name="Standard">
      <style:text-properties style:font-name="Liberation Serif1" fo:font-size="11pt" officeooo:rsid="0027e73a" officeooo:paragraph-rsid="01903ee3" style:font-size-asian="11pt" style:font-size-complex="11pt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1pt" fo:font-weight="normal" officeooo:rsid="002e618d" officeooo:paragraph-rsid="002e618d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fo:font-weight="normal" officeooo:rsid="002f2a83" officeooo:paragraph-rsid="0066418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09fe6a0" officeooo:paragraph-rsid="010f672f" fo:background-color="transparent" style:font-size-asian="11pt" style:font-size-complex="11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1" fo:font-size="11pt" officeooo:rsid="010f672f" officeooo:paragraph-rsid="0123aec7" fo:background-color="transparent" style:font-size-asian="11pt" style:font-size-complex="11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1pt" officeooo:rsid="0059a2d8" officeooo:paragraph-rsid="0138a044" fo:background-color="transparen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weight="bold" officeooo:rsid="000df69f" officeooo:paragraph-rsid="000df69f" style:font-weight-asian="bold" style:font-weight-complex="bold"/>
    </style:style>
    <style:style style:name="P20" style:family="paragraph" style:parent-style-name="Preformatted_20_Text">
      <style:paragraph-properties fo:margin-left="0.4925in" fo:margin-right="0in" fo:text-indent="0in" style:auto-text-indent="false"/>
      <style:text-properties style:font-name="Liberation Serif1" officeooo:rsid="0011cb53" officeooo:paragraph-rsid="00354093"/>
    </style:style>
    <style:style style:name="P21" style:family="paragraph" style:parent-style-name="Standard">
      <style:text-properties style:font-name="Liberation Serif1" fo:font-size="12pt" officeooo:rsid="000df69f" officeooo:paragraph-rsid="000df69f" style:font-size-asian="12pt" style:font-size-complex="12pt"/>
    </style:style>
    <style:style style:name="P22" style:family="paragraph" style:parent-style-name="Standard">
      <style:text-properties style:font-name="Liberation Serif1" fo:font-size="12pt" officeooo:rsid="000df69f" officeooo:paragraph-rsid="0027e73a" style:font-size-asian="12pt" style:font-size-complex="12pt"/>
    </style:style>
    <style:style style:name="P23" style:family="paragraph" style:parent-style-name="Standard">
      <style:text-properties style:font-name="Liberation Serif1" fo:font-size="12pt" officeooo:rsid="000df69f" officeooo:paragraph-rsid="00101561" style:font-size-asian="12pt" style:font-size-complex="12pt"/>
    </style:style>
    <style:style style:name="P24" style:family="paragraph" style:parent-style-name="Standard">
      <style:text-properties style:font-name="Liberation Serif1" fo:font-size="12pt" officeooo:rsid="000df69f" officeooo:paragraph-rsid="00cb3264" style:font-size-asian="12pt" style:font-size-complex="12pt"/>
    </style:style>
    <style:style style:name="P25" style:family="paragraph" style:parent-style-name="Standard">
      <style:text-properties style:font-name="Liberation Serif1" fo:font-size="12pt" officeooo:rsid="000df69f" officeooo:paragraph-rsid="011002d2" style:font-size-asian="12pt" style:font-size-complex="12pt"/>
    </style:style>
    <style:style style:name="P26" style:family="paragraph" style:parent-style-name="Standard">
      <style:text-properties style:font-name="Liberation Serif1" fo:font-size="12pt" officeooo:rsid="000df69f" officeooo:paragraph-rsid="015dda91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officeooo:rsid="000df69f" officeooo:paragraph-rsid="018d35cf" style:font-size-asian="12pt" style:font-size-complex="12pt"/>
    </style:style>
    <style:style style:name="P28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style:font-name="Liberation Serif1" fo:font-size="12pt" officeooo:rsid="000df69f" officeooo:paragraph-rsid="0183767f" style:font-size-asian="12pt" style:font-size-complex="12pt"/>
    </style:style>
    <style:style style:name="P29" style:family="paragraph" style:parent-style-name="Standard">
      <style:text-properties style:font-name="Liberation Serif1" fo:font-size="12pt" officeooo:rsid="00267ab2" officeooo:paragraph-rsid="00267ab2" style:font-size-asian="12pt" style:font-size-complex="12pt"/>
    </style:style>
    <style:style style:name="P30" style:family="paragraph" style:parent-style-name="Standard">
      <style:text-properties style:font-name="Liberation Serif1" fo:font-size="12pt" officeooo:rsid="00267ab2" officeooo:paragraph-rsid="0027e73a" style:font-size-asian="12pt" style:font-size-complex="12pt"/>
    </style:style>
    <style:style style:name="P31" style:family="paragraph" style:parent-style-name="Standard">
      <style:text-properties style:font-name="Liberation Serif1" fo:font-size="12pt" officeooo:rsid="00698ed7" officeooo:paragraph-rsid="00698ed7" style:font-size-asian="12pt" style:font-size-complex="12pt"/>
    </style:style>
    <style:style style:name="P32" style:family="paragraph" style:parent-style-name="Standard">
      <style:text-properties style:font-name="Liberation Serif1" fo:font-size="12pt" officeooo:rsid="001a6616" officeooo:paragraph-rsid="001a6616" style:font-size-asian="12pt" style:font-size-complex="12pt"/>
    </style:style>
    <style:style style:name="P33" style:family="paragraph" style:parent-style-name="Standard">
      <style:text-properties style:font-name="Liberation Serif1" fo:font-size="12pt" officeooo:rsid="00759afe" officeooo:paragraph-rsid="00759afe" style:font-size-asian="12pt" style:font-size-complex="12pt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59afe" officeooo:paragraph-rsid="00759afe" style:font-size-asian="12pt" style:font-size-complex="12pt"/>
    </style:style>
    <style:style style:name="P35" style:family="paragraph" style:parent-style-name="Standard">
      <style:text-properties style:font-name="Liberation Serif1" fo:font-size="12pt" officeooo:rsid="00759afe" officeooo:paragraph-rsid="007a8e91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59afe" officeooo:paragraph-rsid="008368fb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759afe" officeooo:paragraph-rsid="0084f6a3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792ac5" officeooo:paragraph-rsid="0081365a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7bea21" officeooo:paragraph-rsid="007bea21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7bea21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7bea21" officeooo:paragraph-rsid="007bea21" style:font-size-asian="12pt" style:font-size-complex="12pt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812a48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7bea21" officeooo:paragraph-rsid="00812a48" style:font-size-asian="12pt" style:font-size-complex="12pt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7bea21" officeooo:paragraph-rsid="0088f726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684d34" officeooo:paragraph-rsid="00684d34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11cb53" officeooo:paragraph-rsid="003a6650" style:font-size-asian="12pt" style:font-size-complex="12pt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11cb53" officeooo:paragraph-rsid="00354093" style:font-size-asian="12pt" style:font-size-complex="12pt"/>
    </style:style>
    <style:style style:name="P48" style:family="paragraph" style:parent-style-name="Standard">
      <style:text-properties style:font-name="Liberation Serif1" fo:font-size="12pt" officeooo:rsid="0011cb53" officeooo:paragraph-rsid="016ef093" style:font-size-asian="12pt" style:font-size-complex="12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1" fo:font-size="12pt" officeooo:rsid="0036b11a" officeooo:paragraph-rsid="0056509b" style:font-size-asian="12pt" style:font-size-complex="12pt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6b11a" officeooo:paragraph-rsid="0039beac" style:font-size-asian="12pt" style:font-size-complex="12pt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6b11a" officeooo:paragraph-rsid="0039b41a" style:font-size-asian="12pt" style:font-size-complex="12pt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54093" officeooo:paragraph-rsid="00354093" style:font-size-asian="12pt" style:font-size-complex="12pt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354093" officeooo:paragraph-rsid="003ebef6" style:font-size-asian="12pt" style:font-size-complex="12pt"/>
    </style:style>
    <style:style style:name="P54" style:family="paragraph" style:parent-style-name="Standard">
      <style:text-properties style:font-name="Liberation Serif1" fo:font-size="12pt" officeooo:rsid="003a6650" officeooo:paragraph-rsid="0056509b" style:font-size-asian="12pt" style:font-size-complex="12pt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61b365" officeooo:paragraph-rsid="0061b365" style:font-size-asian="12pt" style:font-size-complex="12pt"/>
    </style:style>
    <style:style style:name="P56" style:family="paragraph" style:parent-style-name="Standard">
      <style:text-properties style:font-name="Liberation Serif1" fo:font-size="12pt" officeooo:rsid="0081365a" officeooo:paragraph-rsid="00831ff7" style:font-size-asian="12pt" style:font-size-complex="12pt"/>
    </style:style>
    <style:style style:name="P57" style:family="paragraph" style:parent-style-name="Standard">
      <style:text-properties style:font-name="Liberation Serif1" fo:font-size="12pt" officeooo:rsid="00860757" officeooo:paragraph-rsid="00860757" style:font-size-asian="12pt" style:font-size-complex="12pt"/>
    </style:style>
    <style:style style:name="P58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2pt" officeooo:rsid="00921ed9" officeooo:paragraph-rsid="0094d3be" style:font-size-asian="12pt" style:font-size-complex="12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921ed9" officeooo:paragraph-rsid="0094d3be" style:font-size-asian="12pt" style:font-size-complex="12pt"/>
    </style:style>
    <style:style style:name="P60" style:family="paragraph" style:parent-style-name="Standard">
      <style:text-properties style:font-name="Liberation Serif1" fo:font-size="12pt" officeooo:rsid="00921ed9" officeooo:paragraph-rsid="0094d3be" style:font-size-asian="12pt" style:font-size-complex="12pt"/>
    </style:style>
    <style:style style:name="P61" style:family="paragraph" style:parent-style-name="Preformatted_20_Text">
      <style:paragraph-properties fo:margin-left="0.4925in" fo:margin-right="0in" fo:text-indent="0in" style:auto-text-indent="false"/>
      <style:text-properties style:font-name="Liberation Serif1" fo:font-size="12pt" officeooo:rsid="00921ed9" officeooo:paragraph-rsid="0095f1f9" style:font-size-asian="12pt" style:font-size-complex="12pt"/>
    </style:style>
    <style:style style:name="P62" style:family="paragraph" style:parent-style-name="Standard">
      <style:text-properties style:font-name="Liberation Serif1" fo:font-size="12pt" officeooo:rsid="0097aba4" officeooo:paragraph-rsid="0097aba4" style:font-size-asian="12pt" style:font-size-complex="12pt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9b83ca" officeooo:paragraph-rsid="009b83ca" style:font-size-asian="12pt" style:font-size-complex="12pt"/>
    </style:style>
    <style:style style:name="P64" style:family="paragraph" style:parent-style-name="Standard">
      <style:text-properties style:font-name="Liberation Serif1" fo:font-size="12pt" officeooo:paragraph-rsid="00a62c5a" style:font-size-asian="12pt" style:font-size-complex="12pt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paragraph-rsid="00a62c5a" style:font-size-asian="12pt" style:font-size-complex="12pt"/>
    </style:style>
    <style:style style:name="P66" style:family="paragraph" style:parent-style-name="Standard">
      <style:text-properties style:font-name="Liberation Serif1" fo:font-size="12pt" officeooo:rsid="00a6f254" officeooo:paragraph-rsid="00a6f254" style:font-size-asian="12pt" style:font-size-complex="12pt"/>
    </style:style>
    <style:style style:name="P67" style:family="paragraph" style:parent-style-name="Standard">
      <style:text-properties style:font-name="Liberation Serif1" fo:font-size="12pt" officeooo:rsid="00db863f" officeooo:paragraph-rsid="00db863f" style:font-size-asian="12pt" style:font-size-complex="12pt"/>
    </style:style>
    <style:style style:name="P68" style:family="paragraph" style:parent-style-name="Standard">
      <style:text-properties style:font-name="Liberation Serif1" fo:font-size="12pt" officeooo:rsid="00dc7612" officeooo:paragraph-rsid="00dc7612" style:font-size-asian="12pt" style:font-size-complex="12pt"/>
    </style:style>
    <style:style style:name="P69" style:family="paragraph" style:parent-style-name="Standard">
      <style:text-properties style:font-name="Liberation Serif1" fo:font-size="12pt" officeooo:rsid="00de6130" officeooo:paragraph-rsid="00de6130" style:font-size-asian="12pt" style:font-size-complex="12pt"/>
    </style:style>
    <style:style style:name="P70" style:family="paragraph" style:parent-style-name="Standard">
      <style:text-properties style:font-name="Liberation Serif1" fo:font-size="12pt" officeooo:rsid="00de6130" officeooo:paragraph-rsid="00fa83ff" style:font-size-asian="12pt" style:font-size-complex="12pt"/>
    </style:style>
    <style:style style:name="P71" style:family="paragraph" style:parent-style-name="Standard">
      <style:text-properties style:font-name="Liberation Serif1" fo:font-size="12pt" officeooo:rsid="00e056ba" officeooo:paragraph-rsid="00e056ba" style:font-size-asian="12pt" style:font-size-complex="12pt"/>
    </style:style>
    <style:style style:name="P72" style:family="paragraph" style:parent-style-name="Standard">
      <style:text-properties style:font-name="Liberation Serif1" fo:font-size="12pt" officeooo:rsid="010f7e8f" officeooo:paragraph-rsid="010f7e8f" style:font-size-asian="12pt" style:font-size-complex="12pt"/>
    </style:style>
    <style:style style:name="P73" style:family="paragraph" style:parent-style-name="Standard">
      <style:text-properties style:font-name="Liberation Serif1" fo:font-size="12pt" officeooo:paragraph-rsid="010f7e8f" style:font-size-asian="12pt" style:font-size-complex="12pt"/>
    </style:style>
    <style:style style:name="P74" style:family="paragraph" style:parent-style-name="Standard">
      <style:text-properties style:font-name="Liberation Serif1" fo:font-size="12pt" officeooo:paragraph-rsid="0123aec7" style:font-size-asian="12pt" style:font-size-complex="12pt"/>
    </style:style>
    <style:style style:name="P75" style:family="paragraph" style:parent-style-name="Standard">
      <style:text-properties style:font-name="Liberation Serif1" fo:font-size="12pt" officeooo:rsid="0154724a" officeooo:paragraph-rsid="0154724a" style:font-size-asian="12pt" style:font-size-complex="12pt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4724a" officeooo:paragraph-rsid="0154724a" style:font-size-asian="12pt" style:font-size-complex="12pt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51a38" officeooo:paragraph-rsid="015789ef" style:font-size-asian="12pt" style:font-size-complex="12pt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789ef" officeooo:paragraph-rsid="015789ef" style:font-size-asian="12pt" style:font-size-complex="12pt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1596e18" officeooo:paragraph-rsid="01596e18" style:font-size-asian="12pt" style:font-size-complex="12pt"/>
    </style:style>
    <style:style style:name="P80" style:family="paragraph" style:parent-style-name="Standard">
      <style:text-properties style:font-name="Liberation Serif1" fo:font-size="12pt" officeooo:rsid="016ef093" officeooo:paragraph-rsid="016ef093" style:font-size-asian="12pt" style:font-size-complex="12pt"/>
    </style:style>
    <style:style style:name="P81" style:family="paragraph" style:parent-style-name="Standard">
      <style:text-properties style:font-name="Liberation Serif1" fo:font-size="12pt" officeooo:rsid="0027e73a" officeooo:paragraph-rsid="01903ee3" style:font-size-asian="12pt" style:font-size-complex="12pt"/>
    </style:style>
    <style:style style:name="P82" style:family="paragraph" style:parent-style-name="Standard">
      <style:text-properties style:font-name="Liberation Serif1" fo:font-size="12pt" fo:font-weight="normal" officeooo:rsid="000df69f" officeooo:paragraph-rsid="0027e73a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Liberation Serif1" fo:font-size="12pt" fo:font-weight="normal" officeooo:rsid="002f2a83" officeooo:paragraph-rsid="010f7e8f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Liberation Serif1" fo:font-size="12pt" fo:font-weight="normal" officeooo:paragraph-rsid="00f40d56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Liberation Serif1" fo:font-size="12pt" fo:font-weight="normal" officeooo:paragraph-rsid="00fa83ff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Serif1" fo:font-size="12pt" fo:font-weight="normal" officeooo:paragraph-rsid="00fddc2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paragraph-rsid="00fddc24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1" fo:font-size="12pt" fo:font-weight="normal" officeooo:rsid="0038ca75" officeooo:paragraph-rsid="010f7e8f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Liberation Serif1" fo:font-size="12pt" fo:font-weight="normal" officeooo:rsid="0038ca75" officeooo:paragraph-rsid="0191df6b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Liberation Serif1" fo:font-size="12pt" fo:font-weight="normal" officeooo:rsid="000df69f" officeooo:paragraph-rsid="011002d2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1" fo:font-size="12pt" fo:font-weight="normal" officeooo:rsid="001a6616" officeooo:paragraph-rsid="001a6616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Liberation Serif1" fo:font-size="12pt" fo:font-weight="normal" officeooo:rsid="0123d507" officeooo:paragraph-rsid="0123d507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056509b" officeooo:paragraph-rsid="0056509b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Liberation Serif1" fo:font-size="12pt" fo:font-weight="normal" officeooo:rsid="002e618d" officeooo:paragraph-rsid="012b8622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Liberation Serif1" fo:font-size="12pt" fo:font-weight="normal" officeooo:rsid="012c149d" officeooo:paragraph-rsid="012c149d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15789ef" officeooo:paragraph-rsid="015789ef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weight="normal" officeooo:rsid="011f736f" officeooo:paragraph-rsid="0123aec7" fo:background-color="#d4ea6b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Liberation Serif1" fo:font-size="12pt" fo:font-weight="normal" officeooo:rsid="0123aec7" officeooo:paragraph-rsid="0123aec7" fo:background-color="#e8f2a1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Liberation Serif1" fo:font-size="12pt" officeooo:rsid="000df69f" officeooo:paragraph-rsid="000df69f" fo:background-color="#ffff00" style:font-size-asian="12pt" style:font-size-complex="12pt"/>
    </style:style>
    <style:style style:name="P100" style:family="paragraph" style:parent-style-name="Standard">
      <style:text-properties style:font-name="Liberation Serif1" fo:font-size="12pt" officeooo:rsid="00267ab2" officeooo:paragraph-rsid="0027e73a" fo:background-color="transparent" style:font-size-asian="12pt" style:font-size-complex="12pt"/>
    </style:style>
    <style:style style:name="P101" style:family="paragraph" style:parent-style-name="Standard">
      <style:text-properties style:font-name="Liberation Serif1" fo:font-size="12pt" officeooo:rsid="007bea21" officeooo:paragraph-rsid="007bea21" fo:background-color="transparent" style:font-size-asian="12pt" style:font-size-complex="12pt"/>
    </style:style>
    <style:style style:name="P102" style:family="paragraph" style:parent-style-name="Standard">
      <style:text-properties style:font-name="Liberation Serif1" fo:font-size="12pt" officeooo:rsid="0081365a" officeooo:paragraph-rsid="00831ff7" fo:background-color="transparent" style:font-size-asian="12pt" style:font-size-complex="12pt"/>
    </style:style>
    <style:style style:name="P103" style:family="paragraph" style:parent-style-name="Standard">
      <style:text-properties style:font-name="Liberation Serif1" fo:font-size="12pt" fo:font-weight="bold" officeooo:rsid="000e68e2" officeooo:paragraph-rsid="000e68e2" style:font-size-asian="12pt" style:font-weight-asian="bold" style:font-size-complex="12pt" style:font-weight-complex="bold"/>
    </style:style>
    <style:style style:name="P104" style:family="paragraph" style:parent-style-name="Standard">
      <style:text-properties style:font-name="Liberation Serif1" fo:font-size="12pt" fo:font-weight="bold" officeooo:rsid="00759afe" officeooo:paragraph-rsid="00759afe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Liberation Serif1" fo:font-size="12pt" fo:font-weight="bold" officeooo:rsid="001a6616" officeooo:paragraph-rsid="001a6616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294805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48a556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c3af6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abcce1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2dec5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62e00c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6fca13" officeooo:paragraph-rsid="016fca13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Liberation Serif1" fo:font-size="12pt" fo:font-style="normal" fo:font-weight="normal" officeooo:rsid="016fca13" officeooo:paragraph-rsid="016fca13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6fca13" officeooo:paragraph-rsid="01717f3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61b365" officeooo:paragraph-rsid="0144c9a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left="0.9846in" fo:margin-right="0in" fo:text-indent="0in" style:auto-text-indent="false"/>
      <style:text-properties style:font-name="Liberation Serif1" fo:font-size="12pt" fo:font-style="normal" fo:font-weight="normal" officeooo:rsid="016fca13" officeooo:paragraph-rsid="016fca13" fo:background-color="#ffff0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iberation Serif1" fo:font-size="12pt" fo:font-style="normal" fo:font-weight="bold" officeooo:rsid="00abcce1" officeooo:paragraph-rsid="011050a6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1" fo:font-size="12pt" fo:font-style="italic" fo:font-weight="bold" officeooo:rsid="010f7e8f" officeooo:paragraph-rsid="010f7e8f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>
      <style:text-properties style:font-name="Liberation Serif1" fo:font-size="12pt" officeooo:rsid="011f736f" officeooo:paragraph-rsid="00f40d56" fo:background-color="#d4ea6b" style:font-size-asian="12pt" style:font-size-complex="12pt"/>
    </style:style>
    <style:style style:name="P120" style:family="paragraph" style:parent-style-name="normal">
      <style:paragraph-properties fo:margin-top="0in" fo:margin-bottom="0.1665in" style:contextual-spacing="false" fo:line-height="100%" fo:text-align="start" style:justify-single-word="false"/>
      <style:text-properties style:font-name="Liberation Serif1" fo:font-size="12pt" officeooo:rsid="000df69f" officeooo:paragraph-rsid="018d35cf" style:font-name-asian="Times New Roman" style:font-size-asian="12pt" style:font-name-complex="Times New Roman" style:font-size-complex="12pt"/>
    </style:style>
    <style:style style:name="P121" style:family="paragraph" style:parent-style-name="Standard">
      <style:text-properties style:font-name="Liberation Serif1" officeooo:rsid="000df69f" officeooo:paragraph-rsid="000df69f"/>
    </style:style>
    <style:style style:name="P122" style:family="paragraph" style:parent-style-name="Standard">
      <style:text-properties officeooo:rsid="000df69f" officeooo:paragraph-rsid="002117f6"/>
    </style:style>
    <style:style style:name="P123" style:family="paragraph" style:parent-style-name="Standard">
      <style:text-properties officeooo:rsid="000df69f" officeooo:paragraph-rsid="0027e73a"/>
    </style:style>
    <style:style style:name="P124" style:family="paragraph" style:parent-style-name="Standard">
      <style:text-properties officeooo:rsid="000df69f" officeooo:paragraph-rsid="011002d2"/>
    </style:style>
    <style:style style:name="P125" style:family="paragraph" style:parent-style-name="Standard">
      <style:text-properties officeooo:paragraph-rsid="000e68e2"/>
    </style:style>
    <style:style style:name="P126" style:family="paragraph" style:parent-style-name="Heading_20_3">
      <style:paragraph-properties fo:break-before="page"/>
    </style:style>
    <style:style style:name="P127" style:family="paragraph" style:parent-style-name="Standard">
      <style:text-properties officeooo:paragraph-rsid="0011cb53"/>
    </style:style>
    <style:style style:name="P128" style:family="paragraph" style:parent-style-name="Standard">
      <style:text-properties officeooo:rsid="001a6616" officeooo:paragraph-rsid="001a6616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officeooo:paragraph-rsid="00354093"/>
    </style:style>
    <style:style style:name="P130" style:family="paragraph" style:parent-style-name="Standard">
      <style:paragraph-properties fo:margin-left="0.4925in" fo:margin-right="0in" fo:text-indent="0in" style:auto-text-indent="false"/>
      <style:text-properties officeooo:rsid="00684d34" officeooo:paragraph-rsid="00684d34"/>
    </style:style>
    <style:style style:name="P131" style:family="paragraph" style:parent-style-name="Standard">
      <style:text-properties fo:font-size="12pt" officeooo:rsid="00267ab2" officeooo:paragraph-rsid="00267ab2" style:font-size-asian="12pt" style:font-size-complex="12pt"/>
    </style:style>
    <style:style style:name="P132" style:family="paragraph" style:parent-style-name="Standard">
      <style:text-properties fo:font-size="12pt" officeooo:rsid="00684d34" officeooo:paragraph-rsid="00684d34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2pt" officeooo:rsid="000df69f" officeooo:paragraph-rsid="0146a753" style:font-size-asian="12pt" style:font-size-complex="12pt"/>
    </style:style>
    <style:style style:name="P134" style:family="paragraph" style:parent-style-name="Standard">
      <style:text-properties fo:font-size="12pt" officeooo:rsid="000df69f" officeooo:paragraph-rsid="0146a753" style:font-size-asian="12pt" style:font-size-complex="12pt"/>
    </style:style>
    <style:style style:name="P135" style:family="paragraph" style:parent-style-name="Standard">
      <style:text-properties officeooo:rsid="00b53ea0" officeooo:paragraph-rsid="00b53ea0"/>
    </style:style>
    <style:style style:name="P136" style:family="paragraph" style:parent-style-name="Standard">
      <style:text-properties officeooo:paragraph-rsid="00e18059"/>
    </style:style>
    <style:style style:name="P137" style:family="paragraph" style:parent-style-name="Standard">
      <style:text-properties style:text-line-through-style="none" style:text-line-through-type="none" style:font-name="Liberation Serif1" fo:font-size="12pt" officeooo:rsid="00de6130" officeooo:paragraph-rsid="010aa132" style:font-size-asian="12pt" style:font-size-complex="12pt"/>
    </style:style>
    <style:style style:name="P138" style:family="paragraph" style:parent-style-name="Standard">
      <style:text-properties style:text-line-through-style="none" style:text-line-through-type="none" style:font-name="Liberation Serif1" fo:font-size="12pt" officeooo:rsid="00e344a0" officeooo:paragraph-rsid="00e4a677" style:font-size-asian="12pt" style:font-size-complex="12pt"/>
    </style:style>
    <style:style style:name="P139" style:family="paragraph" style:parent-style-name="Standard">
      <style:text-properties style:text-line-through-style="none" style:text-line-through-type="none" style:font-name="Liberation Serif1" fo:font-size="12pt" fo:font-weight="normal" officeooo:rsid="00e344a0" officeooo:paragraph-rsid="010bedd4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text-line-through-style="none" style:text-line-through-type="none" style:font-name="Liberation Serif1" fo:font-size="12pt" fo:font-weight="normal" officeooo:rsid="010d48b6" officeooo:paragraph-rsid="010d48b6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text-line-through-style="none" style:text-line-through-type="none" officeooo:rsid="00e344a0" officeooo:paragraph-rsid="00e344a0"/>
    </style:style>
    <style:style style:name="P142" style:family="paragraph" style:parent-style-name="Standard">
      <style:text-properties style:text-line-through-style="none" style:text-line-through-type="none" officeooo:rsid="00de6130" officeooo:paragraph-rsid="00e18059"/>
    </style:style>
    <style:style style:name="P143" style:family="paragraph" style:parent-style-name="Standard">
      <style:text-properties officeooo:rsid="002e618d" officeooo:paragraph-rsid="013d1804"/>
    </style:style>
    <style:style style:name="P144" style:family="paragraph" style:parent-style-name="Text_20_body">
      <style:paragraph-properties fo:margin-left="0in" fo:margin-right="0in" fo:text-indent="0in" style:auto-text-indent="false"/>
      <style:text-properties style:font-name="Arial" fo:font-size="14pt" fo:language="en" fo:country="GB" fo:font-style="normal" fo:font-weight="normal" officeooo:rsid="00abcce1" officeooo:paragraph-rsid="00abcce1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Heading_20_3">
      <style:text-properties officeooo:rsid="011002d2" officeooo:paragraph-rsid="0194c040"/>
    </style:style>
    <style:style style:name="P146" style:family="paragraph" style:parent-style-name="Standard" style:list-style-name="L1">
      <style:text-properties style:font-name="Liberation Serif1" officeooo:rsid="00bde802" officeooo:paragraph-rsid="01317dc1"/>
    </style:style>
    <style:style style:name="P147" style:family="paragraph" style:parent-style-name="Standard" style:list-style-name="L1">
      <style:text-properties style:font-name="Liberation Serif1" officeooo:rsid="00bde802" officeooo:paragraph-rsid="012fd15f"/>
    </style:style>
    <style:style style:name="P148" style:family="paragraph" style:parent-style-name="Standard" style:list-style-name="L1">
      <style:text-properties style:font-name="Liberation Serif1" officeooo:rsid="00bde802" officeooo:paragraph-rsid="00cf4e31"/>
    </style:style>
    <style:style style:name="P149" style:family="paragraph" style:parent-style-name="Standard" style:list-style-name="L2">
      <style:text-properties style:font-name="Liberation Serif1" officeooo:rsid="00bde802" officeooo:paragraph-rsid="013ce3e2"/>
    </style:style>
    <style:style style:name="P150" style:family="paragraph" style:parent-style-name="Standard" style:list-style-name="L2">
      <style:text-properties style:font-name="Liberation Serif1" officeooo:rsid="01317dc1" officeooo:paragraph-rsid="01317dc1"/>
    </style:style>
    <style:style style:name="P151" style:family="paragraph" style:parent-style-name="Standard" style:list-style-name="L1">
      <style:text-properties style:font-name="Liberation Serif1" officeooo:rsid="01323f6f" officeooo:paragraph-rsid="01323f6f"/>
    </style:style>
    <style:style style:name="P152" style:family="paragraph" style:parent-style-name="Standard" style:list-style-name="L1">
      <style:text-properties style:font-name="Liberation Serif1" officeooo:rsid="00bf1e78" officeooo:paragraph-rsid="01323f6f"/>
    </style:style>
    <style:style style:name="P153" style:family="paragraph" style:parent-style-name="Standard" style:list-style-name="L1">
      <style:text-properties style:font-name="Liberation Serif1" officeooo:rsid="01330ba5" officeooo:paragraph-rsid="01323f6f"/>
    </style:style>
    <style:style style:name="P154" style:family="paragraph" style:parent-style-name="Standard" style:list-style-name="L7">
      <style:text-properties style:font-name="Liberation Serif1" officeooo:rsid="01330ba5" officeooo:paragraph-rsid="01330ba5"/>
    </style:style>
    <style:style style:name="P155" style:family="paragraph" style:parent-style-name="Standard" style:list-style-name="L3">
      <style:text-properties style:font-name="Liberation Serif1" fo:font-size="12pt" officeooo:rsid="000df69f" officeooo:paragraph-rsid="000df69f" style:font-size-asian="12pt" style:font-size-complex="12pt"/>
    </style:style>
    <style:style style:name="P156" style:family="paragraph" style:parent-style-name="Standard" style:list-style-name="L3">
      <style:text-properties style:font-name="Liberation Serif1" fo:font-size="12pt" officeooo:rsid="011225c8" officeooo:paragraph-rsid="01317dc1" style:font-size-asian="12pt" style:font-size-complex="12pt"/>
    </style:style>
    <style:style style:name="P157" style:family="paragraph" style:parent-style-name="Standard" style:list-style-name="L5">
      <style:text-properties style:font-name="Liberation Serif1" fo:font-size="12pt" officeooo:rsid="0011cb53" officeooo:paragraph-rsid="019b3362" style:font-size-asian="12pt" style:font-size-complex="12pt"/>
    </style:style>
    <style:style style:name="P158" style:family="paragraph" style:parent-style-name="Standard" style:list-style-name="L5">
      <style:text-properties style:font-name="Liberation Serif1" fo:font-size="12pt" officeooo:rsid="0011cb53" officeooo:paragraph-rsid="019ccf92" style:font-size-asian="12pt" style:font-size-complex="12pt"/>
    </style:style>
    <style:style style:name="P159" style:family="paragraph" style:parent-style-name="Standard" style:list-style-name="L5">
      <style:text-properties style:font-name="Liberation Serif1" fo:font-size="12pt" officeooo:rsid="003bbc17" officeooo:paragraph-rsid="004b6345" style:font-size-asian="12pt" style:font-size-complex="12pt"/>
    </style:style>
    <style:style style:name="P160" style:family="paragraph" style:parent-style-name="Standard" style:list-style-name="L5">
      <style:text-properties style:font-name="Liberation Serif1" fo:font-size="12pt" officeooo:rsid="003bbc17" officeooo:paragraph-rsid="003bbc17" style:font-size-asian="12pt" style:font-size-complex="12pt"/>
    </style:style>
    <style:style style:name="P161" style:family="paragraph" style:parent-style-name="Standard" style:list-style-name="L5">
      <style:text-properties style:font-name="Liberation Serif1" fo:font-size="12pt" officeooo:rsid="003bbc17" officeooo:paragraph-rsid="019ccf92" style:font-size-asian="12pt" style:font-size-complex="12pt"/>
    </style:style>
    <style:style style:name="P162" style:family="paragraph" style:parent-style-name="Standard" style:list-style-name="L5">
      <style:text-properties style:font-name="Liberation Serif1" fo:font-size="12pt" officeooo:rsid="019b3362" officeooo:paragraph-rsid="019b3362" style:font-size-asian="12pt" style:font-size-complex="12pt"/>
    </style:style>
    <style:style style:name="P163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officeooo:rsid="0061b365" officeooo:paragraph-rsid="0061b365" style:font-size-asian="12pt" style:font-size-complex="12pt"/>
    </style:style>
    <style:style style:name="P164" style:family="paragraph" style:parent-style-name="Standard" style:list-style-name="L4">
      <style:text-properties style:font-name="Liberation Serif1" fo:font-size="12pt" fo:font-weight="normal" officeooo:rsid="002e618d" officeooo:paragraph-rsid="012c149d" style:font-size-asian="12pt" style:font-weight-asian="normal" style:font-size-complex="12pt" style:font-weight-complex="normal"/>
    </style:style>
    <style:style style:name="P165" style:family="paragraph" style:parent-style-name="Standard" style:list-style-name="L4">
      <style:text-properties style:font-name="Liberation Serif1" fo:font-size="12pt" fo:font-weight="normal" officeooo:rsid="012c149d" officeooo:paragraph-rsid="01502da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056509b" officeooo:paragraph-rsid="01a06674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weight="normal" officeooo:rsid="0056509b" officeooo:paragraph-rsid="0124137a" fo:background-color="#ffff00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Liberation Serif1" fo:font-size="12pt" fo:font-weight="normal" officeooo:rsid="0123aec7" officeooo:paragraph-rsid="01a3ae75" fo:background-color="#e8f2a1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in" fo:margin-right="0in" fo:text-indent="0in" style:auto-text-indent="false"/>
      <style:text-properties style:font-name="Liberation Serif1" fo:font-size="12pt" fo:font-style="normal" fo:font-weight="normal" officeooo:rsid="00abcce1" officeooo:paragraph-rsid="00abcce1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56509b" officeooo:paragraph-rsid="0124137a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09cf804" officeooo:paragraph-rsid="01a14205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left="0.4925in" fo:margin-right="0in" fo:text-indent="0in" style:auto-text-indent="false"/>
      <style:text-properties style:font-name="Liberation Serif1" fo:font-size="12pt" fo:font-style="normal" fo:font-weight="normal" officeooo:rsid="0127abc7" officeooo:paragraph-rsid="01a4db1e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3">
      <style:text-properties style:font-name="Liberation Serif1" fo:font-size="11pt" officeooo:rsid="000df69f" officeooo:paragraph-rsid="000df69f" style:font-size-asian="11pt" style:font-size-complex="11pt"/>
    </style:style>
    <style:style style:name="P174" style:family="paragraph" style:parent-style-name="Standard" style:list-style-name="L5">
      <style:text-properties style:font-name="Liberation Serif1" fo:font-size="11pt" officeooo:rsid="003a6650" officeooo:paragraph-rsid="00458a02" style:font-size-asian="11pt" style:font-size-complex="11pt"/>
    </style:style>
    <style:style style:name="P175" style:family="paragraph" style:parent-style-name="Standard" style:list-style-name="L6">
      <style:text-properties style:font-name="Liberation Serif1" fo:font-size="11pt" officeooo:rsid="0059a2d8" officeooo:paragraph-rsid="0138a044" style:font-size-asian="11pt" style:font-size-complex="11pt"/>
    </style:style>
    <style:style style:name="P176" style:family="paragraph" style:parent-style-name="Standard" style:list-style-name="L6">
      <style:text-properties style:font-name="Liberation Serif1" fo:font-size="11pt" officeooo:rsid="0059a2d8" officeooo:paragraph-rsid="0139a3f5" style:font-size-asian="11pt" style:font-size-complex="11pt"/>
    </style:style>
    <style:style style:name="P177" style:family="paragraph" style:parent-style-name="Standard" style:list-style-name="L6">
      <style:text-properties style:font-name="Liberation Serif1" fo:font-size="11pt" officeooo:rsid="0059a2d8" officeooo:paragraph-rsid="013de44f" style:font-size-asian="11pt" style:font-size-complex="11pt"/>
    </style:style>
    <style:style style:name="P178" style:family="paragraph" style:parent-style-name="Standard" style:list-style-name="L6">
      <style:text-properties style:font-name="Liberation Serif1" fo:font-size="11pt" officeooo:rsid="0059a2d8" officeooo:paragraph-rsid="018312a8" style:font-size-asian="11pt" style:font-size-complex="11pt"/>
    </style:style>
    <style:style style:name="P179" style:family="paragraph" style:parent-style-name="Standard" style:list-style-name="L6">
      <style:text-properties style:font-name="Liberation Serif1" fo:font-size="11pt" officeooo:rsid="0059a2d8" officeooo:paragraph-rsid="017d25d5" style:font-size-asian="11pt" style:font-size-complex="11pt"/>
    </style:style>
    <style:style style:name="P180" style:family="paragraph" style:parent-style-name="Standard" style:list-style-name="L5">
      <style:text-properties officeooo:paragraph-rsid="00439fdb"/>
    </style:style>
    <style:style style:name="P181" style:family="paragraph" style:parent-style-name="Standard" style:list-style-name="L5">
      <style:text-properties officeooo:paragraph-rsid="0042cbab"/>
    </style:style>
    <style:style style:name="P182" style:family="paragraph" style:parent-style-name="Standard" style:list-style-name="L5">
      <style:text-properties officeooo:rsid="00b0bccc" officeooo:paragraph-rsid="00b0bccc"/>
    </style:style>
    <style:style style:name="P183" style:family="paragraph" style:parent-style-name="Standard" style:list-style-name="L5">
      <style:text-properties officeooo:rsid="00b9271e" officeooo:paragraph-rsid="00b9271e"/>
    </style:style>
    <style:style style:name="P184" style:family="paragraph" style:parent-style-name="Standard" style:list-style-name="L7">
      <style:text-properties officeooo:paragraph-rsid="01959e02" fo:background-color="transparent"/>
    </style:style>
    <style:style style:name="P185" style:family="paragraph" style:parent-style-name="Standard" style:list-style-name="L7">
      <style:text-properties officeooo:paragraph-rsid="01959e02"/>
    </style:style>
    <style:style style:name="P186" style:family="paragraph" style:parent-style-name="Standard" style:list-style-name="L7">
      <style:text-properties officeooo:paragraph-rsid="0194c040"/>
    </style:style>
    <style:style style:name="T1" style:family="text">
      <style:text-properties officeooo:rsid="000df7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e73a" style:font-weight-asian="bold" style:font-weight-complex="bold"/>
    </style:style>
    <style:style style:name="T4" style:family="text">
      <style:text-properties fo:font-weight="bold" officeooo:rsid="002f2a83" style:font-weight-asian="bold" style:font-weight-complex="bold"/>
    </style:style>
    <style:style style:name="T5" style:family="text">
      <style:text-properties fo:font-weight="bold" officeooo:rsid="0056509b" style:font-weight-asian="bold" style:font-weight-complex="bold"/>
    </style:style>
    <style:style style:name="T6" style:family="text">
      <style:text-properties fo:font-weight="bold" officeooo:rsid="00341d01" style:font-weight-asian="bold" style:font-weight-complex="bold"/>
    </style:style>
    <style:style style:name="T7" style:family="text">
      <style:text-properties fo:font-weight="bold" officeooo:rsid="00bc5d78" style:font-weight-asian="bold" style:font-weight-complex="bold"/>
    </style:style>
    <style:style style:name="T8" style:family="text">
      <style:text-properties fo:font-weight="bold" officeooo:rsid="00a80fa7" style:font-weight-asian="bold" style:font-weight-complex="bold"/>
    </style:style>
    <style:style style:name="T9" style:family="text">
      <style:text-properties fo:font-weight="bold" officeooo:rsid="00f19bb1" style:font-weight-asian="bold" style:font-weight-complex="bold"/>
    </style:style>
    <style:style style:name="T10" style:family="text">
      <style:text-properties fo:font-weight="bold" officeooo:rsid="00e4b4cf" style:font-weight-asian="bold" style:font-weight-complex="bold"/>
    </style:style>
    <style:style style:name="T11" style:family="text">
      <style:text-properties fo:font-weight="bold" officeooo:rsid="011002d2" style:font-weight-asian="bold" style:font-weight-complex="bold"/>
    </style:style>
    <style:style style:name="T12" style:family="text">
      <style:text-properties fo:font-weight="bold" officeooo:rsid="012b8622" style:font-weight-asian="bold" style:font-weight-complex="bold"/>
    </style:style>
    <style:style style:name="T13" style:family="text">
      <style:text-properties fo:font-weight="bold" officeooo:rsid="012c149d" style:font-weight-asian="bold" style:font-weight-complex="bold"/>
    </style:style>
    <style:style style:name="T14" style:family="text">
      <style:text-properties fo:font-weight="bold" officeooo:rsid="01317dc1" style:font-weight-asian="bold" style:font-weight-complex="bold"/>
    </style:style>
    <style:style style:name="T15" style:family="text">
      <style:text-properties fo:font-weight="bold" officeooo:rsid="01330ba5" style:font-weight-asian="bold" style:font-weight-complex="bold"/>
    </style:style>
    <style:style style:name="T16" style:family="text">
      <style:text-properties fo:font-weight="bold" officeooo:rsid="01502da0" style:font-weight-asian="bold" style:font-weight-complex="bold"/>
    </style:style>
    <style:style style:name="T17" style:family="text">
      <style:text-properties fo:font-weight="bold" officeooo:rsid="016ef093" style:font-weight-asian="bold" style:font-weight-complex="bold"/>
    </style:style>
    <style:style style:name="T18" style:family="text">
      <style:text-properties fo:font-weight="bold" officeooo:rsid="01759d23" style:font-weight-asian="bold" style:font-weight-complex="bold"/>
    </style:style>
    <style:style style:name="T19" style:family="text">
      <style:text-properties fo:font-weight="bold" officeooo:rsid="019ccf92" style:font-weight-asian="bold" style:font-weight-complex="bold"/>
    </style:style>
    <style:style style:name="T20" style:family="text">
      <style:text-properties fo:font-weight="bold" officeooo:rsid="01323f6f" fo:background-color="transparent" loext:char-shading-value="0" style:font-weight-asian="bold" style:font-weight-complex="bold"/>
    </style:style>
    <style:style style:name="T21" style:family="text">
      <style:text-properties fo:font-weight="bold" officeooo:rsid="011002d2" fo:background-color="transparent" loext:char-shading-value="0" style:font-weight-asian="bold" style:font-weight-complex="bold"/>
    </style:style>
    <style:style style:name="T22" style:family="text">
      <style:text-properties fo:font-weight="bold" officeooo:rsid="018d35cf" fo:background-color="transparent" loext:char-shading-value="0" style:font-name-asian="Noto Serif CJK SC" style:font-weight-asian="bold" style:font-name-complex="Lohit Devanagari1" style:font-weight-complex="bold"/>
    </style:style>
    <style:style style:name="T23" style:family="text">
      <style:text-properties fo:font-weight="bold" officeooo:rsid="013ce3e2" fo:background-color="#d4ea6b" loext:char-shading-value="0" style:font-name-asian="Noto Serif CJK SC" style:font-weight-asian="bold" style:font-name-complex="Lohit Devanagari1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b998" style:font-weight-asian="normal" style:font-weight-complex="normal"/>
    </style:style>
    <style:style style:name="T26" style:family="text">
      <style:text-properties fo:font-weight="normal" officeooo:rsid="002d8c71" style:font-weight-asian="normal" style:font-weight-complex="normal"/>
    </style:style>
    <style:style style:name="T27" style:family="text">
      <style:text-properties fo:font-weight="normal" officeooo:rsid="00354093" style:font-weight-asian="normal" style:font-weight-complex="normal"/>
    </style:style>
    <style:style style:name="T28" style:family="text">
      <style:text-properties fo:font-weight="normal" officeooo:rsid="0035faab" style:font-weight-asian="normal" style:font-weight-complex="normal"/>
    </style:style>
    <style:style style:name="T29" style:family="text">
      <style:text-properties fo:font-weight="normal" officeooo:rsid="00386d0a" style:font-weight-asian="normal" style:font-weight-complex="normal"/>
    </style:style>
    <style:style style:name="T30" style:family="text">
      <style:text-properties fo:font-weight="normal" officeooo:rsid="0036b11a" style:font-weight-asian="normal" style:font-weight-complex="normal"/>
    </style:style>
    <style:style style:name="T31" style:family="text">
      <style:text-properties fo:font-weight="normal" officeooo:rsid="0039beac" style:font-weight-asian="normal" style:font-weight-complex="normal"/>
    </style:style>
    <style:style style:name="T32" style:family="text">
      <style:text-properties fo:font-weight="normal" officeooo:rsid="003a6650" style:font-weight-asian="normal" style:font-weight-complex="normal"/>
    </style:style>
    <style:style style:name="T33" style:family="text">
      <style:text-properties fo:font-weight="normal" officeooo:rsid="004107cf" style:font-weight-asian="normal" style:font-weight-complex="normal"/>
    </style:style>
    <style:style style:name="T34" style:family="text">
      <style:text-properties fo:font-weight="normal" officeooo:rsid="0042cbab" style:font-weight-asian="normal" style:font-weight-complex="normal"/>
    </style:style>
    <style:style style:name="T35" style:family="text">
      <style:text-properties fo:font-weight="normal" officeooo:rsid="00458a02" style:font-weight-asian="normal" style:font-weight-complex="normal"/>
    </style:style>
    <style:style style:name="T36" style:family="text">
      <style:text-properties fo:font-weight="normal" officeooo:rsid="004b6345" style:font-weight-asian="normal" style:font-weight-complex="normal"/>
    </style:style>
    <style:style style:name="T37" style:family="text">
      <style:text-properties fo:font-weight="normal" officeooo:rsid="0056509b" style:font-weight-asian="normal" style:font-weight-complex="normal"/>
    </style:style>
    <style:style style:name="T38" style:family="text">
      <style:text-properties fo:font-weight="normal" officeooo:rsid="002f2a83" style:font-weight-asian="normal" style:font-weight-complex="normal"/>
    </style:style>
    <style:style style:name="T39" style:family="text">
      <style:text-properties fo:font-weight="normal" officeooo:rsid="00af62d8" style:font-weight-asian="normal" style:font-weight-complex="normal"/>
    </style:style>
    <style:style style:name="T40" style:family="text">
      <style:text-properties fo:font-weight="normal" officeooo:rsid="007bea21" style:font-weight-asian="normal" style:font-weight-complex="normal"/>
    </style:style>
    <style:style style:name="T41" style:family="text">
      <style:text-properties fo:font-weight="normal" officeooo:rsid="00c5a609" style:font-weight-asian="normal" style:font-weight-complex="normal"/>
    </style:style>
    <style:style style:name="T42" style:family="text">
      <style:text-properties fo:font-weight="normal" officeooo:rsid="00d163f6" style:font-weight-asian="normal" style:font-weight-complex="normal"/>
    </style:style>
    <style:style style:name="T43" style:family="text">
      <style:text-properties fo:font-weight="normal" officeooo:rsid="01317dc1" style:font-weight-asian="normal" style:font-weight-complex="normal"/>
    </style:style>
    <style:style style:name="T44" style:family="text">
      <style:text-properties fo:font-weight="normal" officeooo:rsid="01330ba5" style:font-weight-asian="normal" style:font-weight-complex="normal"/>
    </style:style>
    <style:style style:name="T45" style:family="text">
      <style:text-properties fo:font-weight="normal" officeooo:rsid="01759d23" style:font-weight-asian="normal" style:font-weight-complex="normal"/>
    </style:style>
    <style:style style:name="T46" style:family="text">
      <style:text-properties fo:font-weight="normal" officeooo:rsid="01959e02" style:font-weight-asian="normal" style:font-weight-complex="normal"/>
    </style:style>
    <style:style style:name="T47" style:family="text">
      <style:text-properties fo:font-weight="normal" officeooo:rsid="019b3362" style:font-weight-asian="normal" style:font-weight-complex="normal"/>
    </style:style>
    <style:style style:name="T48" style:family="text">
      <style:text-properties fo:font-weight="normal" officeooo:rsid="005cd74a" style:font-weight-asian="normal" style:font-weight-complex="normal"/>
    </style:style>
    <style:style style:name="T49" style:family="text">
      <style:text-properties fo:font-weight="normal" officeooo:rsid="00477801" style:font-weight-asian="normal" style:font-weight-complex="normal"/>
    </style:style>
    <style:style style:name="T50" style:family="text">
      <style:text-properties fo:font-weight="normal" officeooo:rsid="019ccf92" style:font-weight-asian="normal" style:font-weight-complex="normal"/>
    </style:style>
    <style:style style:name="T51" style:family="text">
      <style:text-properties fo:font-weight="normal" officeooo:rsid="00439fdb" style:font-weight-asian="normal" style:font-weight-complex="normal"/>
    </style:style>
    <style:style style:name="T52" style:family="text">
      <style:text-properties fo:font-weight="normal" officeooo:rsid="00720dd9" style:font-weight-asian="normal" style:font-weight-complex="normal"/>
    </style:style>
    <style:style style:name="T53" style:family="text">
      <style:text-properties fo:font-weight="normal" officeooo:rsid="019f1d6f" style:font-weight-asian="normal" style:font-weight-complex="normal"/>
    </style:style>
    <style:style style:name="T54" style:family="text">
      <style:text-properties fo:font-weight="normal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fa83ff" style:font-name-asian="Noto Serif CJK SC" style:font-weight-asian="normal" style:font-name-complex="Lohit Devanagari1" style:font-weight-complex="normal"/>
    </style:style>
    <style:style style:name="T56" style:family="text">
      <style:text-properties fo:font-weight="normal" officeooo:rsid="017006dd" fo:background-color="#e8f2a1" loext:char-shading-value="0" style:font-weight-asian="normal" style:font-weight-complex="normal"/>
    </style:style>
    <style:style style:name="T57" style:family="text">
      <style:text-properties fo:font-weight="normal" officeooo:rsid="017424d3" fo:background-color="#e8f2a1" loext:char-shading-value="0" style:font-weight-asian="normal" style:font-weight-complex="normal"/>
    </style:style>
    <style:style style:name="T58" style:family="text">
      <style:text-properties fo:font-weight="normal" officeooo:rsid="019b3362" fo:background-color="#e8f2a1" loext:char-shading-value="0" style:font-weight-asian="normal" style:font-weight-complex="normal"/>
    </style:style>
    <style:style style:name="T59" style:family="text">
      <style:text-properties officeooo:rsid="00101561"/>
    </style:style>
    <style:style style:name="T60" style:family="text">
      <style:text-properties officeooo:rsid="0011cb53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0df69f" style:font-style-asian="italic" style:font-style-complex="italic"/>
    </style:style>
    <style:style style:name="T63" style:family="text">
      <style:text-properties fo:font-style="italic" officeooo:rsid="002117f6" style:font-style-asian="italic" style:font-style-complex="italic"/>
    </style:style>
    <style:style style:name="T64" style:family="text">
      <style:text-properties fo:font-style="italic" officeooo:rsid="013ce3e2" style:font-style-asian="italic" style:font-style-complex="italic"/>
    </style:style>
    <style:style style:name="T65" style:family="text">
      <style:text-properties fo:font-style="italic" officeooo:rsid="0177fc0f" style:font-style-asian="italic" style:font-style-complex="italic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7780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5cd74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439fdb" style:font-style-asian="italic" style:font-weight-asian="normal" style:font-style-complex="italic" style:font-weight-complex="normal"/>
    </style:style>
    <style:style style:name="T70" style:family="text">
      <style:text-properties officeooo:rsid="00145fe6"/>
    </style:style>
    <style:style style:name="T71" style:family="text">
      <style:text-properties officeooo:rsid="0014baa3"/>
    </style:style>
    <style:style style:name="T72" style:family="text">
      <style:text-properties officeooo:rsid="001cb659"/>
    </style:style>
    <style:style style:name="T73" style:family="text">
      <style:text-properties style:font-name="Liberation Serif1"/>
    </style:style>
    <style:style style:name="T74" style:family="text">
      <style:text-properties style:font-name="Liberation Serif1" fo:font-style="italic" style:font-style-asian="italic" style:font-style-complex="italic"/>
    </style:style>
    <style:style style:name="T75" style:family="text">
      <style:text-properties style:font-name="Liberation Serif1" fo:font-style="italic" officeooo:rsid="00249091" style:font-style-asian="italic" style:font-style-complex="italic"/>
    </style:style>
    <style:style style:name="T76" style:family="text">
      <style:text-properties style:font-name="Liberation Serif1" fo:font-style="italic" officeooo:rsid="000df69f" style:font-style-asian="italic" style:font-style-complex="italic"/>
    </style:style>
    <style:style style:name="T77" style:family="text">
      <style:text-properties style:font-name="Liberation Serif1" fo:font-style="italic" officeooo:rsid="017651cf" style:font-style-asian="italic" style:font-style-complex="italic"/>
    </style:style>
    <style:style style:name="T78" style:family="text">
      <style:text-properties style:font-name="Liberation Serif1" fo:font-weight="bold" style:font-weight-asian="bold" style:font-weight-complex="bold"/>
    </style:style>
    <style:style style:name="T79" style:family="text">
      <style:text-properties style:font-name="Liberation Serif1" fo:font-weight="bold" officeooo:rsid="00249091" style:font-weight-asian="bold" style:font-weight-complex="bold"/>
    </style:style>
    <style:style style:name="T80" style:family="text">
      <style:text-properties style:font-name="Liberation Serif1" fo:font-weight="bold" officeooo:rsid="01330ba5" style:font-weight-asian="bold" style:font-weight-complex="bold"/>
    </style:style>
    <style:style style:name="T81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82" style:family="text">
      <style:text-properties style:font-name="Liberation Serif1" fo:font-weight="bold" officeooo:rsid="013ce3e2" fo:background-color="#d4ea6b" loext:char-shading-value="0" style:font-name-asian="Noto Serif CJK SC" style:font-weight-asian="bold" style:font-name-complex="Lohit Devanagari1" style:font-weight-complex="bold"/>
    </style:style>
    <style:style style:name="T83" style:family="text">
      <style:text-properties style:font-name="Liberation Serif1" fo:font-weight="normal" fo:background-color="transparent" loext:char-shading-value="0"/>
    </style:style>
    <style:style style:name="T84" style:family="text">
      <style:text-properties style:font-name="Liberation Serif1" fo:font-size="12pt" style:font-size-asian="12pt" style:font-size-complex="12pt"/>
    </style:style>
    <style:style style:name="T85" style:family="text">
      <style:text-properties style:font-name="Liberation Serif1" fo:font-size="12pt" officeooo:rsid="000e68e2" style:font-size-asian="12pt" style:font-size-complex="12pt"/>
    </style:style>
    <style:style style:name="T86" style:family="text">
      <style:text-properties style:font-name="Liberation Serif1" fo:font-size="12pt" officeooo:rsid="0011cb53" style:font-size-asian="12pt" style:font-size-complex="12pt"/>
    </style:style>
    <style:style style:name="T87" style:family="text">
      <style:text-properties style:font-name="Liberation Serif1" fo:font-size="12pt" officeooo:rsid="0031ff27" style:font-size-asian="12pt" style:font-size-complex="12pt"/>
    </style:style>
    <style:style style:name="T88" style:family="text">
      <style:text-properties style:font-name="Liberation Serif1" fo:font-size="12pt" officeooo:rsid="002e618d" style:font-size-asian="12pt" style:font-size-complex="12pt"/>
    </style:style>
    <style:style style:name="T89" style:family="text">
      <style:text-properties style:font-name="Liberation Serif1" fo:font-size="12pt" officeooo:rsid="00e18059" style:font-size-asian="12pt" style:font-size-complex="12pt"/>
    </style:style>
    <style:style style:name="T90" style:family="text">
      <style:text-properties style:font-name="Liberation Serif1" fo:font-size="12pt" officeooo:rsid="00e6aad3" style:font-size-asian="12pt" style:font-size-complex="12pt"/>
    </style:style>
    <style:style style:name="T91" style:family="text">
      <style:text-properties style:font-name="Liberation Serif1" fo:font-size="12pt" officeooo:rsid="010f7e8f" style:font-size-asian="12pt" style:font-size-complex="12pt"/>
    </style:style>
    <style:style style:name="T92" style:family="text">
      <style:text-properties style:font-name="Liberation Serif1" fo:font-size="12pt" officeooo:rsid="011002d2" style:font-size-asian="12pt" style:font-size-complex="12pt"/>
    </style:style>
    <style:style style:name="T93" style:family="text">
      <style:text-properties style:font-name="Liberation Serif1" fo:font-size="12pt" officeooo:rsid="000df69f" style:font-size-asian="12pt" style:font-size-complex="12pt"/>
    </style:style>
    <style:style style:name="T94" style:family="text">
      <style:text-properties style:font-name="Liberation Serif1" fo:font-size="12pt" officeooo:rsid="0114ac66" style:font-size-asian="12pt" style:font-size-complex="12pt"/>
    </style:style>
    <style:style style:name="T95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6" style:family="text">
      <style:text-properties style:font-name="Liberation Serif1" fo:font-size="12pt" fo:font-style="italic" fo:font-weight="normal" officeooo:rsid="00439fdb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Liberation Serif1" fo:font-size="12pt" fo:font-style="italic" fo:font-weight="normal" officeooo:rsid="00439fd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style:font-name="Liberation Serif1" fo:font-size="12pt" fo:font-style="italic" fo:font-weight="normal" officeooo:rsid="014f02a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Liberation Serif1" fo:font-size="12pt" fo:font-style="italic" fo:font-weight="normal" officeooo:rsid="0138a044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font-name="Liberation Serif1" fo:font-size="12pt" fo:font-style="italic" fo:font-weight="normal" officeooo:rsid="0056509b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font-name="Liberation Serif1" fo:font-size="12pt" fo:font-style="italic" fo:font-weight="normal" officeooo:rsid="00604769" fo:background-color="#e8f2a1" loext:char-shading-value="0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font-weight="normal" officeooo:rsid="000e68e2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font-weight="normal" officeooo:rsid="0011cb53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font-weight="normal" officeooo:rsid="00153d36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font-weight="normal" officeooo:rsid="0042cbab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font-weight="normal" officeooo:rsid="00439fdb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font-weight="normal" officeooo:rsid="00720dd9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font-weight="normal" officeooo:rsid="0044518b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font-weight="normal" officeooo:rsid="009cf804" style:font-size-asian="12pt" style:font-weight-asian="normal" style:font-size-complex="12pt" style:font-weight-complex="normal"/>
    </style:style>
    <style:style style:name="T111" style:family="text">
      <style:text-properties style:font-name="Liberation Serif1" fo:font-size="12pt" fo:font-weight="normal" officeooo:rsid="00de6130" style:font-size-asian="12pt" style:font-weight-asian="normal" style:font-size-complex="12pt" style:font-weight-complex="normal"/>
    </style:style>
    <style:style style:name="T112" style:family="text">
      <style:text-properties style:font-name="Liberation Serif1" fo:font-size="12pt" fo:font-weight="normal" officeooo:rsid="010f7e8f" style:font-size-asian="12pt" style:font-weight-asian="normal" style:font-size-complex="12pt" style:font-weight-complex="normal"/>
    </style:style>
    <style:style style:name="T113" style:family="text">
      <style:text-properties style:font-name="Liberation Serif1" fo:font-size="12pt" fo:font-weight="normal" officeooo:rsid="0031187e" style:font-size-asian="12pt" style:font-weight-asian="normal" style:font-size-complex="12pt" style:font-weight-complex="normal"/>
    </style:style>
    <style:style style:name="T114" style:family="text">
      <style:text-properties style:font-name="Liberation Serif1" fo:font-size="12pt" fo:font-weight="normal" officeooo:rsid="004b6345" style:font-size-asian="12pt" style:font-weight-asian="normal" style:font-size-complex="12pt" style:font-weight-complex="normal"/>
    </style:style>
    <style:style style:name="T115" style:family="text">
      <style:text-properties style:font-name="Liberation Serif1" fo:font-size="12pt" fo:font-weight="normal" officeooo:rsid="012b8622" style:font-size-asian="12pt" style:font-weight-asian="normal" style:font-size-complex="12pt" style:font-weight-complex="normal"/>
    </style:style>
    <style:style style:name="T116" style:family="text">
      <style:text-properties style:font-name="Liberation Serif1" fo:font-size="12pt" fo:font-weight="normal" officeooo:rsid="013d1804" style:font-size-asian="12pt" style:font-weight-asian="normal" style:font-size-complex="12pt" style:font-weight-complex="normal"/>
    </style:style>
    <style:style style:name="T117" style:family="text">
      <style:text-properties style:font-name="Liberation Serif1" fo:font-size="12pt" fo:font-weight="normal" officeooo:rsid="000df69f" style:font-size-asian="12pt" style:font-weight-asian="normal" style:font-size-complex="12pt" style:font-weight-complex="normal"/>
    </style:style>
    <style:style style:name="T118" style:family="text">
      <style:text-properties style:font-name="Liberation Serif1" fo:font-size="12pt" fo:font-weight="normal" officeooo:rsid="003316b5" style:font-size-asian="12pt" style:font-weight-asian="normal" style:font-size-complex="12pt" style:font-weight-complex="normal"/>
    </style:style>
    <style:style style:name="T119" style:family="text">
      <style:text-properties style:font-name="Liberation Serif1" fo:font-size="12pt" fo:font-weight="normal" officeooo:rsid="019d2e67" style:font-size-asian="12pt" style:font-weight-asian="normal" style:font-size-complex="12pt" style:font-weight-complex="normal"/>
    </style:style>
    <style:style style:name="T120" style:family="text">
      <style:text-properties style:font-name="Liberation Serif1" fo:font-size="12pt" fo:font-weight="normal" officeooo:rsid="019f1d6f" style:font-size-asian="12pt" style:font-weight-asian="normal" style:font-size-complex="12pt" style:font-weight-complex="normal"/>
    </style:style>
    <style:style style:name="T121" style:family="text">
      <style:text-properties style:font-name="Liberation Serif1" fo:font-size="12pt" fo:font-weight="normal" officeooo:rsid="00439fdb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style:font-name="Liberation Serif1" fo:font-size="12pt" fo:font-weight="normal" officeooo:rsid="003316b5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style:font-name="Liberation Serif1" fo:font-size="12pt" fo:font-weight="normal" officeooo:rsid="011002d2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style:font-name="Liberation Serif1" fo:font-size="12pt" fo:font-weight="normal" officeooo:rsid="000df69f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font-name="Liberation Serif1" fo:font-size="12pt" fo:font-weight="normal" officeooo:rsid="003336cc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font-name="Liberation Serif1" fo:font-size="12pt" fo:font-weight="normal" officeooo:rsid="009eb741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style:font-name="Liberation Serif1" fo:font-size="12pt" fo:font-weight="normal" officeooo:rsid="0123aec7" fo:background-color="#e8f2a1" loext:char-shading-value="0" style:font-size-asian="12pt" style:font-weight-asian="normal" style:font-size-complex="12pt" style:font-weight-complex="normal"/>
    </style:style>
    <style:style style:name="T128" style:family="text">
      <style:text-properties style:font-name="Liberation Serif1" fo:font-size="12pt" fo:font-style="normal" fo:font-weight="normal" officeooo:rsid="00a12f1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Serif1" fo:font-size="12pt" fo:font-style="normal" fo:font-weight="normal" officeooo:rsid="0138a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Serif1" fo:font-size="12pt" fo:font-style="normal" fo:font-weight="normal" officeooo:rsid="0139a3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Serif1" fo:font-size="12pt" fo:font-style="normal" fo:font-weight="normal" officeooo:rsid="013bd9a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Serif1" fo:font-size="12pt" fo:font-style="normal" fo:font-weight="normal" officeooo:rsid="013de44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Serif1" fo:font-size="12pt" fo:font-style="normal" fo:font-weight="normal" officeooo:rsid="013ea7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Serif1" fo:font-size="12pt" fo:font-style="normal" fo:font-weight="normal" officeooo:rsid="014b786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Serif1" fo:font-size="12pt" fo:font-style="normal" fo:font-weight="normal" officeooo:rsid="014d40a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Serif1" fo:font-size="12pt" fo:font-style="normal" fo:font-weight="normal" officeooo:rsid="014dea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Serif1" fo:font-size="12pt" fo:font-style="normal" fo:font-weight="normal" officeooo:rsid="014f02a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Serif1" fo:font-size="12pt" fo:font-style="normal" fo:font-weight="normal" officeooo:rsid="0161f3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Serif1" fo:font-size="12pt" fo:font-style="normal" fo:font-weight="normal" officeooo:rsid="016541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Serif1" fo:font-size="12pt" fo:font-style="normal" fo:font-weight="normal" officeooo:rsid="016ac5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Serif1" fo:font-size="12pt" fo:font-style="normal" fo:font-weight="normal" officeooo:rsid="017c42c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Serif1" fo:font-size="12pt" fo:font-style="normal" fo:font-weight="normal" officeooo:rsid="017d25d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Serif1" fo:font-size="12pt" fo:font-style="normal" fo:font-weight="normal" officeooo:rsid="017e2d3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Serif1" fo:font-size="12pt" fo:font-style="normal" fo:font-weight="normal" officeooo:rsid="018312a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Serif1" fo:font-size="12pt" fo:font-style="normal" fo:font-weight="normal" officeooo:rsid="01665a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Serif1" fo:font-size="12pt" fo:font-style="normal" fo:font-weight="normal" officeooo:rsid="0186867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Serif1" fo:font-size="12pt" fo:font-style="normal" fo:font-weight="normal" officeooo:rsid="01a2a59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Serif1" fo:font-size="12pt" fo:font-style="normal" fo:font-weight="normal" officeooo:rsid="00a12f15" fo:background-color="#d4ea6b" loext:char-shading-value="0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Serif1" fo:font-size="12pt" fo:font-style="normal" fo:font-weight="normal" officeooo:rsid="0138a044" fo:background-color="#d4ea6b" loext:char-shading-value="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Liberation Serif1" fo:font-size="12pt" fo:font-style="normal" fo:font-weight="normal" officeooo:rsid="00604769" fo:background-color="#e8f2a1" loext:char-shading-value="0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Liberation Serif1" fo:font-size="12pt" fo:font-style="normal" fo:font-weight="bold" officeooo:rsid="0138a04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2" style:family="text">
      <style:text-properties style:font-name="Liberation Serif1" fo:font-size="12pt" fo:font-style="normal" fo:font-weight="bold" officeooo:rsid="00a12f1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3" style:family="text">
      <style:text-properties style:font-name="Liberation Serif1" fo:font-size="12pt" fo:font-style="normal" fo:font-weight="bold" officeooo:rsid="017c42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4" style:family="text">
      <style:text-properties style:font-name="Liberation Serif1" fo:font-size="12pt" fo:font-style="normal" fo:font-weight="bold" officeooo:rsid="014b786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5" style:family="text">
      <style:text-properties style:font-name="Liberation Serif1" fo:font-size="12pt" fo:font-style="normal" fo:font-weight="bold" officeooo:rsid="00a12f15" fo:background-color="#d4ea6b" loext:char-shading-value="0" style:font-size-asian="12pt" style:font-style-asian="normal" style:font-weight-asian="bold" style:font-size-complex="12pt" style:font-style-complex="normal" style:font-weight-complex="bold"/>
    </style:style>
    <style:style style:name="T156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157" style:family="text">
      <style:text-properties style:font-name="Liberation Serif1" fo:font-size="12pt" fo:font-weight="bold" officeooo:rsid="0011cb53" style:font-size-asian="12pt" style:font-weight-asian="bold" style:font-size-complex="12pt" style:font-weight-complex="bold"/>
    </style:style>
    <style:style style:name="T158" style:family="text">
      <style:text-properties style:font-name="Liberation Serif1" fo:font-size="12pt" fo:font-weight="bold" officeooo:rsid="000df69f" fo:background-color="transparent" loext:char-shading-value="0" style:font-size-asian="12pt" style:font-weight-asian="bold" style:font-size-complex="12pt" style:font-weight-complex="bold"/>
    </style:style>
    <style:style style:name="T159" style:family="text">
      <style:text-properties style:font-name="Liberation Serif1" officeooo:rsid="000e68e2"/>
    </style:style>
    <style:style style:name="T160" style:family="text">
      <style:text-properties style:font-name="Liberation Serif1" officeooo:rsid="0094d3be"/>
    </style:style>
    <style:style style:name="T161" style:family="text">
      <style:text-properties style:font-name="Liberation Serif1" officeooo:rsid="0095f1f9"/>
    </style:style>
    <style:style style:name="T162" style:family="text">
      <style:text-properties style:font-name="Liberation Serif1" officeooo:rsid="0136b2d8"/>
    </style:style>
    <style:style style:name="T163" style:family="text">
      <style:text-properties style:font-name="Liberation Serif1" officeooo:rsid="0136b2d8" fo:background-color="#e8f2a1" loext:char-shading-value="0"/>
    </style:style>
    <style:style style:name="T164" style:family="text">
      <style:text-properties style:font-name="Liberation Serif1" officeooo:rsid="0095f1f9" fo:background-color="#e8f2a1" loext:char-shading-value="0"/>
    </style:style>
    <style:style style:name="T165" style:family="text">
      <style:text-properties style:font-name="Liberation Serif1" officeooo:rsid="01330ba5"/>
    </style:style>
    <style:style style:name="T166" style:family="text">
      <style:text-properties officeooo:rsid="0022ac9a"/>
    </style:style>
    <style:style style:name="T167" style:family="text">
      <style:text-properties officeooo:rsid="0027e73a"/>
    </style:style>
    <style:style style:name="T168" style:family="text">
      <style:text-properties officeooo:rsid="0031ff27"/>
    </style:style>
    <style:style style:name="T169" style:family="text">
      <style:text-properties officeooo:rsid="00328b06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0386d0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2cb998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36b11a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039b41a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3a665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3ebef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56509b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62925f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996e0d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999974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b29ad6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056509b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0386d0a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03a6650" style:font-style-asian="normal" style:font-weight-asian="bold" style:font-style-complex="normal" style:font-weight-complex="bold"/>
    </style:style>
    <style:style style:name="T186" style:family="text">
      <style:text-properties officeooo:rsid="006aa6b7"/>
    </style:style>
    <style:style style:name="T187" style:family="text">
      <style:text-properties officeooo:rsid="00341d01"/>
    </style:style>
    <style:style style:name="T188" style:family="text">
      <style:text-properties officeooo:rsid="00354093"/>
    </style:style>
    <style:style style:name="T189" style:family="text">
      <style:text-properties fo:background-color="#e8f2a1" loext:char-shading-value="0"/>
    </style:style>
    <style:style style:name="T190" style:family="text">
      <style:text-properties officeooo:rsid="012ded59" fo:background-color="#e8f2a1" loext:char-shading-value="0"/>
    </style:style>
    <style:style style:name="T191" style:family="text">
      <style:text-properties officeooo:rsid="00759afe"/>
    </style:style>
    <style:style style:name="T192" style:family="text">
      <style:text-properties officeooo:rsid="00792ac5"/>
    </style:style>
    <style:style style:name="T193" style:family="text">
      <style:text-properties officeooo:rsid="007a5e70"/>
    </style:style>
    <style:style style:name="T194" style:family="text">
      <style:text-properties officeooo:rsid="007a8e91"/>
    </style:style>
    <style:style style:name="T195" style:family="text">
      <style:text-properties officeooo:rsid="007bea21"/>
    </style:style>
    <style:style style:name="T196" style:family="text">
      <style:text-properties fo:font-size="12pt" style:font-size-asian="12pt" style:font-size-complex="12pt"/>
    </style:style>
    <style:style style:name="T197" style:family="text">
      <style:text-properties fo:font-size="12pt" officeooo:rsid="001cb659" style:font-size-asian="12pt" style:font-size-complex="12pt"/>
    </style:style>
    <style:style style:name="T198" style:family="text">
      <style:text-properties fo:font-size="12pt" officeooo:rsid="004b6345" style:font-size-asian="12pt" style:font-size-complex="12pt"/>
    </style:style>
    <style:style style:name="T199" style:family="text">
      <style:text-properties fo:font-size="12pt" officeooo:rsid="0031ff27" style:font-size-asian="12pt" style:font-size-complex="12pt"/>
    </style:style>
    <style:style style:name="T200" style:family="text">
      <style:text-properties fo:font-size="12pt" officeooo:rsid="0066418a" style:font-size-asian="12pt" style:font-size-complex="12pt"/>
    </style:style>
    <style:style style:name="T201" style:family="text">
      <style:text-properties fo:font-size="12pt" officeooo:rsid="011f736f" style:font-size-asian="12pt" style:font-size-complex="12pt"/>
    </style:style>
    <style:style style:name="T202" style:family="text">
      <style:text-properties fo:font-size="12pt" officeooo:rsid="011f8f0d" style:font-size-asian="12pt" style:font-size-complex="12pt"/>
    </style:style>
    <style:style style:name="T203" style:family="text">
      <style:text-properties fo:font-size="12pt" officeooo:rsid="01223edd" style:font-size-asian="12pt" style:font-size-complex="12pt"/>
    </style:style>
    <style:style style:name="T204" style:family="text">
      <style:text-properties fo:font-size="12pt" officeooo:rsid="018d35cf" style:font-size-asian="12pt" style:font-size-complex="12pt"/>
    </style:style>
    <style:style style:name="T205" style:family="text">
      <style:text-properties fo:font-size="12pt" style:font-name-asian="Times New Roman" style:font-size-asian="12pt" style:font-name-complex="Times New Roman" style:font-size-complex="12pt"/>
    </style:style>
    <style:style style:name="T206" style:family="text">
      <style:text-properties fo:font-size="12pt" officeooo:rsid="002117f6" style:font-name-asian="Times New Roman" style:font-size-asian="12pt" style:font-name-complex="Times New Roman" style:font-size-complex="12pt"/>
    </style:style>
    <style:style style:name="T207" style:family="text">
      <style:text-properties fo:font-size="12pt" fo:font-weight="normal" style:font-size-asian="12pt" style:font-size-complex="12pt"/>
    </style:style>
    <style:style style:name="T208" style:family="text">
      <style:text-properties fo:font-size="12pt" fo:font-weight="normal" style:font-size-asian="12pt" style:font-weight-asian="normal" style:font-size-complex="12pt" style:font-weight-complex="normal"/>
    </style:style>
    <style:style style:name="T209" style:family="text">
      <style:text-properties fo:font-size="12pt" fo:font-weight="normal" officeooo:rsid="00145fe6" style:font-size-asian="12pt" style:font-weight-asian="normal" style:font-size-complex="12pt" style:font-weight-complex="normal"/>
    </style:style>
    <style:style style:name="T210" style:family="text">
      <style:text-properties fo:font-size="12pt" fo:font-weight="normal" officeooo:rsid="003a6650" style:font-size-asian="12pt" style:font-weight-asian="normal" style:font-size-complex="12pt" style:font-weight-complex="normal"/>
    </style:style>
    <style:style style:name="T211" style:family="text">
      <style:text-properties fo:font-size="12pt" fo:font-weight="normal" officeooo:rsid="00153d36" style:font-size-asian="12pt" style:font-weight-asian="normal" style:font-size-complex="12pt" style:font-weight-complex="normal"/>
    </style:style>
    <style:style style:name="T212" style:family="text">
      <style:text-properties fo:font-size="12pt" fo:font-weight="normal" officeooo:rsid="0035faab" style:font-size-asian="12pt" style:font-weight-asian="normal" style:font-size-complex="12pt" style:font-weight-complex="normal"/>
    </style:style>
    <style:style style:name="T213" style:family="text">
      <style:text-properties fo:font-size="12pt" fo:font-weight="normal" officeooo:rsid="002cb998" style:font-size-asian="12pt" style:font-weight-asian="normal" style:font-size-complex="12pt" style:font-weight-complex="normal"/>
    </style:style>
    <style:style style:name="T214" style:family="text">
      <style:text-properties fo:font-size="12pt" fo:font-weight="normal" officeooo:rsid="0038ca75" style:font-size-asian="12pt" style:font-weight-asian="normal" style:font-size-complex="12pt" style:font-weight-complex="normal"/>
    </style:style>
    <style:style style:name="T215" style:family="text">
      <style:text-properties fo:font-size="12pt" fo:font-weight="normal" officeooo:rsid="00458a02" style:font-size-asian="12pt" style:font-weight-asian="normal" style:font-size-complex="12pt" style:font-weight-complex="normal"/>
    </style:style>
    <style:style style:name="T216" style:family="text">
      <style:text-properties fo:font-size="12pt" fo:font-weight="normal" officeooo:rsid="003ebef6" style:font-size-asian="12pt" style:font-weight-asian="normal" style:font-size-complex="12pt" style:font-weight-complex="normal"/>
    </style:style>
    <style:style style:name="T217" style:family="text">
      <style:text-properties fo:font-size="12pt" fo:font-weight="normal" officeooo:rsid="003bbc17" style:font-size-asian="12pt" style:font-weight-asian="normal" style:font-size-complex="12pt" style:font-weight-complex="normal"/>
    </style:style>
    <style:style style:name="T218" style:family="text">
      <style:text-properties fo:font-size="12pt" fo:font-weight="normal" officeooo:rsid="00439fdb" style:font-size-asian="12pt" style:font-weight-asian="normal" style:font-size-complex="12pt" style:font-weight-complex="normal"/>
    </style:style>
    <style:style style:name="T219" style:family="text">
      <style:text-properties fo:font-size="12pt" fo:font-weight="normal" officeooo:rsid="018d35cf" style:font-size-asian="12pt" style:font-weight-asian="normal" style:font-size-complex="12pt" style:font-weight-complex="normal"/>
    </style:style>
    <style:style style:name="T220" style:family="text">
      <style:text-properties fo:font-size="12pt" fo:font-weight="normal" officeooo:rsid="0193a2da" style:font-size-asian="12pt" style:font-weight-asian="normal" style:font-size-complex="12pt" style:font-weight-complex="normal"/>
    </style:style>
    <style:style style:name="T221" style:family="text">
      <style:text-properties fo:font-size="12pt" fo:font-weight="normal" officeooo:rsid="019c7397" style:font-size-asian="12pt" style:font-weight-asian="normal" style:font-size-complex="12pt" style:font-weight-complex="normal"/>
    </style:style>
    <style:style style:name="T222" style:family="text">
      <style:text-properties fo:font-size="12pt" fo:font-weight="bold" officeooo:rsid="000e68e2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01cb659" style:font-size-asian="12pt" style:font-weight-asian="bold" style:font-size-complex="12pt" style:font-weight-complex="bold"/>
    </style:style>
    <style:style style:name="T2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5" style:family="text">
      <style:text-properties fo:font-size="12pt" fo:font-style="italic" fo:font-weight="normal" officeooo:rsid="018d35cf" style:font-size-asian="12pt" style:font-style-asian="italic" style:font-weight-asian="normal" style:font-size-complex="12pt" style:font-style-complex="italic" style:font-weight-complex="normal"/>
    </style:style>
    <style:style style:name="T226" style:family="text">
      <style:text-properties fo:font-size="12pt" fo:font-style="italic" officeooo:rsid="018d35cf" style:font-size-asian="12pt" style:font-style-asian="italic" style:font-size-complex="12pt" style:font-style-complex="italic"/>
    </style:style>
    <style:style style:name="T227" style:family="text">
      <style:text-properties fo:font-size="12pt" officeooo:rsid="011f736f" fo:background-color="#d4ea6b" loext:char-shading-value="0" style:font-size-asian="12pt" style:font-size-complex="12pt"/>
    </style:style>
    <style:style style:name="T228" style:family="text">
      <style:text-properties officeooo:rsid="007cd9bf"/>
    </style:style>
    <style:style style:name="T229" style:family="text">
      <style:text-properties officeooo:rsid="007dfa62"/>
    </style:style>
    <style:style style:name="T230" style:family="text">
      <style:text-properties officeooo:rsid="007f3fa0"/>
    </style:style>
    <style:style style:name="T231" style:family="text">
      <style:text-properties officeooo:rsid="0081365a"/>
    </style:style>
    <style:style style:name="T232" style:family="text">
      <style:text-properties officeooo:rsid="008368fb"/>
    </style:style>
    <style:style style:name="T233" style:family="text">
      <style:text-properties officeooo:rsid="0084f6a3"/>
    </style:style>
    <style:style style:name="T234" style:family="text">
      <style:text-properties officeooo:rsid="0087c063"/>
    </style:style>
    <style:style style:name="T235" style:family="text">
      <style:text-properties officeooo:rsid="008c5eaa"/>
    </style:style>
    <style:style style:name="T236" style:family="text">
      <style:text-properties officeooo:rsid="0094d3be"/>
    </style:style>
    <style:style style:name="T237" style:family="text">
      <style:text-properties officeooo:rsid="009fe6a0"/>
    </style:style>
    <style:style style:name="T238" style:family="text">
      <style:text-properties officeooo:rsid="00a4f748"/>
    </style:style>
    <style:style style:name="T239" style:family="text">
      <style:text-properties officeooo:rsid="00a62c5a"/>
    </style:style>
    <style:style style:name="T240" style:family="text">
      <style:text-properties fo:background-color="transparent" loext:char-shading-value="0"/>
    </style:style>
    <style:style style:name="T241" style:family="text">
      <style:text-properties officeooo:rsid="00c83b71" fo:background-color="transparent" loext:char-shading-value="0"/>
    </style:style>
    <style:style style:name="T242" style:family="text">
      <style:text-properties officeooo:rsid="00cf4e31" fo:background-color="transparent" loext:char-shading-value="0"/>
    </style:style>
    <style:style style:name="T243" style:family="text">
      <style:text-properties officeooo:rsid="00ccff99" fo:background-color="transparent" loext:char-shading-value="0"/>
    </style:style>
    <style:style style:name="T244" style:family="text">
      <style:text-properties officeooo:rsid="00fddc24" fo:background-color="transparent" loext:char-shading-value="0"/>
    </style:style>
    <style:style style:name="T245" style:family="text">
      <style:text-properties officeooo:rsid="00f55183" fo:background-color="transparent" loext:char-shading-value="0"/>
    </style:style>
    <style:style style:name="T246" style:family="text">
      <style:text-properties officeooo:rsid="00736ac3" fo:background-color="transparent" loext:char-shading-value="0"/>
    </style:style>
    <style:style style:name="T247" style:family="text">
      <style:text-properties officeooo:rsid="010f7e8f" fo:background-color="transparent" loext:char-shading-value="0"/>
    </style:style>
    <style:style style:name="T248" style:family="text">
      <style:text-properties officeooo:rsid="011002d2" fo:background-color="transparent" loext:char-shading-value="0"/>
    </style:style>
    <style:style style:name="T249" style:family="text">
      <style:text-properties officeooo:rsid="01323f6f" fo:background-color="transparent" loext:char-shading-value="0"/>
    </style:style>
    <style:style style:name="T250" style:family="text">
      <style:text-properties officeooo:rsid="00831ff7" fo:background-color="transparent" loext:char-shading-value="0"/>
    </style:style>
    <style:style style:name="T251" style:family="text">
      <style:text-properties officeooo:rsid="00759afe" fo:background-color="transparent" loext:char-shading-value="0"/>
    </style:style>
    <style:style style:name="T252" style:family="text">
      <style:text-properties officeooo:rsid="01a06674" fo:background-color="transparent" loext:char-shading-value="0"/>
    </style:style>
    <style:style style:name="T253" style:family="text">
      <style:text-properties officeooo:rsid="00b98b8f"/>
    </style:style>
    <style:style style:name="T254" style:family="text">
      <style:text-properties officeooo:rsid="00bde802"/>
    </style:style>
    <style:style style:name="T255" style:family="text">
      <style:text-properties officeooo:rsid="00be6c6e"/>
    </style:style>
    <style:style style:name="T256" style:family="text">
      <style:text-properties officeooo:rsid="00c185ed"/>
    </style:style>
    <style:style style:name="T257" style:family="text">
      <style:text-properties officeooo:rsid="00c35b74"/>
    </style:style>
    <style:style style:name="T258" style:family="text">
      <style:text-properties officeooo:rsid="00ccff99"/>
    </style:style>
    <style:style style:name="T259" style:family="text">
      <style:text-properties officeooo:rsid="00cf4e31"/>
    </style:style>
    <style:style style:name="T260" style:family="text">
      <style:text-properties officeooo:rsid="00d163f6"/>
    </style:style>
    <style:style style:name="T261" style:family="text">
      <style:text-properties officeooo:rsid="00d282c7"/>
    </style:style>
    <style:style style:name="T262" style:family="text">
      <style:text-properties officeooo:rsid="00d68270"/>
    </style:style>
    <style:style style:name="T263" style:family="text">
      <style:text-properties fo:font-size="10pt" style:font-size-asian="10pt" style:font-size-complex="10pt"/>
    </style:style>
    <style:style style:name="T264" style:family="text">
      <style:text-properties fo:font-size="10pt" fo:font-weight="normal" officeooo:rsid="00e4a677" style:font-size-asian="10pt" style:font-weight-asian="normal" style:font-size-complex="10pt" style:font-weight-complex="normal"/>
    </style:style>
    <style:style style:name="T265" style:family="text">
      <style:text-properties fo:font-size="10pt" fo:font-weight="normal" officeooo:rsid="00de6130" style:font-size-asian="10pt" style:font-weight-asian="normal" style:font-size-complex="10pt" style:font-weight-complex="normal"/>
    </style:style>
    <style:style style:name="T266" style:family="text">
      <style:text-properties officeooo:rsid="00dc6809"/>
    </style:style>
    <style:style style:name="T267" style:family="text">
      <style:text-properties officeooo:rsid="00dc7612"/>
    </style:style>
    <style:style style:name="T268" style:family="text">
      <style:text-properties officeooo:rsid="00e056ba"/>
    </style:style>
    <style:style style:name="T269" style:family="text">
      <style:text-properties officeooo:rsid="00e6aad3"/>
    </style:style>
    <style:style style:name="T270" style:family="text">
      <style:text-properties officeooo:rsid="00e7d66c"/>
    </style:style>
    <style:style style:name="T271" style:family="text">
      <style:text-properties officeooo:rsid="00ed8bcd"/>
    </style:style>
    <style:style style:name="T272" style:family="text">
      <style:text-properties officeooo:rsid="00ef82d1"/>
    </style:style>
    <style:style style:name="T273" style:family="text">
      <style:text-properties officeooo:rsid="00f113f5"/>
    </style:style>
    <style:style style:name="T274" style:family="text">
      <style:text-properties officeooo:rsid="00f19bb1"/>
    </style:style>
    <style:style style:name="T275" style:family="text">
      <style:text-properties officeooo:rsid="00f20b26"/>
    </style:style>
    <style:style style:name="T276" style:family="text">
      <style:text-properties officeooo:rsid="00f37b5d"/>
    </style:style>
    <style:style style:name="T277" style:family="text">
      <style:text-properties officeooo:rsid="00fa83ff"/>
    </style:style>
    <style:style style:name="T278" style:family="text">
      <style:text-properties style:font-name="Liberation Serif" officeooo:rsid="00fa83ff" style:font-name-asian="Liberation Serif" style:font-name-complex="Liberation Serif"/>
    </style:style>
    <style:style style:name="T279" style:family="text">
      <style:text-properties style:font-name="Liberation Serif" fo:font-weight="normal" officeooo:rsid="00fa83ff" style:font-name-asian="Liberation Serif" style:font-weight-asian="normal" style:font-name-complex="Liberation Serif" style:font-weight-complex="normal"/>
    </style:style>
    <style:style style:name="T280" style:family="text">
      <style:text-properties style:font-name="Liberation Serif" fo:font-weight="bold" officeooo:rsid="013ce3e2" fo:background-color="#d4ea6b" loext:char-shading-value="0" style:font-name-asian="Liberation Serif" style:font-weight-asian="bold" style:font-name-complex="Liberation Serif" style:font-weight-complex="bold"/>
    </style:style>
    <style:style style:name="T281" style:family="text">
      <style:text-properties style:font-name="Liberation Serif" officeooo:rsid="013ce3e2" fo:background-color="#d4ea6b" loext:char-shading-value="0" style:font-name-asian="Liberation Serif" style:font-name-complex="Liberation Serif"/>
    </style:style>
    <style:style style:name="T282" style:family="text">
      <style:text-properties officeooo:rsid="00fa83ff" style:font-name-asian="Noto Serif CJK SC" style:font-name-complex="Lohit Devanagari1"/>
    </style:style>
    <style:style style:name="T283" style:family="text">
      <style:text-properties officeooo:rsid="00fddc24"/>
    </style:style>
    <style:style style:name="T284" style:family="text">
      <style:text-properties style:text-line-through-style="none" style:text-line-through-type="none" style:font-name="Liberation Serif1" fo:font-size="12pt" officeooo:rsid="00e18059" style:font-size-asian="12pt" style:font-size-complex="12pt"/>
    </style:style>
    <style:style style:name="T285" style:family="text">
      <style:text-properties style:text-line-through-style="none" style:text-line-through-type="none" style:font-name="Liberation Serif1" fo:font-size="10pt" officeooo:rsid="00e18059" style:font-size-asian="10pt" style:font-size-complex="10pt"/>
    </style:style>
    <style:style style:name="T286" style:family="text">
      <style:text-properties style:text-line-through-style="none" style:text-line-through-type="none" fo:font-weight="bold"/>
    </style:style>
    <style:style style:name="T287" style:family="text">
      <style:text-properties officeooo:rsid="01041133"/>
    </style:style>
    <style:style style:name="T288" style:family="text">
      <style:text-properties officeooo:rsid="010bedd4"/>
    </style:style>
    <style:style style:name="T289" style:family="text">
      <style:text-properties officeooo:rsid="010f210b"/>
    </style:style>
    <style:style style:name="T290" style:family="text">
      <style:text-properties officeooo:rsid="010f672f"/>
    </style:style>
    <style:style style:name="T291" style:family="text">
      <style:text-properties officeooo:rsid="010f7e8f"/>
    </style:style>
    <style:style style:name="T292" style:family="text">
      <style:text-properties officeooo:rsid="011002d2"/>
    </style:style>
    <style:style style:name="T293" style:family="text">
      <style:text-properties officeooo:rsid="001a6616"/>
    </style:style>
    <style:style style:name="T294" style:family="text">
      <style:text-properties officeooo:rsid="01120f1d"/>
    </style:style>
    <style:style style:name="T295" style:family="text">
      <style:text-properties officeooo:rsid="011225c8"/>
    </style:style>
    <style:style style:name="T296" style:family="text">
      <style:text-properties officeooo:rsid="0123aec7"/>
    </style:style>
    <style:style style:name="T297" style:family="text">
      <style:text-properties officeooo:rsid="0124137a"/>
    </style:style>
    <style:style style:name="T298" style:family="text">
      <style:text-properties officeooo:rsid="012493aa"/>
    </style:style>
    <style:style style:name="T299" style:family="text">
      <style:text-properties officeooo:rsid="009cf804"/>
    </style:style>
    <style:style style:name="T300" style:family="text">
      <style:text-properties officeooo:rsid="01294805"/>
    </style:style>
    <style:style style:name="T301" style:family="text">
      <style:text-properties officeooo:rsid="0129cdff"/>
    </style:style>
    <style:style style:name="T302" style:family="text">
      <style:text-properties officeooo:rsid="012b8622"/>
    </style:style>
    <style:style style:name="T303" style:family="text">
      <style:text-properties officeooo:rsid="012c149d"/>
    </style:style>
    <style:style style:name="T304" style:family="text">
      <style:text-properties officeooo:rsid="012c8f67"/>
    </style:style>
    <style:style style:name="T305" style:family="text">
      <style:text-properties officeooo:rsid="003ebef6"/>
    </style:style>
    <style:style style:name="T306" style:family="text">
      <style:text-properties officeooo:rsid="00b29ad6"/>
    </style:style>
    <style:style style:name="T307" style:family="text">
      <style:text-properties officeooo:rsid="012f8e3f"/>
    </style:style>
    <style:style style:name="T308" style:family="text">
      <style:text-properties officeooo:rsid="01300f04"/>
    </style:style>
    <style:style style:name="T309" style:family="text">
      <style:text-properties officeooo:rsid="01317dc1"/>
    </style:style>
    <style:style style:name="T310" style:family="text">
      <style:text-properties officeooo:rsid="01323f6f"/>
    </style:style>
    <style:style style:name="T311" style:family="text">
      <style:text-properties fo:background-color="#d4ea6b" loext:char-shading-value="0"/>
    </style:style>
    <style:style style:name="T312" style:family="text">
      <style:text-properties officeooo:rsid="00a9a976" fo:background-color="#d4ea6b" loext:char-shading-value="0"/>
    </style:style>
    <style:style style:name="T313" style:family="text">
      <style:text-properties officeooo:rsid="013ce3e2" fo:background-color="#d4ea6b" loext:char-shading-value="0" style:font-name-asian="Noto Serif CJK SC" style:font-name-complex="Lohit Devanagari1"/>
    </style:style>
    <style:style style:name="T314" style:family="text">
      <style:text-properties officeooo:rsid="013ce3e2"/>
    </style:style>
    <style:style style:name="T315" style:family="text">
      <style:text-properties fo:color="#ce9178" loext:opacity="100%" style:font-name="Liberation Serif1" fo:font-size="12pt" fo:font-style="normal" fo:font-weight="normal" officeooo:rsid="0138a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officeooo:rsid="0144c9a5"/>
    </style:style>
    <style:style style:name="T317" style:family="text">
      <style:text-properties officeooo:rsid="0149f08f"/>
    </style:style>
    <style:style style:name="T318" style:family="text">
      <style:text-properties officeooo:rsid="01502da0"/>
    </style:style>
    <style:style style:name="T319" style:family="text">
      <style:text-properties officeooo:rsid="01522764"/>
    </style:style>
    <style:style style:name="T320" style:family="text">
      <style:text-properties officeooo:rsid="0153611f"/>
    </style:style>
    <style:style style:name="T321" style:family="text">
      <style:text-properties officeooo:rsid="0155da56"/>
    </style:style>
    <style:style style:name="T322" style:family="text">
      <style:text-properties officeooo:rsid="015a4331"/>
    </style:style>
    <style:style style:name="T323" style:family="text">
      <style:text-properties officeooo:rsid="015be083"/>
    </style:style>
    <style:style style:name="T324" style:family="text">
      <style:text-properties officeooo:rsid="015f58fb"/>
    </style:style>
    <style:style style:name="T325" style:family="text">
      <style:text-properties officeooo:rsid="016d97df"/>
    </style:style>
    <style:style style:name="T326" style:family="text">
      <style:text-properties officeooo:rsid="016ef093"/>
    </style:style>
    <style:style style:name="T327" style:family="text">
      <style:text-properties fo:font-size="10.5pt" style:font-size-asian="10.5pt" style:font-size-complex="10.5pt"/>
    </style:style>
    <style:style style:name="T328" style:family="text">
      <style:text-properties fo:font-size="10.5pt" officeooo:rsid="016ef093" style:font-size-asian="10.5pt" style:font-size-complex="10.5pt"/>
    </style:style>
    <style:style style:name="T329" style:family="text">
      <style:text-properties officeooo:rsid="01717f3b"/>
    </style:style>
    <style:style style:name="T330" style:family="text">
      <style:text-properties fo:font-size="11pt" style:font-size-asian="11pt" style:font-size-complex="11pt"/>
    </style:style>
    <style:style style:name="T331" style:family="text">
      <style:text-properties fo:font-size="11pt" officeooo:rsid="01717f3b" style:font-size-asian="11pt" style:font-size-complex="11pt"/>
    </style:style>
    <style:style style:name="T332" style:family="text">
      <style:text-properties fo:font-size="11pt" officeooo:rsid="01903ee3" style:font-size-asian="11pt" style:font-size-complex="11pt"/>
    </style:style>
    <style:style style:name="T333" style:family="text">
      <style:text-properties officeooo:rsid="017235f2"/>
    </style:style>
    <style:style style:name="T334" style:family="text">
      <style:text-properties officeooo:rsid="0177fc0f"/>
    </style:style>
    <style:style style:name="T335" style:family="text">
      <style:text-properties officeooo:rsid="0184a6c7"/>
    </style:style>
    <style:style style:name="T336" style:family="text">
      <style:text-properties officeooo:rsid="018a682a"/>
    </style:style>
    <style:style style:name="T337" style:family="text">
      <style:text-properties officeooo:rsid="018d35cf"/>
    </style:style>
    <style:style style:name="T338" style:family="text">
      <style:text-properties officeooo:rsid="018f12da"/>
    </style:style>
    <style:style style:name="T339" style:family="text">
      <style:text-properties officeooo:rsid="0191df6b"/>
    </style:style>
    <style:style style:name="T340" style:family="text">
      <style:text-properties officeooo:rsid="0194c040"/>
    </style:style>
    <style:style style:name="T341" style:family="text">
      <style:text-properties officeooo:rsid="01959e02"/>
    </style:style>
    <style:style style:name="T342" style:family="text">
      <style:text-properties officeooo:rsid="019729ae"/>
    </style:style>
    <style:style style:name="T343" style:family="text">
      <style:text-properties officeooo:rsid="01a06674"/>
    </style:style>
    <style:style style:name="T344" style:family="text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1a2a590" fo:background-color="transparent" loext:char-shading-value="0" style:font-size-asian="12pt" style:font-style-asian="normal" style:font-weight-asian="normal" style:font-size-complex="12pt" style:font-style-complex="normal" style:font-weight-complex="normal" style:text-emphasize="none"/>
    </style:style>
    <style:style style:name="T345" style:family="text">
      <style:text-properties officeooo:rsid="01a3ae75"/>
    </style:style>
    <style:style style:name="T346" style:family="text">
      <style:text-properties officeooo:rsid="009b83ca"/>
    </style:style>
    <style:style style:name="T347" style:family="text">
      <style:text-properties officeooo:rsid="01a4db1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oT Data Streaming Server <text:span text:style-name="T308">Project</text:span></text:p>
      <text:p text:style-name="P19">David Gnabasik 2023-0<text:span text:style-name="T266">6</text:span>-<text:span text:style-name="T324">1</text:span><text:span text:style-name="T341">9</text:span></text:p>
      <text:p text:style-name="P121"/>
      <text:h text:style-name="Heading_20_3" text:outline-level="3">Program <text:span text:style-name="T254">G</text:span>oals</text:h>
      <text:list xml:id="list1242093139" text:style-name="L1">
        <text:list-item>
          <text:p text:style-name="P146"><text:span text:style-name="T309">Use and instantiation of SAREF </text:span>data <text:span text:style-name="T309">per STF 641 EN 303 760:</text:span></text:p>
        </text:list-item>
      </text:list>
      <text:list xml:id="list2871175649" text:style-name="L2">
        <text:list-item>
          <text:list>
            <text:list-item>
              <text:p text:style-name="P149"><text:span text:style-name="T281">√</text:span><text:span text:style-name="T313"> </text:span><text:span text:style-name="T309">s</text:span>emantically enrich <text:span text:style-name="T309">data;</text:span></text:p>
            </text:list-item>
            <text:list-item>
              <text:p text:style-name="P150">test enriched data;</text:p>
            </text:list-item>
            <text:list-item>
              <text:p text:style-name="P150">ensure data compliance;</text:p>
            </text:list-item>
            <text:list-item>
              <text:p text:style-name="P150">provide complete example.</text:p>
            </text:list-item>
          </text:list>
        </text:list-item>
      </text:list>
      <text:list xml:id="list123639792342003" text:continue-list="list1242093139" text:style-name="L1">
        <text:list-item>
          <text:p text:style-name="P146"><text:span text:style-name="T281">√</text:span><text:span text:style-name="T313"> </text:span><text:span text:style-name="T309">G</text:span>enerat<text:span text:style-name="T262">e</text:span> OWL <text:span text:style-name="T260">entities for a </text:span><text:span text:style-name="T14">time series</text:span><text:span text:style-name="T309"> </text:span>data stream source <text:span text:style-name="T260">by </text:span><text:span text:style-name="T256">a</text:span>utomatically <text:span text:style-name="T260">deriving them from </text:span><text:span text:style-name="T256">the </text:span><text:span text:style-name="T260">most similar </text:span>SAREF <text:span text:style-name="T260">parent entity or</text:span><text:span text:style-name="T256"> pattern </text:span><text:span text:style-name="T309">using </text:span><text:span text:style-name="T314">the GraphDB </text:span><text:span text:style-name="T309">similarity index </text:span><text:span text:style-name="T314">for the </text:span><text:span text:style-name="T64">merged-ontology</text:span><text:span text:style-name="T314"> repository.</text:span></text:p>
        </text:list-item>
        <text:list-item>
          <text:p text:style-name="P147">Provide<text:span text:style-name="T295"> </text:span><text:span text:style-name="T42">a </text:span><text:span text:style-name="T24">publish/subscribe </text:span><text:span text:style-name="T43">web service </text:span><text:span text:style-name="T42">mechanism </text:span><text:span text:style-name="T44">that delivers </text:span><text:span text:style-name="T15">graph patterns</text:span><text:span text:style-name="T43">.</text:span></text:p>
        </text:list-item>
        <text:list-item>
          <text:p text:style-name="P147">Provide a streaming sensor data server for co<text:span text:style-name="T255">n</text:span>sumption by Python, Golang, Java, Julia clients. </text:p>
        </text:list-item>
        <text:list-item>
          <text:p text:style-name="P148">Provide <text:span text:style-name="T259">continuous </text:span><text:span text:style-name="T261">and repeatable</text:span><text:span text:style-name="T259"> </text:span>test data for digital-twin simulations<text:span text:style-name="T258">.</text:span></text:p>
        </text:list-item>
        <text:list-item>
          <text:p text:style-name="P151">Integrate existing time series ontologies (Interconnect?) with the SAREF ontology.</text:p>
        </text:list-item>
        <text:list-item>
          <text:p text:style-name="P152"><text:span text:style-name="T249">Allow a client t</text:span><text:span text:style-name="T241">o </text:span><text:span text:style-name="T20">compare and </text:span><text:span text:style-name="T21">compose</text:span><text:span text:style-name="T248"> </text:span><text:span text:style-name="T249">time series </text:span><text:span text:style-name="T248">data streams constrained by </text:span><text:span text:style-name="T242">an </text:span><text:span text:style-name="T243">ontolog</text:span><text:span text:style-name="T242">ical</text:span><text:span text:style-name="T243"> data model. </text:span><text:span text:style-name="T310">Define these metadata characteristics and comparison algorithms </text:span></text:p>
        </text:list-item>
        <text:list-item>
          <text:p text:style-name="P153"/>
        </text:list-item>
      </text:list>
      <text:h text:style-name="P145" text:outline-level="3"><text:span text:style-name="T340">Constraints</text:span></text:h>
      <text:list xml:id="list4062476183" text:style-name="L7">
        <text:list-item>
          <text:p text:style-name="P185"><text:span text:style-name="T93">While it </text:span><text:span text:style-name="T92">i</text:span><text:span text:style-name="T93">s s</text:span><text:span text:style-name="T94">traightforward </text:span><text:span text:style-name="T93">to produce synthetic data with random behavior using existing data generators, it </text:span><text:span text:style-name="T92">i</text:span><text:span text:style-name="T93">s difficult to emulate specific IoT device behaviors. </text:span></text:p>
        </text:list-item>
        <text:list-item>
          <text:p text:style-name="P185"><text:span text:style-name="T122">Each dataset </text:span><text:span text:style-name="T123">could be CONSTRUCTed as </text:span><text:span text:style-name="T122">a unique </text:span><text:span text:style-name="T158">Named Graph</text:span><text:span text:style-name="T124"> </text:span><text:span text:style-name="T122">to </text:span><text:span text:style-name="T125">act as a namespace and to </text:span><text:span text:style-name="T122">allow </text:span><text:span text:style-name="T125">the </text:span><text:span text:style-name="T122">filtering and combination of data from different data streams? </text:span></text:p>
        </text:list-item>
        <text:list-item>
          <text:p text:style-name="P184"><text:span text:style-name="T117">Use conditional probabilities to find patterns?</text:span></text:p>
        </text:list-item>
        <text:list-item>
          <text:p text:style-name="P186"><text:span text:style-name="T126">The </text:span><text:span text:style-name="T123">periodic collection </text:span><text:span text:style-name="T126">of each </text:span><text:span text:style-name="T123">aligned </text:span><text:span text:style-name="T126">data row can be </text:span><text:span text:style-name="T123">delivered to the client at any speed</text:span><text:span text:style-name="T126">. The sequence of data rows is deterministic unless the user requests a random sample. </text:span></text:p>
        </text:list-item>
        <text:list-item>
          <text:p text:style-name="P186"><text:span text:style-name="T80">SPARQL endpoint</text:span><text:span text:style-name="T165">: </text:span><text:a xlink:type="simple" xlink:href="https://pkg.go.dev/github.com/datacommonsorg/mixer/sparql" text:style-name="Internet_20_link" text:visited-style-name="Visited_20_Internet_20_Link"><text:span text:style-name="T165">https://pkg.go.dev/github.com/datacommonsorg/mixer/sparql</text:span></text:a><text:span text:style-name="T165"> </text:span></text:p>
        </text:list-item>
        <text:list-item>
          <text:p text:style-name="P154"><text:span text:style-name="T2">HTTP/2 and WebSockets </text:span>definitely address several problems not addressed by HTTP 1.1. <text:span text:style-name="T341">Use between router and databases.</text:span></text:p>
        </text:list-item>
        <text:list-item>
          <text:p text:style-name="P154">For some use cases, <text:span text:style-name="T2">REST API</text:span>s are scalable and can handle many requests. But there are better choices for real-time data streaming or low-latency, low-power Internet of Things (IoT) devices because REST APIs rely on multiple round-trip requests to retrieve data.</text:p>
        </text:list-item>
        <text:list-item>
          <text:p text:style-name="P154">Real-Time Streaming Protocol (<text:span text:style-name="T2">RTSP</text:span>)</text:p>
        </text:list-item>
        <text:list-item>
          <text:p text:style-name="P154"><text:span text:style-name="T182">Linked Data Platform </text:span>(LDP) is a linked data specification defining a set of integration patterns for building RESTful HTTP services that can read/write RDF data. LDP allows use of RESTful HTTP to consume, create, update and delete both RDF and non-RDF resources.In addition, it defines a set of "container" constructs – buckets into which documents can be added with a relationship between the bucket and the object. LDP containers: BasicContainer, DirectContainer, IndirectContainer. LDP is not a file system, but it uses linked data to produce the kind of information that can be used to create a modern file system abstraction for interacting with HTTP-accessible resources. Graphically present the LDP so that the client can navigate through it (composable, comparable).</text:p>
        </text:list-item>
        <text:list-item>
          <text:p text:style-name="P154"><text:span text:style-name="T61">Data Catalogue Vocabulary Application Profile</text:span>:: <text:a xlink:type="simple" xlink:href="https://en.wikipedia.org/wiki/Linked_Data_Platform" text:style-name="Internet_20_link" text:visited-style-name="Visited_20_Internet_20_Link"><text:span text:style-name="T327">https://en.wikipedia.org/wiki/Linked_Data_Platform</text:span></text:a> Mandatory classes are ‘catalogue’, ‘dataset’ and ‘distribution’. ‘catalogue’ indicates a description of a collection of datasets; ‘dataset’ indicates a description of a dataset – structured <text:soft-page-break/>data typically curated by a single agent; ‘distribution’ indicates a description of how and where the actual file containing the data is accessible. The mandatory properties are: title, description, publisher and dataset for ‘catalogue’; title and description for ‘dataset’; access URL for ‘distribution’.</text:p>
        </text:list-item>
        <text:list-item>
          <text:p text:style-name="P154">When describing properties, <text:span text:style-name="T2">DCAT-AP</text:span> requires the use of several EU controlled vocabularies. The ‘File type’ vocabulary is used to describe the format property of the distribution class. DCAT also defines ranges and domains. DCAT-AP can link local datasets to parent catalogue(s) when describing a dataset -- show connections between the datasets. Training course on DCAT and DCAT-AP: <text:a xlink:type="simple" xlink:href="https://data.europa.eu/en/academy/dcat-and-dcat-ap-interoperability-data-model" text:style-name="Internet_20_link" text:visited-style-name="Visited_20_Internet_20_Link">https://data.europa.eu/en/academy/dcat-and-dcat-ap-interoperability-data-model</text:a> </text:p>
        </text:list-item>
        <text:list-item>
          <text:p text:style-name="P154"><text:span text:style-name="T2">MQTT</text:span> is a lightweight, pub/sub messaging protocol designed for IoT devices.</text:p>
        </text:list-item>
        <text:list-item>
          <text:p text:style-name="P154">As of 2022, <text:span text:style-name="T341">cannot </text:span>directly call a <text:span text:style-name="T2">gRPC</text:span> service from a browser. gRPC heavily uses HTTP/2 features and no browser provides the level of control required over web requests to support a gRPC client. <text:span text:style-name="T46">B</text:span>rowsers do not allow a caller to require that HTTP/2 be used, or provide access to HTTP/2 frames.</text:p>
        </text:list-item>
        <text:list-item>
          <text:p text:style-name="P154"><text:span text:style-name="T2">GraphQL </text:span>is a runtime and query language for APIs that allows clients to request and receive only the data they require, making it more efficient than REST. Get data in a single request instead of making multiple requests to different endpoints as in REST. Good for mobile app<text:span text:style-name="T341">s</text:span> with limited connectivity.</text:p>
        </text:list-item>
        <text:list-item>
          <text:p text:style-name="P154"><text:span text:style-name="T2">WebSockets </text:span>enables bi-directional, real-time communication between clients and servers. It allow servers to push data to clients as soon as it becomes available, making it ideal for applications that require low-latency, real-time updates.</text:p>
        </text:list-item>
        <text:list-item>
          <text:p text:style-name="P154"><text:span text:style-name="T2">Event-Driven Architecture </text:span>(EDA) events trigger and communicate changes between different components or services within a system, reduc<text:span text:style-name="T341">i</text:span>ng the need for repeated polling of resources, which can be resource-intensive and time-consuming in REST-based systems.</text:p>
        </text:list-item>
        <text:list-item>
          <text:p text:style-name="P154"><text:span text:style-name="T2">FALCOR </text:span>is a JavaScript library developed by Netflix for building efficient and flexible APIs. It uses a "path-based" approach to data retrieval, representing data as a graph of interconnected paths rather than individual resources accessed through HTTP requests. <text:a xlink:type="simple" xlink:href="https://netflix.github.io/falcor/" text:style-name="Internet_20_link" text:visited-style-name="Visited_20_Internet_20_Link">https://netflix.github.io/falcor/</text:a> </text:p>
        </text:list-item>
      </text:list>
      <text:h text:style-name="Heading_20_3" text:outline-level="3">Standards</text:h>
      <text:p text:style-name="P21">Digital twin standardization activities::</text:p>
      <text:list xml:id="list4154028634" text:style-name="L3">
        <text:list-item>
          <text:p text:style-name="P155"><text:span text:style-name="T2">IEC-81346</text:span> defines the Aspect Object technology needed to structure information related to various views (eg, product, function or location) of an industrial system. </text:p>
        </text:list-item>
        <text:list-item>
          <text:p text:style-name="P155"><text:span text:style-name="T2">IEC 62832</text:span> defines a digital factory framework with the representation of the factory’s assets at its center</text:p>
        </text:list-item>
        <text:list-item>
          <text:p text:style-name="P173"><text:span text:style-name="T196">Microsoft's framework for defining digital twins with DTDL =&gt; </text:span><text:a xlink:type="simple" xlink:href="https://learn.microsoft.com/en-us/azure/digital-twins/concepts-models" text:style-name="Internet_20_link" text:visited-style-name="Visited_20_Internet_20_Link"><text:span text:style-name="T196">https://learn.microsoft.com/en-us/azure/digital-twins/concepts-models</text:span></text:a><text:span text:style-name="T196"> </text:span></text:p>
        </text:list-item>
        <text:list-item>
          <text:p text:style-name="P155"><text:span text:style-name="T2">IEEE P2806</text:span> aims to define the system architecture of digital representations of physical objects in factory environments, focusing on connectivity requirements and industrial artificial intelligence data attributes. </text:p>
        </text:list-item>
        <text:list-item>
          <text:p text:style-name="P155"><text:span text:style-name="T2">ISO/AWI 23247</text:span> drives the use of digital twins for manufacturing by defining a reference architecture.</text:p>
        </text:list-item>
        <text:list-item>
          <text:p text:style-name="P156"><text:span text:style-name="T2">Apache IoTDB</text:span> is an Open Source IoT database designed to meet the rigorous data, storage, and analytics requirements of large-scale Internet of Things (IoT) and Industrial Internet of Things (IIoT) applications. <text:a xlink:type="simple" xlink:href="https://iotdb.apache.org/" text:style-name="Internet_20_link" text:visited-style-name="Visited_20_Internet_20_Link">https://iotdb.apache.org/</text:a> <text:s/>IoTDB supports Hadoop, Spark and <text:span text:style-name="T333">the</text:span> Grafana visualization tool.</text:p>
        </text:list-item>
      </text:list>
      <text:h text:style-name="Heading_20_3" text:outline-level="3"><text:soft-page-break/>Datasets</text:h>
      <text:p text:style-name="P26"><text:span text:style-name="T280">√</text:span><text:span text:style-name="T23"> </text:span><text:span text:style-name="T2">Ecobee Thermostat dataset</text:span>: <text:span text:style-name="T61">../digital-twins/</text:span><text:span text:style-name="T63">ecobee</text:span></text:p>
      <text:p text:style-name="P3"><text:a xlink:type="simple" xlink:href="https://bbd.labworks.org/ds/bbd/ecobee" text:style-name="Internet_20_link" text:visited-style-name="Visited_20_Internet_20_Link"><text:span text:style-name="T196">https://bbd.labworks.org/ds/bbd/ecobee</text:span></text:a><text:span text:style-name="T196"> </text:span><text:a xlink:type="simple" xlink:href="https://www.osti.gov/dataexplorer/biblio/dataset/1854924" text:style-name="Internet_20_link" text:visited-style-name="Visited_20_Internet_20_Link"><text:span text:style-name="T196">https://www.osti.gov/dataexplorer/biblio/dataset/1854924</text:span></text:a><text:span text:style-name="T196"> </text:span></text:p>
      <text:p text:style-name="P120">Data records include: thermostat setpoints and motions, the actual indoor temperature, relative humidity, run-time for HVAC equipment and devices; home characteristics (e.g., city, province, floor area, number of floors, vintage, etc.), system characteristics (e.g., heating and cooling types and installation status), occupant characteristics (e.g., number of occupants); outside temperature and humidity data. <text:span text:style-name="T337">Each of the 12 cleaned csv files Jan_clean through Dec_clean have the same data schema. </text:span></text:p>
      <text:p text:style-name="P27"><text:span text:style-name="T280">√</text:span><text:span text:style-name="T23"> </text:span><text:span text:style-name="T22">Synthetic </text:span><text:span text:style-name="T2">ToN_IoT datasets</text:span> (telemetry datasets of IoT and IIoT sensors): <text:span text:style-name="T61">../digital-twins/ton.iot</text:span></text:p>
      <text:p text:style-name="P3"><text:a xlink:type="simple" xlink:href="https://cloudstor.aarnet.edu.au/plus/s/ds5zW91vdgjEj9i" text:style-name="Internet_20_link" text:visited-style-name="Visited_20_Internet_20_Link"><text:span text:style-name="T196">https://cloudstor.aarnet.edu.au/plus/s/ds5zW91vdgjEj9i</text:span></text:a><text:span text:style-name="T196"> </text:span></text:p>
      <text:p text:style-name="P5"><text:span text:style-name="T205">Data records include: </text:span><text:span text:style-name="T206">Modbus, motion &amp; light, Thermostat, weather data. </text:span><text:span text:style-name="T196">Modbus is a data communications protocol originally published by Modicon in 1979 for use with its programmable logic controllers (PLCs). Modbus has become a de facto standard communication protocol and is now a commonly available means of connecting industrial electronic devices. </text:span><text:span text:style-name="T204">The 4 files {IoT_Weather.csv, IoT_Thermostat.csv, IoT_Modbus.csv, IoT_Motion_Light.csv} were consolidated into a single </text:span><text:span text:style-name="T226">Synthetic_</text:span><text:span text:style-name="T224">ToN_IoT.</text:span><text:span text:style-name="T225">csv</text:span><text:span text:style-name="T219"> file. All 5 files were loaded into IotDB. </text:span><text:span text:style-name="T220">Type; {backdoor, ddos, injection, normal, password, ransomware, scanning, xss}</text:span></text:p>
      <text:p text:style-name="P5"><text:span text:style-name="T196"><text:s/></text:span><text:a xlink:type="simple" xlink:href="https://en.wikipedia.org/wiki/Modbus" text:style-name="Internet_20_link" text:visited-style-name="Visited_20_Internet_20_Link"><text:span text:style-name="T196">https://en.wikipedia.org/wiki/Modbus</text:span></text:a><text:span text:style-name="T196"> </text:span></text:p>
      <text:p text:style-name="P28"/>
      <text:p text:style-name="P133"><text:span text:style-name="T280">√</text:span><text:span text:style-name="T82"> </text:span><text:span text:style-name="T78">Smart Home Dataset with weather Information</text:span><text:span text:style-name="T73">: </text:span><text:span text:style-name="T74">../digital-twins/smart.home.weather/</text:span><text:span text:style-name="T77">H</text:span><text:span text:style-name="T75">omeC.csv</text:span></text:p>
      <text:p text:style-name="P2"><text:a xlink:type="simple" xlink:href="https://www.kaggle.com/datasets/taranvee/smart-home-dataset-with-weather-information" text:style-name="Internet_20_link" text:visited-style-name="Visited_20_Internet_20_Link"><text:span text:style-name="T196">https://www.kaggle.com/datasets/taranvee/smart-home-dataset-with-weather-information</text:span></text:a></text:p>
      <text:p text:style-name="P29">Home energy use measurements and weather data.</text:p>
      <text:p text:style-name="P21"/>
      <text:p text:style-name="P134"><text:span text:style-name="T280">√</text:span><text:span text:style-name="T82"> </text:span><text:span text:style-name="T78">Open Power</text:span><text:span text:style-name="T79">com</text:span><text:span text:style-name="T78"> System Dataset</text:span><text:span text:style-name="T73">: </text:span><text:span text:style-name="T74">../digital-twins/opsd.household/household_data_</text:span><text:span text:style-name="T77">{1,15,</text:span><text:span text:style-name="T74">60</text:span><text:span text:style-name="T77">}</text:span><text:span text:style-name="T74">min_singleindex.csv</text:span></text:p>
      <text:p text:style-name="P122"><text:a xlink:type="simple" xlink:href="https://open-power-system-data.org/" text:style-name="Internet_20_link" text:visited-style-name="Visited_20_Internet_20_Link"><text:span text:style-name="T84">https://open-power-system-data.org/</text:span></text:a><text:span text:style-name="T84"> </text:span></text:p>
      <text:p text:style-name="P21"><text:span text:style-name="T166">H</text:span>ousehold load and solar generation in minutely to hourly resolution.</text:p>
      <text:p text:style-name="P99"/>
      <text:p text:style-name="P131"><text:span text:style-name="T81">Commercial Building Energy Dataset (IITD)</text:span><text:span text:style-name="T83">: </text:span><text:span text:style-name="T76">../digital-twins/combed.iiitd</text:span></text:p>
      <text:p text:style-name="P6"><text:a xlink:type="simple" xlink:href="http://combed.github.io/" text:style-name="Internet_20_link" text:visited-style-name="Visited_20_Internet_20_Link"><text:span text:style-name="T207">http://combed.github.io/</text:span></text:a></text:p>
      <text:p text:style-name="P30"><text:span text:style-name="T54">Commercial Building </text:span>current, energy, power, lifts, lights. <text:s/><text:span text:style-name="T338">Files include: AHU, lecture.AHU, lecture.AHU-{1-3}, Lifts, Power, </text:span>Building Total Mains, lecture.Building-Total-Mains, Light, Power Sockets, Floor Total, lecture.Floor-Total, UPS Sockets.</text:p>
      <text:p text:style-name="P30"/>
      <text:p text:style-name="P30"><text:span text:style-name="T3">A</text:span><text:span text:style-name="T2">lmanac </text:span><text:span text:style-name="T3">of Minutely Power datasets</text:span><text:span text:style-name="T167">: </text:span><text:span text:style-name="T62">../digital-twins/</text:span><text:span text:style-name="T61">AMP</text:span> </text:p>
      <text:p text:style-name="P6"><text:a xlink:type="simple" xlink:href="http://ampds.org/" office:target-frame-name="_blank" xlink:show="new" text:style-name="Internet_20_link" text:visited-style-name="Visited_20_Internet_20_Link"><text:span text:style-name="T207">http://ampds.org/</text:span></text:a></text:p>
      <text:p text:style-name="P81">Electricity, natural gas, water quality, climate. <text:span text:style-name="T338">Files include: </text:span><text:s/><text:span text:style-name="T330">AMPds2.h5, Electricity_S.csv, NaturalGas_HeatValues.csv, Climate_HistoricalNormals.csv, NaturalGas_Monthly.csv, Climate_HourlyWeather.csv, Electricity_TVE.csv, </text:span><text:span text:style-name="T332">E</text:span><text:span text:style-name="T330">lectricity_UTE.csv, NaturalGas_WHG.csv, Electricity_B1E.csv, Electricity_WHE.csv, Electricity_B2E.csv, Electricity_WOE.csv, Electricity_Billing.csv, Electricity_BME.csv, Electricity_CDE.csv, Electricity_CWE.csv, Electricity_DNE.csv, Electricity_DWE.csv, Electricity_EBE.csv, Electricity_EQE.csv, Electricity_FGE.csv, Electricity_FRE.csv, Electricity_GRE.csv, Electricity_HPE.csv, Water_Billing.csv, <text:s/>Electricity_HTE.csv, Water_DWW.csv, Electricity_I.csv, Water_HTW.csv, Electricity_Monthly.csv, Electricity_OFE.csv, Electricity_OUE.csv, Electricity_P.csv, Water_WHW.csv, Electricity_Q.csv, NaturalGas_Billing.csv, summary_Electricity_OFE.csv, Electricity_RSE.csv, NaturalGas_FRG.csv.</text:span></text:p>
      <text:p text:style-name="P13"/>
      <text:h text:style-name="Heading_20_3" text:outline-level="3"><text:soft-page-break/>References</text:h>
      <text:p text:style-name="P123"><text:span text:style-name="T95">Deep Learning for IoT Big Data and Streaming Analytics</text:span><text:span text:style-name="T84">: </text:span><text:a xlink:type="simple" xlink:href="https://arxiv.org/pdf/1712.04301.pdf" text:style-name="Internet_20_link" text:visited-style-name="Visited_20_Internet_20_Link"><text:span text:style-name="T84">https://arxiv.org/pdf/1712.04301.pdf</text:span></text:a><text:span text:style-name="T84"> </text:span></text:p>
      <text:p text:style-name="P24"/>
      <text:p text:style-name="P24">Advanced SPARQL querying in small molecule database: s<text:a xlink:type="simple" xlink:href="https://jcheminf.biomedcentral.com/articles/10.1186/s13321-016-0144-4" text:style-name="Internet_20_link" text:visited-style-name="Visited_20_Internet_20_Link">https://jcheminf.biomedcentral.com/articles/10.1186/s13321-016-0144-4</text:a> </text:p>
      <text:p text:style-name="P24"/>
      <text:p text:style-name="P24">Ontop - Answering SPARQL Queries over Relational Databases: <text:a xlink:type="simple" xlink:href="https://www.semantic-web-journal.net/system/files/swj1278.pdf" text:style-name="Internet_20_link" text:visited-style-name="Visited_20_Internet_20_Link">https://www.semantic-web-journal.net/system/files/swj1278.pdf</text:a> </text:p>
      <text:p text:style-name="P24"/>
      <text:p text:style-name="P22"><text:span text:style-name="T61">Synthetic Data Generation for the Internet of Things</text:span>: </text:p>
      <text:p text:style-name="P123"><text:a xlink:type="simple" xlink:href="https://tigerprints.clemson.edu/cgi/viewcontent.cgi?article=1035&amp;context=computing_pubs" text:style-name="Internet_20_link" text:visited-style-name="Visited_20_Internet_20_Link"><text:span text:style-name="T84">https://tigerprints.clemson.edu/cgi/viewcontent.cgi?article=1035&amp;context=computing_pubs</text:span></text:a></text:p>
      <text:p text:style-name="P100"/>
      <text:p text:style-name="P22"><text:span text:style-name="T61">Synthetic Sensor Data Generation for Authentic IoT Device Emulation</text:span>: Afsana Khan</text:p>
      <text:p text:style-name="P123"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84">https://www.google.com/url?sa=t&amp;rct=j&amp;q=&amp;esrc=s&amp;source=web&amp;cd=&amp;cad=rja&amp;uact=8&amp;ved=2ahUKEwiWkPHxrrX-</text:span></text:a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84">AhW0XaQEHbMcCRsQFnoECAkQAQ&amp;url=https%3A%2F%2Fcomserv.cs.ut.ee%2Fhome%2Ffiles%2FKhan-Afsana-MastersThesis.pdf%3Fstudy%3DATILoputoo%26reference</text:span></text:a><text:a xlink:type="simple" xlink:href="https://www.google.com/url?sa=t&amp;rct=j&amp;q=&amp;esrc=s&amp;source=web&amp;cd=&amp;cad=rja&amp;uact=8&amp;ved=2ahUKEwiWkPHxrrX-AhW0XaQEHbMcCRsQFnoECAkQAQ&amp;url=https%3A%2F%2Fcomserv.cs.ut.ee%2Fhome%2Ffiles%2FKhan-Afsana-MastersThesis.pdf%3Fstudy%3DATILoputoo%26reference%3DED41ADEDA3DABF9CEC333091EBEF9A5AB85E21D3&amp;usg=AOvVaw0u_GjEHWhfcvnFAZ0Dn9QH" text:style-name="Internet_20_link" text:visited-style-name="Visited_20_Internet_20_Link"><text:span text:style-name="T84">%3DED41ADEDA3DABF9CEC333091EBEF9A5AB85E21D3&amp;usg=AOvVaw0u_GjEHWhfcvnFAZ0Dn9QH</text:span></text:a><text:span text:style-name="T84"> </text:span></text:p>
      <text:p text:style-name="P22"/>
      <text:p text:style-name="P22"><text:span text:style-name="T61">Comparison of Synthetic Data Generation Tools Using IoT Data</text:span>: </text:p>
      <text:p text:style-name="P4"><text:a xlink:type="simple" xlink:href="http://www.victordeboer.com/wp-content/uploads/2022/10/Pavlov_ThesisFinalVersion.pdf" text:style-name="Internet_20_link" text:visited-style-name="Visited_20_Internet_20_Link"><text:span text:style-name="T196">http://www.victordeboer.com/wp-content/uploads/2022/10/Pavlov_ThesisFinalVersion.pdf</text:span></text:a><text:span text:style-name="T196"> <text:tab/>Can we create credible synthetic IoT datasets using pre-existing dataset generators? Tested Mostly AI [12], Gretel.ai [13].</text:span></text:p>
      <text:p text:style-name="P82"/>
      <text:h text:style-name="P126" text:outline-level="3"><text:span text:style-name="T1">Instructions for </text:span><text:span text:style-name="T60">updated </text:span>Ubuntu 22.04 <text:span text:style-name="T1">with root privileges.</text:span></text:h>
      <text:p text:style-name="P62">Execute: sudo apt update &amp;&amp; sudo apt upgrade &amp;&amp; sudo apt dist-upgrade &amp;&amp; sudo apt autoremove</text:p>
      <text:p text:style-name="P62"><text:span text:style-name="T325">Insert into ~./bashrc: </text:span>ulimit -n 65535 <text:span text:style-name="T325">&amp;&amp; sudo sysctl -w net.core.somaxconn=65535 </text:span></text:p>
      <text:p text:style-name="P80"/>
      <text:p text:style-name="P105">Dependencies</text:p>
      <text:p text:style-name="P67">Install github.com/fhs/go-netcdf/netcdf (see <text:a xlink:type="simple" xlink:href="https://pkg.go.dev/github.com/fhs/go-netcdf@v1.2.1/netcdf" text:style-name="Internet_20_link" text:visited-style-name="Visited_20_Internet_20_Link"><text:span text:style-name="T263">https://pkg.go.dev/github.com/fhs/go-netcdf@v1.2.1/netcdf</text:span></text:a>)</text:p>
      <text:p text:style-name="P71">See <text:a xlink:type="simple" xlink:href="https://downloads.unidata.ucar.edu/netcdf/" text:style-name="Internet_20_link" text:visited-style-name="Visited_20_Internet_20_Link">https://downloads.unidata.ucar.edu/netcdf/</text:a> </text:p>
      <text:p text:style-name="P68">netCDF requires the HDF5, zlib, and curl libraries.</text:p>
      <text:p text:style-name="P69"><text:span text:style-name="T268">I found </text:span><text:span text:style-name="T2">libcurl</text:span> <text:span text:style-name="T277">on my system </text:span><text:span text:style-name="T268">at /usr/lib/x86_64-linux-gnu/libcurl.so. </text:span></text:p>
      <text:p text:style-name="P74">sudo apt <text:span text:style-name="T296">get </text:span>install <text:span text:style-name="T2">libnetcdf-dev</text:span></text:p>
      <text:p text:style-name="P17"><text:span text:style-name="T202">P</text:span><text:span text:style-name="T201">referred </text:span><text:span text:style-name="T202">directory for hdf5 and zlib files is </text:span><text:span text:style-name="T227">/usr/local/lib</text:span></text:p>
      <text:p text:style-name="P17"><text:span text:style-name="T196">ld -lzlib --verbose <text:s/></text:span><text:span text:style-name="T201">gives library </text:span><text:span text:style-name="T203">locations.</text:span></text:p>
      <text:p text:style-name="P97"/>
      <text:p text:style-name="P137"><text:span text:style-name="T279">√</text:span><text:span text:style-name="T55"> </text:span>mkdir ~/github.com/hdf5-1.14.1 &amp;&amp; cd ~/github.com/hdf5-1.14.1</text:p>
      <text:p text:style-name="P136"><text:span text:style-name="T284">I downloaded </text:span><text:span text:style-name="T286">hdf5-1.14.1-2-Std-ubuntu2204_64.tar.gz</text:span><text:span text:style-name="T284"> from </text:span><text:a xlink:type="simple" xlink:href="https://www.hdfgroup.org/downloads/hdf5/" text:style-name="Internet_20_link" text:visited-style-name="Visited_20_Internet_20_Link"><text:span text:style-name="T285">https://www.hdfgroup.org/downloads/hdf5/</text:span></text:a><text:span text:style-name="T285"> :</text:span><text:span text:style-name="T284"> </text:span></text:p>
      <text:p text:style-name="P141"><text:span text:style-name="T89">m</text:span><text:span text:style-name="T84">v ~/Downloads/</text:span><text:span text:style-name="T111">hdf5-1.14.1-2-Std-ubuntu2204_64.tar.gz .</text:span></text:p>
      <text:p text:style-name="P142"><text:span text:style-name="T84">tar -xf </text:span><text:span text:style-name="T102">hdf5-1.14.1-2-Std-ubuntu2204_64.tar.gz</text:span></text:p>
      <text:p text:style-name="P138"><text:span text:style-name="T24">cd hdf &amp;&amp; ./HDF5-1.14.1-Linux.sh<text:tab/>## say ‘n’ to install; </text:span><text:span text:style-name="T264">I moved all the files up to </text:span><text:span text:style-name="T265">~/github.com/hdf5-1.14.1</text:span></text:p>
      <text:p text:style-name="P139"><text:span text:style-name="T288">### </text:span>./configure --with-zlib=<text:span text:style-name="T245">/usr/local/lib</text:span> --prefix=<text:span text:style-name="T245">/usr/local/lib</text:span> --enable-threadsafe --with-pthread=/usr/lib/x86_64-linux-gnu/pthread<text:tab/><text:span text:style-name="T288">### this compiles the examples; not needed.</text:span></text:p>
      <text:p text:style-name="P140">This places the library files into <text:span text:style-name="T189">/home/david/github.com/hdf5-1.14.1/lib</text:span></text:p>
      <text:p text:style-name="P140"/>
      <text:p text:style-name="P70"><text:span text:style-name="T279">√</text:span><text:span text:style-name="T55"> </text:span><text:span text:style-name="T268">Download HDF5 1.8.</text:span><text:span text:style-name="T270">10</text:span><text:span text:style-name="T268"> (and zlib 1.2.7) packages </text:span><text:a xlink:type="simple" xlink:href="ftp://ftp.unidata.ucar.edu/pub/netcdf/netcdf-4" text:style-name="Internet_20_link" text:visited-style-name="Visited_20_Internet_20_Link">ftp://ftp.unidata.ucar.edu/pub/netcdf/netcdf-4</text:a> </text:p>
      <text:p text:style-name="P84"/>
      <text:p text:style-name="P85"><text:span text:style-name="T278">√</text:span><text:span text:style-name="T282"> </text:span>Build <text:span text:style-name="T2">zlib </text:span><text:span text:style-name="T267">v1.2.5+ </text:span><text:span text:style-name="T273">library</text:span><text:span text:style-name="T267">: zlib1g </text:span><text:span text:style-name="T271">was aleady installed on my syste</text:span><text:span text:style-name="T276">m</text:span><text:span text:style-name="T271"> with: sudo apt install zlib1g -y </text:span></text:p>
      <text:p text:style-name="P86"><text:tab/>dpkg -L zlib1g → <text:span text:style-name="T189">/lib/x86_64-linux-gnu/libz.so.1.2.11</text:span></text:p>
      <text:p text:style-name="P87"><text:span text:style-name="T283">I copied: sudo cp </text:span><text:span text:style-name="T244">/lib/x86_64-linux-gnu/libz.so* </text:span><text:span text:style-name="T245">/usr/local/lib</text:span></text:p>
      <text:p text:style-name="P119"/>
      <text:p text:style-name="P16"><text:span text:style-name="T290">Execute: cp</text:span><text:span text:style-name="T273"> </text:span><text:span text:style-name="T290">~</text:span><text:span text:style-name="T273">/github.com/netcdf-c/netcdf.pc </text:span><text:span text:style-name="T272">~/github.com/hdf5-1.14.1/</text:span><text:span text:style-name="T289">lib</text:span></text:p>
      <text:p text:style-name="P16"><text:span text:style-name="T275">Execute ‘go build’. </text:span><text:span text:style-name="T274">The following error should </text:span><text:span text:style-name="T9">not</text:span><text:span text:style-name="T274"> appear: </text:span></text:p>
      <text:p text:style-name="P65"># pkg-config --cflags <text:s/>-- netcdf</text:p>
      <text:p text:style-name="P65">Package netcdf was not found in the pkg-config search path.</text:p>
      <text:p text:style-name="P65">Perhaps you should add the directory containing `netcdf.pc'</text:p>
      <text:p text:style-name="P65">to the PKG_CONFIG_PATH environment variable</text:p>
      <text:p text:style-name="P65">No package 'netcdf' found</text:p>
      <text:p text:style-name="P65">pkg-config: exit status 1</text:p>
      <text:p text:style-name="P64"/>
      <text:p text:style-name="P72"><text:span text:style-name="T2">Continu</text:span><text:span text:style-name="T11">e</text:span><text:span text:style-name="T2"> to install dependencies</text:span>:</text:p>
      <text:p text:style-name="P64">sudo nano /etc/fail2ban/jail.conf<text:tab/><text:span text:style-name="T239"># uncomment line ‘ignoreip = 127.0.0.1/8 ::’ prevent write tcp 127.0.0.1:43400-&gt;127.0.0.1:6667: write: connection reset by peer?</text:span></text:p>
      <text:p text:style-name="P66">In ~/.bashrc: export _JAVA_OPTIONS=-<text:span text:style-name="T2">Xmx</text:span><text:span text:style-name="T7">10240</text:span><text:span text:style-name="T8">m</text:span></text:p>
      <text:p text:style-name="P64"><text:span text:style-name="T59">Install </text:span><text:span text:style-name="T2">Java</text:span> &gt;= 1.8: <text:s/><text:span text:style-name="T70">java --version → </text:span><text:span text:style-name="T71">openjdk 11.0.18 2023-01-17, etc</text:span></text:p>
      <text:p text:style-name="P31">Install <text:span text:style-name="T2">Thrift</text:span>: sudo apt install thrift-<text:span text:style-name="T186">compiler</text:span></text:p>
      <text:p text:style-name="P32">Install <text:span text:style-name="T2">Maven</text:span> &gt;= 3.6.<text:span text:style-name="T72">3</text:span></text:p>
      <text:p text:style-name="P1"><text:span text:style-name="T196">Install </text:span><text:span text:style-name="T223">Docker</text:span><text:span text:style-name="T197"> v20.10.8: </text:span><text:a xlink:type="simple" xlink:href="https://www.digitalocean.com/community/tutorials/how-to-install-and-use-docker-on-ubuntu-22-04" text:style-name="Internet_20_link" text:visited-style-name="Visited_20_Internet_20_Link"><text:span text:style-name="T197">https://www.digitalocean.com/community/tutorials/how-to-install-and-use-docker-on-ubuntu-22-04</text:span></text:a><text:span text:style-name="T197"> </text:span></text:p>
      <text:p text:style-name="P60">Install <text:span text:style-name="T2">xsv</text:span>: </text:p>
      <text:p text:style-name="P59"><text:soft-page-break/>XSV_VERSION=$(curl -s "https://api.github.com/repos/BurntSushi/xsv/releases/latest" | grep -Po '"tag_name": "\K[0-9.]+') <text:span text:style-name="T236">&amp;&amp; echo $</text:span>XSV_VERSION → <text:span text:style-name="T236">0.13.0</text:span></text:p>
      <text:p text:style-name="P59">curl -Lo xsv.tar.gz "<text:a xlink:type="simple" xlink:href="https://github.com/BurntSushi/xsv/releases/latest/download/xsv-$" text:style-name="Internet_20_link" text:visited-style-name="Visited_20_Internet_20_Link">https://github.com/BurntSushi/xsv/releases/latest/download/xsv-$</text:a>{XSV_VERSION}-x86_64-unknown-linux-musl.tar.gz"</text:p>
      <text:p text:style-name="P59">sudo tar xf xsv.tar.gz -C /usr/local/bin</text:p>
      <text:p text:style-name="P58"><text:span text:style-name="Source_20_Text"><text:span text:style-name="T73">xsv --</text:span></text:span><text:span text:style-name="Source_20_Text"><text:span text:style-name="T162">v</text:span></text:span><text:span text:style-name="Source_20_Text"><text:span text:style-name="T73">ersion </text:span></text:span><text:span text:style-name="Source_20_Text"><text:span text:style-name="T160">&amp;&amp; </text:span></text:span><text:span text:style-name="Source_20_Text"><text:span text:style-name="T73">rm -rf xsv.tar.gz</text:span></text:span></text:p>
      <text:p text:style-name="P61"><text:span text:style-name="Source_20_Text"><text:span text:style-name="T163">Summary file </text:span></text:span><text:span text:style-name="Source_20_Text"><text:span text:style-name="T164">csv output</text:span></text:span><text:span text:style-name="Source_20_Text"><text:span text:style-name="T161">: xsv stats ./smart.home.weather/HomeC.csv --everything &gt;summary_HomeC.csv</text:span></text:span></text:p>
      <text:p text:style-name="P108">Install <text:span text:style-name="T2">SciDavis</text:span>: <text:a xlink:type="simple" xlink:href="https://sourceforge.net/projects/scidavis/" text:style-name="Internet_20_link" text:visited-style-name="Visited_20_Internet_20_Link">https://sourceforge.net/projects/scidavis/</text:a> </text:p>
      <text:p text:style-name="P108"><text:tab/>Install <text:span text:style-name="T2">QT</text:span> v5: <text:a xlink:type="simple" xlink:href="https://wiki.qt.io/Install_Qt_5_on_Ubuntu" text:style-name="Internet_20_link" text:visited-style-name="Visited_20_Internet_20_Link">https://wiki.qt.io/Install_Qt_5_on_Ubuntu</text:a> </text:p>
      <text:p text:style-name="P108"/>
      <text:p text:style-name="P104">Install Nginx Web Server <text:span text:style-name="T257">(</text:span><text:span text:style-name="T287">use </text:span><text:span text:style-name="T257">Apache?)</text:span></text:p>
      <text:p text:style-name="P33">sudo apt update</text:p>
      <text:p text:style-name="P33">sudo apt install nginx</text:p>
      <text:p text:style-name="P33">sudo ufw app list → Nginx Full, Nginx HTTP, Nginx HTTPS</text:p>
      <text:p text:style-name="P33">sudo ufw allow 'Nginx HTTP'</text:p>
      <text:p text:style-name="P33">sudo ufw status</text:p>
      <text:p text:style-name="P33">systemctl status nginx</text:p>
      <text:p text:style-name="P33">curl -4 icanhazip.com → 91.171.47.233 <text:span text:style-name="T231">at home; 192.168.1.92 is local</text:span></text:p>
      <text:p text:style-name="P38">http://<text:span text:style-name="T231">192.168.1.92</text:span></text:p>
      <text:p text:style-name="P37">sudo systemctl <text:span text:style-name="T192">{</text:span><text:span text:style-name="T233">status, </text:span>stop, <text:span text:style-name="T192">start, restart, </text:span>enable, <text:span text:style-name="T193">disable</text:span><text:span text:style-name="T192">}</text:span> nginx</text:p>
      <text:p text:style-name="P35">Nginx on Ubuntu 20.04 has one default server block enabled <text:span text:style-name="T194">at</text:span> /var/www/html. </text:p>
      <text:p text:style-name="P36">sudo mkdir /var/www/html/<text:span text:style-name="T24">datasets</text:span><text:span text:style-name="T2"> </text:span><text:span text:style-name="T195">&amp;&amp; sudo </text:span>chown -R $USER:$USER /var/www/html/datasets <text:span text:style-name="T195">&amp;&amp; sudo chmod -R 755 /var/www/</text:span>html/datasets → <text:span text:style-name="T232">Ordinarily, execute these commands:</text:span></text:p>
      <text:p text:style-name="P34">sudo mkdir -p /var/www/your_domain/html</text:p>
      <text:p text:style-name="P34">sudo chown -R $USER:$USER /var/www/your_domain/html</text:p>
      <text:p text:style-name="P34">sudo chmod -R 755 /var/www/your_domain</text:p>
      <text:p text:style-name="P57">Change /<text:span text:style-name="T234">upload to /datasets and </text:span>port from 8080 to 80 in <text:span text:style-name="T40">index.html.</text:span></text:p>
      <text:p text:style-name="P39">cp ~/Documents/digital-twins/ecobee/uploadFiles/index.html <text:span text:style-name="T191">/var/www/html/datasets</text:span></text:p>
      <text:p text:style-name="P39">sudo nano /etc/nginx/sites-available/<text:span text:style-name="T228">datasets</text:span></text:p>
      <text:p text:style-name="P40">server {</text:p>
      <text:p text:style-name="P40"><text:s text:c="8"/>listen 80;</text:p>
      <text:p text:style-name="P40"><text:s text:c="8"/>listen [::]:80;</text:p>
      <text:p text:style-name="P40"><text:s text:c="8"/>root /var/www/<text:span text:style-name="T235">html/</text:span>datasets;</text:p>
      <text:p text:style-name="P40"><text:s text:c="8"/>index index.html index.htm index.nginx-debian.html;</text:p>
      <text:p text:style-name="P42"><text:s text:c="8"/>server_name localhost datasets www.datasets;</text:p>
      <text:p text:style-name="P42"><text:s text:c="8"/>error_log /var/log/nginx/error.log;</text:p>
      <text:p text:style-name="P42"><text:s text:c="8"/>access_log /var/log/nginx/access.log;</text:p>
      <text:p text:style-name="P44"><text:s text:c="8"/>location ~ "/upl/([0-9a-zA-Z-.]*)$" {</text:p>
      <text:p text:style-name="P42"><text:s text:c="8"/>alias <text:s text:c="4"/>/storage/www/upl/$1;</text:p>
      <text:p text:style-name="P42"><text:s text:c="8"/>client_body_temp_path <text:s/>/tmp/upl_tmp;</text:p>
      <text:p text:style-name="P42"><text:s text:c="8"/>dav_methods <text:s/>PUT DELETE MKCOL COPY MOVE;</text:p>
      <text:p text:style-name="P42"><text:s text:c="8"/>create_full_put_path <text:s text:c="2"/>on;</text:p>
      <text:p text:style-name="P42"><text:s text:c="8"/>dav_access <text:s/>group:rw <text:s/>all:r;</text:p>
      <text:p text:style-name="P43"><text:tab/>}</text:p>
      <text:p text:style-name="P41">sudo ln -s /etc/nginx/sites-available/<text:span text:style-name="T229">datasets</text:span> /etc/nginx/sites-enabled/ → <text:span text:style-name="T229">symlink to server block</text:span></text:p>
      <text:p text:style-name="P39">sudo nano /etc/nginx/nginx.conf</text:p>
      <text:p text:style-name="P39"><text:tab/><text:span text:style-name="T230">Uncomment: server_names_hash_bucket_size</text:span></text:p>
      <text:p text:style-name="P101">sudo nginx -t → nginx: the configuration file /etc/nginx/nginx.conf ok</text:p>
      <text:p text:style-name="P56"><text:soft-page-break/>curl -s -o /dev/null -w "%{http_code}" <text:s/><text:a xlink:type="simple" xlink:href="http://localhost/" text:style-name="Internet_20_link" text:visited-style-name="Visited_20_Internet_20_Link">http://localhost/</text:a></text:p>
      <text:p text:style-name="P102">curl -v --insecure -T main.go http:/localhost:80/datasets/uploads</text:p>
      <text:p text:style-name="P56"><text:span text:style-name="T240">Browse to </text:span><text:a xlink:type="simple" xlink:href="http://192.168.1.92/datasets/" text:style-name="Internet_20_link" text:visited-style-name="Visited_20_Internet_20_Link"><text:span text:style-name="T240">http://192.168.1.92/datasets/</text:span></text:a><text:span text:style-name="T240"> </text:span><text:span text:style-name="T250">Browse, select a file, Upload: ls -l </text:span><text:span text:style-name="T251">/var/www/html/datasets</text:span></text:p>
      <text:p text:style-name="P101"/>
      <text:p text:style-name="P103"><text:span text:style-name="T191">Install </text:span>IotDB v 1.10</text:p>
      <text:p text:style-name="P132"><text:span text:style-name="T159">D</text:span><text:span text:style-name="T73">irectly integrated with Apache </text:span><text:span text:style-name="T78">Hadoop</text:span><text:span text:style-name="T73">, </text:span><text:span text:style-name="T78">Spark</text:span><text:span text:style-name="T73"> &amp; </text:span><text:span text:style-name="T78">Flink</text:span><text:span text:style-name="T73">. </text:span></text:p>
      <text:p text:style-name="P45">Managed Declarative Engines: <text:s/>Apache Spark Streaming (Scala) [with Apache Kafka] and Flink.</text:p>
      <text:p text:style-name="P130"><text:span text:style-name="T84">Spark GraphX: </text:span><text:a xlink:type="simple" xlink:href="https://www.simplilearn.com/spark-graphx-article" text:style-name="Internet_20_link" text:visited-style-name="Visited_20_Internet_20_Link"><text:span text:style-name="T84">https://www.simplilearn.com/spark-graphx-article</text:span></text:a></text:p>
      <text:p text:style-name="P130"><text:span text:style-name="T84">Apache Flink — Stateful Computations over Data Streams: </text:span><text:a xlink:type="simple" xlink:href="https://flink.apache.org/" text:style-name="Internet_20_link" text:visited-style-name="Visited_20_Internet_20_Link"><text:span text:style-name="T84">https://flink.apache.org/</text:span></text:a></text:p>
      <text:p text:style-name="P45"/>
      <text:p text:style-name="P125"><text:span text:style-name="T85">Download </text:span><text:span text:style-name="T103">IotDB </text:span><text:span text:style-name="T104">binary </text:span><text:span text:style-name="T103">and </text:span><text:a xlink:type="simple" xlink:href="https://www.apache.org/dyn/closer.cgi/iotdb/1.1.0/apache-iotdb-1.1.0-grafana-plugin-bin.zip" text:style-name="Internet_20_link" text:visited-style-name="Visited_20_Internet_20_Link"><text:span text:style-name="T102">Grafana-plugin</text:span></text:a><text:span text:style-name="T103"> </text:span><text:span text:style-name="T85">from </text:span><text:a xlink:type="simple" xlink:href="https://iotdb.apache.org/Download/" text:style-name="Internet_20_link" text:visited-style-name="Visited_20_Internet_20_Link"><text:span text:style-name="T85">https://iotdb.apache.org/Download/</text:span></text:a><text:span text:style-name="T85">. Verify.</text:span></text:p>
      <text:p text:style-name="P48"><text:span text:style-name="T326">Download latest </text:span><text:span text:style-name="T17">IoTDB</text:span><text:span text:style-name="T326"> v1.1.0 binaries from </text:span><text:a xlink:type="simple" xlink:href="https://www.apache.org/dyn/closer.cgi/iotdb/1.1.0/apache-iotdb-1.1.0-all-bin.zip" text:style-name="Internet_20_link" text:visited-style-name="Visited_20_Internet_20_Link"><text:span text:style-name="T328">https://www.apache.org/dyn/closer.cgi/iotdb/1.1.0/apache-iotdb-1.1.0-all-bin.zip</text:span></text:a><text:span text:style-name="T326"> </text:span></text:p>
      <text:p text:style-name="P48">Unpack the zip files into a folder, say <text:span text:style-name="T61">iotdb</text:span>. </text:p>
      <text:p text:style-name="P23">sudo sysctl -w net.core.somaxconn=65535</text:p>
      <text:p text:style-name="P127"><text:span text:style-name="T91">Opti</text:span><text:span text:style-name="T92">o</text:span><text:span text:style-name="T91">nally c</text:span><text:span text:style-name="T86">lone the </text:span><text:span text:style-name="T157">Docker</text:span><text:span text:style-name="T86"> version from </text:span><text:a xlink:type="simple" xlink:href="https://github.com/apache/iotdb" text:style-name="Internet_20_link" text:visited-style-name="Visited_20_Internet_20_Link"><text:span text:style-name="T86">https://github.com/apache/iotdb</text:span></text:a><text:span text:style-name="T86"> </text:span></text:p>
      <text:p text:style-name="P128"><text:span text:style-name="T104">C</text:span><text:span text:style-name="T102">lone the </text:span><text:span text:style-name="T156">Golang client</text:span><text:span text:style-name="T102"> from </text:span><text:a xlink:type="simple" xlink:href="https://github.com/apache/iotdb-client-go.git" text:style-name="Internet_20_link" text:visited-style-name="Visited_20_Internet_20_Link"><text:span text:style-name="T102">https://github.com/apache/iotdb-client-go.git</text:span></text:a><text:span text:style-name="T102"> </text:span><text:span text:style-name="T112">(Golang v1.20.x)</text:span></text:p>
      <text:p text:style-name="P128"><text:span text:style-name="T104">C</text:span><text:span text:style-name="T102">lone the </text:span><text:span text:style-name="T156">Java client</text:span><text:span text:style-name="T102"> from </text:span><text:a xlink:type="simple" xlink:href="https://iotdb.apache.org/UserGuide/Master/API/Programming-Java-Native-API.html" text:style-name="Internet_20_link" text:visited-style-name="Visited_20_Internet_20_Link"><text:span text:style-name="T102">https://iotdb.apache.org/UserGuide/Master/API/Programming-Java-Native-API.html</text:span></text:a><text:span text:style-name="T102"> </text:span></text:p>
      <text:p text:style-name="P128"><text:span text:style-name="T104">C</text:span><text:span text:style-name="T102">lone the </text:span><text:span text:style-name="T156">Python client</text:span><text:span text:style-name="T102"> from </text:span><text:a xlink:type="simple" xlink:href="https://iotdb.apache.org/UserGuide/Master/API/Programming-Python-Native-API.html" text:style-name="Internet_20_link" text:visited-style-name="Visited_20_Internet_20_Link"><text:span text:style-name="T102">https://iotdb.apache.org/UserGuide/Master/API/Programming-Python-Native-API.html</text:span></text:a><text:span text:style-name="T102"> </text:span></text:p>
      <text:p text:style-name="P91"/>
      <text:p text:style-name="P90"><text:span text:style-name="T291">Opti</text:span><text:span text:style-name="T292">o</text:span><text:span text:style-name="T291">nally </text:span><text:span text:style-name="T292">install </text:span>Julia v1.<text:span text:style-name="T269">9.0 </text:span><text:span text:style-name="T292">(need to write </text:span><text:span text:style-name="T293">the </text:span><text:span text:style-name="T291">Julia </text:span><text:span text:style-name="T293">client</text:span><text:span text:style-name="T292">): </text:span></text:p>
      <text:p text:style-name="P124"><text:span text:style-name="T84">wget </text:span><text:a xlink:type="simple" xlink:href="https://julialang-s3.julialang.org/bin/linux/x64/1.8/julia-1.8.1-linux-x86_64.tar.gz" text:style-name="Internet_20_link" text:visited-style-name="Visited_20_Internet_20_Link"><text:span text:style-name="T84">https://julialang-s3.julialang.org/bin/linux/x64/1.8/julia-1.</text:span></text:a><text:a xlink:type="simple" xlink:href="https://julialang-s3.julialang.org/bin/linux/x64/1.8/julia-1.8.1-linux-x86_64.tar.gz" text:style-name="Internet_20_link" text:visited-style-name="Visited_20_Internet_20_Link"><text:span text:style-name="T90">9</text:span></text:a><text:a xlink:type="simple" xlink:href="https://julialang-s3.julialang.org/bin/linux/x64/1.8/julia-1.8.1-linux-x86_64.tar.gz" text:style-name="Internet_20_link" text:visited-style-name="Visited_20_Internet_20_Link"><text:span text:style-name="T84">.</text:span></text:a><text:a xlink:type="simple" xlink:href="https://julialang-s3.julialang.org/bin/linux/x64/1.8/julia-1.8.1-linux-x86_64.tar.gz" text:style-name="Internet_20_link" text:visited-style-name="Visited_20_Internet_20_Link"><text:span text:style-name="T90">0</text:span></text:a><text:a xlink:type="simple" xlink:href="https://julialang-s3.julialang.org/bin/linux/x64/1.8/julia-1.8.1-linux-x86_64.tar.gz" text:style-name="Internet_20_link" text:visited-style-name="Visited_20_Internet_20_Link"><text:span text:style-name="T84">-linux-x86_64.tar.gz</text:span></text:a></text:p>
      <text:p text:style-name="P25">tar zxvf julia-1.<text:span text:style-name="T269">9</text:span>.<text:span text:style-name="T269">0</text:span>-linux-x86_64.tar.gz</text:p>
      <text:p text:style-name="P25">nano ~/.bashrc → export PATH="$PATH:/home/<text:span text:style-name="T10">david</text:span>/julia-1.<text:span text:style-name="T269">9</text:span>.<text:span text:style-name="T269">0</text:span>/bin"</text:p>
      <text:p text:style-name="P25"/>
      <text:p text:style-name="P75">Stupid Python dependencies to install <text:span text:style-name="T321">in order to convert clean_data/*.nc files to CSV files:</text:span></text:p>
      <text:p text:style-name="P78">Install miniconda3.</text:p>
      <text:p text:style-name="P77">export PATH="$HOME/.local/bin:$PATH"</text:p>
      <text:p text:style-name="P78">conda create -n <text:span text:style-name="T2">convertNetcdf</text:span></text:p>
      <text:p text:style-name="P96">conda activate convertNetcdf</text:p>
      <text:p text:style-name="P96">cd /home/david/miniconda3/envs/convertNetcdf</text:p>
      <text:p text:style-name="P78"><text:span text:style-name="T24">See </text:span><text:a xlink:type="simple" xlink:href="https://docs.xarray.dev/en/stable/getting-started-guide/installing.html" text:style-name="Internet_20_link" text:visited-style-name="Visited_20_Internet_20_Link"><text:span text:style-name="T24">https://docs.xarray.dev/en/stable/getting-started-guide/installing.html</text:span></text:a><text:span text:style-name="T24"> :</text:span></text:p>
      <text:p text:style-name="P96">conda install -c conda-forge xarray dask netCDF4 bottleneck</text:p>
      <text:p text:style-name="P79">See <text:a xlink:type="simple" xlink:href="https://docs.xarray.dev/en/stable/user-guide/io.html" text:style-name="Internet_20_link" text:visited-style-name="Visited_20_Internet_20_Link">https://docs.xarray.dev/en/stable/user-guide/io.html</text:a> </text:p>
      <text:p text:style-name="P76">/usr/bin/python3 -m pip install netcdf4 h5netcdf</text:p>
      <text:p text:style-name="P76">/usr/bin/python3 -m pip install netcdf2csv</text:p>
      <text:p text:style-name="P76">python convert.py<text:tab/><text:span text:style-name="T322"># See </text:span><text:a xlink:type="simple" xlink:href="https://pypi.org/project/netcdf2csv/" text:style-name="Internet_20_link" text:visited-style-name="Visited_20_Internet_20_Link"><text:span text:style-name="T322">https://pypi.org/project/netcdf2csv/</text:span></text:a><text:span text:style-name="T322"> <text:tab/></text:span><text:span text:style-name="T323">Rename the csv files.</text:span></text:p>
      <text:p text:style-name="P76"/>
      <text:p text:style-name="P143"><text:span text:style-name="T102">The </text:span><text:span text:style-name="T156">ncdump</text:span><text:span text:style-name="T102"> program read</text:span><text:span text:style-name="T115">s</text:span><text:span text:style-name="T102"> *.nc files </text:span><text:span text:style-name="T113">if the sensor data is given in that format: </text:span><text:span text:style-name="T114">See </text:span><text:a xlink:type="simple" xlink:href="http://www.bic.mni.mcgill.ca/users/sean/Docs/netcdf/guide.txn_79.html" text:style-name="Internet_20_link" text:visited-style-name="Visited_20_Internet_20_Link"><text:span text:style-name="T114">http://www.bic.mni.mcgill.ca/users/sean/Docs/netcdf/guide.txn_79.html</text:span></text:a><text:span text:style-name="T114"> </text:span></text:p>
      <text:p text:style-name="P143"><text:span text:style-name="T156">*.nc files</text:span><text:span text:style-name="T102">: </text:span><text:span text:style-name="T114">1 </text:span><text:span text:style-name="T116">instance of id string; 0 instances of unitutc value; 0 instances of yyyy-MM-dd values. </text:span></text:p>
      <text:p text:style-name="P14"><text:span text:style-name="Source_20_Text"><text:span text:style-name="T84">sudo apt -y install netcdf-bin<text:tab/><text:tab/>→ </text:span></text:span><text:span text:style-name="Source_20_Text"><text:span text:style-name="T87">See https://docs.unidata.ucar.edu/nug/current/index.html</text:span></text:span></text:p>
      <text:p text:style-name="P15"><text:span text:style-name="T196">ncdump -k Jan_clean.nc<text:tab/><text:tab/></text:span><text:span text:style-name="Source_20_Text"><text:span text:style-name="T88">→</text:span></text:span><text:span text:style-name="T196"> get file type {classic, netCDF-4}</text:span></text:p>
      <text:p text:style-name="P15"><text:span text:style-name="T196">ncdump -c Jan_clean.nc<text:tab/> &gt;Jan_clean.</text:span><text:span text:style-name="T199">var </text:span><text:span text:style-name="Source_20_Text"><text:span text:style-name="T88">→</text:span></text:span><text:span text:style-name="T196"> gives header + indexed {id, time} data</text:span></text:p>
      <text:p text:style-name="P15"><text:span text:style-name="T196">ncdump -</text:span><text:span text:style-name="T198">v State,Event,Schedule,Indoor_AverageTemperature,Indoor_CoolSetpoint,Indoor_HeatSetpoint,I</text:span><text:soft-page-break/><text:span text:style-name="T198">ndoor_Humidity,HeatingEquipmentStage1_RunTime,HeatingEquipmentStage2_RunTime,HeatingEquipmentStage3_RunTime,CoolingEquipmentStage1_RunTime,CoolingEquipmentStage2_RunTime,HeatPumpsStage1_RunTime,HeatPumpsStage2_RunTime,Thermostat_Temperature,Thermostat_DetectedMotion,RemoteSensor1_Temperature,RemoteSensor2_Temperature,RemoteSensor3_Temperature,RemoteSensor4_Temperature,RemoteSensor5_Temperature,RemoteSensor1_DetectedMotion,RemoteSensor2_DetectedMotion,RemoteSensor3_DetectedMotion,RemoteSensor4_DetectedMotion,RemoteSensor5_DetectedMotion,Outdoor_Temperature,Outdoor_Humidity,HVAC_Mode </text:span><text:span text:style-name="T196">Jan_clean.nc &gt;Jan_clean.</text:span><text:span text:style-name="T200">dat </text:span><text:span text:style-name="Source_20_Text"><text:span text:style-name="T88">→ </text:span></text:span><text:span text:style-name="T200">get all data for January other than indexed data.</text:span></text:p>
      <text:p text:style-name="P94"/>
      <text:p text:style-name="P94">The <text:span text:style-name="T2">nc</text:span><text:span text:style-name="T12">view</text:span> &lt;<text:span text:style-name="T303">nc file&gt; </text:span>program read<text:span text:style-name="T302">s</text:span> *.nc files <text:span text:style-name="T304">and graphs the data (click inside the small graph): </text:span></text:p>
      <text:p text:style-name="P95">sudo apt install ncview</text:p>
      <text:p text:style-name="P95">ncview /home/david/Documents/digital-twins/ecobee/clean_data/Jan_clean.nc</text:p>
      <text:list xml:id="list3697975897" text:style-name="L4">
        <text:list-item>
          <text:p text:style-name="P164">netcdf_dim_value: unknown data type (10) for dimension <text:span text:style-name="T2">time</text:span> <text:span text:style-name="T303">and </text:span>dimension <text:span text:style-name="T13">id</text:span><text:span text:style-name="T303">.</text:span></text:p>
        </text:list-item>
        <text:list-item>
          <text:p text:style-name="P165"><text:span text:style-name="T318">Selecting </text:span><text:span text:style-name="T319">any of </text:span><text:span text:style-name="T318">the </text:span><text:span text:style-name="T319">{</text:span><text:span text:style-name="T318">State, </text:span><text:span text:style-name="T319">Event, Schedule</text:span><text:span text:style-name="T320">} </text:span><text:span text:style-name="T318">variable</text:span><text:span text:style-name="T320">s</text:span><text:span text:style-name="T318"> </text:span><text:span text:style-name="T16">crashes</text:span><text:span text:style-name="T318"> </text:span>ncview!</text:p>
        </text:list-item>
      </text:list>
      <text:p text:style-name="P94"/>
      <text:p text:style-name="P10"><text:span text:style-name="T208">The </text:span><text:span text:style-name="T222">IotDB </text:span><text:span text:style-name="T208">environment is </text:span><text:span text:style-name="T209">now </text:span><text:span text:style-name="T208">ready for creating time-series (all data in IoTDB is organized as time-series), inserting data and querying data. </text:span><text:span text:style-name="T210">The following e</text:span><text:span text:style-name="T211">xample </text:span><text:span text:style-name="T212">process</text:span><text:span text:style-name="T210">es</text:span><text:span text:style-name="T212"> </text:span><text:span text:style-name="T213">the clean Ecobee dataset. </text:span><text:span text:style-name="T214">See </text:span><text:a xlink:type="simple" xlink:href="https://iotdb.apache.org/UserGuide/Master/QuickStart/QuickStart.html#basic-commands-for-iotdb" text:style-name="Internet_20_link" text:visited-style-name="Visited_20_Internet_20_Link"><text:span text:style-name="T214">https://iotdb.apache.org/UserGuide/Master/QuickStart/QuickStart.html#basic-commands-for-iotdb</text:span></text:a><text:span text:style-name="T214"> </text:span></text:p>
      <text:p text:style-name="P88"/>
      <text:p text:style-name="P88"><text:span text:style-name="T2">/home/david/.local/bin/ncinfo Jan_clean.nc</text:span> </text:p>
      <text:p text:style-name="P88">&lt;class 'netCDF4._netCDF4.Dataset'&gt;</text:p>
      <text:p text:style-name="P88">root group (NETCDF4 data model, file format HDF5):</text:p>
      <text:p text:style-name="P88"><text:s text:c="4"/>title: BBD_Ecobee dataset</text:p>
      <text:p text:style-name="P88"><text:s text:c="4"/>description: Ecobee data for four states</text:p>
      <text:p text:style-name="P88"><text:s text:c="4"/>conventions: MHKiT-Cloud Data Standards v. 1.0</text:p>
      <text:p text:style-name="P88"><text:s text:c="4"/>institution: Lawrence Berkeley National Laboratory</text:p>
      <text:p text:style-name="P88"><text:s text:c="4"/>code_url: https://github.com/tsdat/ingest-template</text:p>
      <text:p text:style-name="P88"><text:s text:c="4"/>location_meaning: Ecobee</text:p>
      <text:p text:style-name="P88"><text:s text:c="4"/>datastream_name: Ecobee.bbd_datasets-parameters-5min.b1</text:p>
      <text:p text:style-name="P88"><text:s text:c="4"/>input_files: Ecobee.bbd_datasets-parameters-5min.00.20170101.000000.raw.Jan_rename.csv</text:p>
      <text:p text:style-name="P88"><text:s text:c="4"/>history: Ran at 2022-03-26 20:19:47</text:p>
      <text:p text:style-name="P88"><text:s text:c="4"/>dimensions(sizes): id(990), time(8928)</text:p>
      <text:p text:style-name="P89"><text:s text:c="4"/>variables(dimensions): &lt;class 'str'&gt; id(id), int64 time(time), &lt;class 'str'&gt; State(id, time), &lt;class 'str'&gt; &lt;<text:span text:style-name="T339">etc&gt;</text:span></text:p>
      <text:p text:style-name="P89"><text:s text:c="4"/>groups: </text:p>
      <text:p text:style-name="P88"/>
      <text:p text:style-name="P118">Finally...</text:p>
      <text:p text:style-name="P73">git clone <text:a xlink:type="simple" xlink:href="https://github.com/dgnabasik/netcdf.git" text:style-name="Internet_20_link" text:visited-style-name="Visited_20_Internet_20_Link">https://github.com/dgnabasik/netcdf.git</text:a></text:p>
      <text:p text:style-name="P83">The Golang <text:span text:style-name="T2">netcdf</text:span> program <text:span text:style-name="T291">inserts </text:span><text:span text:style-name="T246">data from </text:span><text:span text:style-name="T247">source</text:span><text:span text:style-name="T246"> </text:span><text:span text:style-name="T247">data </text:span><text:span text:style-name="T246">files </text:span><text:span text:style-name="T247">{</text:span><text:span text:style-name="T246">*.nc, *.</text:span><text:span text:style-name="T247">csv, etc} </text:span><text:span text:style-name="T246">into the </text:span><text:span text:style-name="T247">local </text:span><text:span text:style-name="T246">IoTDB database. </text:span><text:span text:style-name="T247">It also </text:span><text:span text:style-name="T168">reads the *.var text from ncdump and produces a json file of the data headers </text:span><text:span text:style-name="T169">(e.g. <text:s/>*</text:span>.<text:span text:style-name="T169">json)</text:span><text:span text:style-name="T168">, a DatatypeProperty ontology file </text:span><text:span text:style-name="T169">(e.g. *</text:span>.<text:span text:style-name="T169">ttl) </text:span><text:span text:style-name="T187">for import into </text:span><text:span text:style-name="T6">GraphDB</text:span><text:span text:style-name="T168">, a SPARQL query file </text:span><text:span text:style-name="T169">(e.g. *</text:span>.<text:span text:style-name="T169">sparql)</text:span><text:span text:style-name="T188">. </text:span><text:span text:style-name="T294">Command-line parameters: {example, drop, create, delete, insert, query}</text:span></text:p>
      <text:p text:style-name="P83"/>
      <text:p text:style-name="P92">go build<text:tab/><text:span text:style-name="T298">### note the extra parameter in the *.nc data files.</text:span></text:p>
      <text:p text:style-name="P168">./netcdf /home/david/Documents/digital-twins/<text:span text:style-name="T345">ton.iot/processed</text:span>/IoT_Thermostat.csv <text:span text:style-name="T345">create</text:span></text:p>
      <text:p text:style-name="P168">./netcdf /home/david/Documents/digital-twins/ecobee/clean_data/<text:span text:style-name="T335">Aug</text:span>_clean.nc <text:span text:style-name="T2">netCDF-4</text:span> <text:span text:style-name="T335">insert</text:span></text:p>
      <text:p text:style-name="P98">./netcdf /home/david/Documents/digital-twins/smart.home.weather/HomeC.csv example</text:p>
      <text:p text:style-name="P168"/>
      <text:p text:style-name="P46"><text:soft-page-break/><text:span text:style-name="T184">Convention</text:span><text:span text:style-name="T185">s</text:span><text:span text:style-name="T171">: </text:span></text:p>
      <text:list xml:id="list1996823075" text:style-name="L5">
        <text:list-item>
          <text:p text:style-name="P157"><text:span text:style-name="T45">D</text:span><text:span text:style-name="T32">ata model: </text:span><text:span text:style-name="T18">User.Group.Location.Device.measurement</text:span><text:span text:style-name="T45"> (</text:span><text:span text:style-name="T37">root.etsidata.</text:span><text:span text:style-name="T47">device</text:span><text:span text:style-name="T37">.HomeC.</text:span><text:span text:style-name="T45">Status). </text:span><text:span text:style-name="T35">A data point is uniquely identified by </text:span><text:span text:style-name="T47">a </text:span><text:span text:style-name="T35">timestamp and </text:span><text:span text:style-name="T47">this </text:span><text:span text:style-name="T35">full time series path. </text:span><text:span text:style-name="T56">IoTDB updates the value of </text:span><text:span text:style-name="T58">a (</text:span><text:span text:style-name="T57">duplicate) </text:span><text:span text:style-name="T56">point instead of inserting a new point!</text:span></text:p>
        </text:list-item>
        <text:list-item>
          <text:p text:style-name="P161"><text:span text:style-name="T50">Our </text:span><text:span text:style-name="T24">hierarchy: </text:span><text:span text:style-name="T2">root.</text:span><text:span text:style-name="T19">etsi</text:span><text:span text:style-name="T24">.</text:span><text:span text:style-name="T50">group</text:span><text:span text:style-name="T24">.</text:span><text:span text:style-name="T50">d</text:span><text:span text:style-name="T24">evice.measurement.</text:span></text:p>
        </text:list-item>
        <text:list-item>
          <text:p text:style-name="P158"><text:span text:style-name="T32">U</text:span><text:span text:style-name="T29">se the same Identifier as the IotDB database name. </text:span><text:span text:style-name="T33">Don’t use dots or periods in </text:span><text:span text:style-name="T41">measurement </text:span><text:span text:style-name="T33">names; </text:span><text:span text:style-name="T35">use </text:span><text:span text:style-name="T41">underscores</text:span><text:span text:style-name="T35">. </text:span><text:span text:style-name="T34">The </text:span><text:span text:style-name="T51">length</text:span><text:span text:style-name="T34"> </text:span><text:span text:style-name="T51">[ 0-9 a-z A-Z _ ] of</text:span><text:span text:style-name="T34"> the </text:span><text:span text:style-name="T51">full </text:span><text:span text:style-name="T34">database </text:span><text:span text:style-name="T51">path is limited to </text:span><text:span text:style-name="T34">64. </text:span><text:span text:style-name="T69">Root</text:span><text:span text:style-name="T51"> is reserved. * </text:span><text:span text:style-name="T52">w</text:span><text:span text:style-name="T51">ildcards</text:span><text:span text:style-name="Source_20_Text"><text:span text:style-name="T51">.</text:span></text:span></text:p>
        </text:list-item>
        <text:list-item>
          <text:p text:style-name="P162"><text:span text:style-name="T35">D</text:span><text:span text:style-name="T24">o </text:span><text:span text:style-name="T2">not</text:span><text:span text:style-name="T24"> use </text:span><text:span text:style-name="T48">column name</text:span><text:span text:style-name="T24">s</text:span><text:span text:style-name="T49"> </text:span><text:span text:style-name="T24">of </text:span><text:span text:style-name="T67">time</text:span><text:span text:style-name="T32"> </text:span><text:span text:style-name="T24">or </text:span><text:span text:style-name="T66">timestamp</text:span><text:span text:style-name="T48"> </text:span><text:span text:style-name="T24">in the summary files. Use</text:span><text:span text:style-name="T48"> </text:span><text:span text:style-name="T68">longtime </text:span><text:span text:style-name="T66">or utc_timestamp.</text:span></text:p>
        </text:list-item>
        <text:list-item>
          <text:p text:style-name="P174"><text:span text:style-name="T215">Create an</text:span><text:span text:style-name="T208"> IoTDB timeseries </text:span><text:span text:style-name="T215">for every column </text:span><text:span text:style-name="T208">in the *.nc sensor data. </text:span><text:span text:style-name="T221">IotDB t</text:span><text:span text:style-name="T216">imeseries management: </text:span><text:a xlink:type="simple" xlink:href="https://iotdb.apache.org/UserGuide/V1.1.x/Operate-Metadata/Timeseries.html" text:style-name="Internet_20_link" text:visited-style-name="Visited_20_Internet_20_Link"><text:span text:style-name="T217">https://iotdb.apache.org/UserGuide/V1.1.x/Operate-Metadata/Timeseries.html</text:span></text:a><text:span text:style-name="T217"> </text:span></text:p>
        </text:list-item>
        <text:list-item>
          <text:p text:style-name="P159"><text:span text:style-name="T39">String </text:span><text:span text:style-name="T24">datatypes (status) use the </text:span><text:span text:style-name="T39">PLAIN </text:span><text:span text:style-name="T24">encoding; Float datatypes (speed, temperature, power, etc) use the </text:span><text:span text:style-name="T39">GORILLA</text:span><text:span text:style-name="T24"> encoding. </text:span><text:span text:style-name="T36">Use the </text:span><text:span text:style-name="T38">ncdump -</text:span><text:span text:style-name="T36">v command to determine the datatype. </text:span></text:p>
        </text:list-item>
        <text:list-item>
          <text:p text:style-name="P160"><text:span text:style-name="T24">In IoTDB, all data and paths stored are organized in </text:span><text:span text:style-name="T53">terms </text:span><text:span text:style-name="T24">of measurements.</text:span></text:p>
        </text:list-item>
        <text:list-item>
          <text:p text:style-name="P181"><text:span text:style-name="T106">The prefix of a timeseries must belong to a database. Before creating a timeseries, users must set which database the series belongs to: </text:span><text:span text:style-name="T120">CREATE DATABASE root.etsidata;</text:span></text:p>
        </text:list-item>
        <text:list-item>
          <text:p text:style-name="P180"><text:span text:style-name="Source_20_Text"><text:span text:style-name="T107">The (relative or absolute) timestamp </text:span></text:span><text:span text:style-name="Source_20_Text"><text:span text:style-name="T109">(long or datetime) </text:span></text:span><text:span text:style-name="Source_20_Text"><text:span text:style-name="T107">is the time at which data is produced. </text:span></text:span></text:p>
        </text:list-item>
        <text:list-item>
          <text:p text:style-name="P180"><text:span text:style-name="Source_20_Text"><text:span text:style-name="T97">Aligned timeseries</text:span></text:span><text:span text:style-name="Source_20_Text"><text:span text:style-name="T121">:</text:span></text:span><text:span text:style-name="Source_20_Text"><text:span text:style-name="T107"> when multiple measurements are sampled simultaneously and all the timeseries have the same time column. </text:span></text:span><text:span text:style-name="Source_20_Text"><text:span text:style-name="T110">Each data row insert is aligned.</text:span></text:span></text:p>
        </text:list-item>
        <text:list-item>
          <text:p text:style-name="P180"><text:span text:style-name="Source_20_Text"><text:span text:style-name="T107">A </text:span></text:span><text:span text:style-name="Source_20_Text"><text:span text:style-name="T96">time partition</text:span></text:span><text:span text:style-name="Source_20_Text"><text:span text:style-name="T107"> divides data according to a time interval and save</text:span></text:span><text:span text:style-name="Source_20_Text"><text:span text:style-name="T119">s</text:span></text:span><text:span text:style-name="Source_20_Text"><text:span text:style-name="T107"> all data within </text:span></text:span><text:span text:style-name="Source_20_Text"><text:span text:style-name="T108">that </text:span></text:span><text:span text:style-name="Source_20_Text"><text:span text:style-name="T107">range. </text:span></text:span></text:p>
        </text:list-item>
        <text:list-item>
          <text:p text:style-name="P182">The <text:span text:style-name="T2">jps</text:span> command shows the status of the jvm.</text:p>
        </text:list-item>
        <text:list-item>
          <text:p text:style-name="P183">cat ~/iotdb/log<text:span text:style-name="T253">s</text:span>/log_datanode_error.log</text:p>
        </text:list-item>
      </text:list>
      <text:p text:style-name="P135"/>
      <text:p text:style-name="P49"><text:span text:style-name="T183">Terminal</text:span><text:span text:style-name="T177"> </text:span><text:span text:style-name="T175">Commands:</text:span></text:p>
      <text:p text:style-name="P129"><text:span text:style-name="T104">cd ~/iotdb &amp;&amp; </text:span><text:span text:style-name="Source_20_Text"><text:span text:style-name="T102">sbin/start-standalone.sh</text:span></text:span></text:p>
      <text:p text:style-name="P20"><text:span text:style-name="Source_20_Text"><text:span text:style-name="T102">sbin/start-cli.sh -h 127.0.0.1 -p 6667 -u root -pw root<text:tab/></text:span></text:span><text:span text:style-name="Source_20_Text"><text:span text:style-name="T105">### note the user root / root.</text:span></text:span></text:p>
      <text:p text:style-name="P47"><text:span text:style-name="T26">cd </text:span><text:span text:style-name="T25">~/Documents/digital-twins/ecobee/clean_data<text:tab/></text:span><text:span text:style-name="T27">### location of *.nc files</text:span></text:p>
      <text:p text:style-name="P52"><text:span text:style-name="T24">mkdir outputs &amp;&amp; cd outputs </text:span><text:span text:style-name="T28">&amp;&amp; ncdump -c ../Jan_clean.nc &gt;Jan_clean.var</text:span></text:p>
      <text:p text:style-name="P54"><text:span text:style-name="T5">IoTDB </text:span><text:span text:style-name="T24">Commands: </text:span><text:span text:style-name="T37">(a</text:span><text:span text:style-name="T30">t </text:span><text:span text:style-name="T31">the </text:span><text:span text:style-name="T30">IotDB&gt; prompt</text:span><text:span text:style-name="T37">)</text:span></text:p>
      <text:p text:style-name="P50"><text:span text:style-name="T24">create database </text:span><text:span text:style-name="T29">root.etsidata</text:span><text:span text:style-name="T66">;<text:tab/></text:span><text:span text:style-name="T171">### consolidate months into single DB.</text:span></text:p>
      <text:p text:style-name="P51"><text:span text:style-name="T171">show databases;<text:tab/><text:tab/></text:span><text:span text:style-name="T174">### The TimePartitionInterval 604800000 ms is 7 days.</text:span></text:p>
      <text:p text:style-name="P93">show timeseries;<text:tab/><text:tab/><text:span text:style-name="T342">### everything</text:span></text:p>
      <text:p text:style-name="P166">show timeseries root.etsidata.<text:span text:style-name="T252">device</text:span>.HomeC.*; <text:s/><text:span text:style-name="T190">## column names are case-sensitive!</text:span></text:p>
      <text:p text:style-name="P170"/>
      <text:p text:style-name="P9"><text:span text:style-name="Source_20_Text"><text:span text:style-name="T151">Produce and Modify the Summary File</text:span></text:span><text:span text:style-name="Source_20_Text"><text:span text:style-name="T129">:</text:span></text:span></text:p>
      <text:p text:style-name="P9"><text:span text:style-name="Source_20_Text"><text:span text:style-name="T128">The csv </text:span></text:span><text:span text:style-name="Source_20_Text"><text:span text:style-name="T152">summary</text:span></text:span><text:span text:style-name="Source_20_Text"><text:span text:style-name="T128"> file </text:span></text:span><text:span text:style-name="Source_20_Text"><text:span text:style-name="T129">is </text:span></text:span><text:span text:style-name="Source_20_Text"><text:span text:style-name="T128">produced by </text:span></text:span><text:span text:style-name="Source_20_Text"><text:span text:style-name="T155">xsv stats</text:span></text:span><text:span text:style-name="Source_20_Text"><text:span text:style-name="T148"> &lt;dataFile.csv&gt; --everything &gt;</text:span></text:span><text:span text:style-name="Source_20_Text"><text:span text:style-name="T149">summary_</text:span></text:span><text:span text:style-name="Source_20_Text"><text:span text:style-name="T148">dataFile.csv</text:span></text:span><text:span text:style-name="Source_20_Text"><text:span text:style-name="T128"> </text:span></text:span><text:span text:style-name="Source_20_Text"><text:span text:style-name="T129">in </text:span></text:span><text:span text:style-name="Source_20_Text"><text:span text:style-name="T128">the same folder as &lt;dataFile.csv&gt;.</text:span></text:span></text:p>
      <text:list xml:id="list117710761" text:style-name="L6">
        <text:list-item>
          <text:p text:style-name="P175"><text:span text:style-name="Source_20_Text"><text:span text:style-name="T129">Remove any blank rows.</text:span></text:span></text:p>
        </text:list-item>
        <text:list-item>
          <text:p text:style-name="P176"><text:span text:style-name="Source_20_Text"><text:span text:style-name="T130">There should be only 1 </text:span></text:span><text:span text:style-name="Source_20_Text"><text:span text:style-name="T138">(</text:span></text:span><text:span text:style-name="Source_20_Text"><text:span text:style-name="T130">UTC</text:span></text:span><text:span text:style-name="Source_20_Text"><text:span text:style-name="T138">)</text:span></text:span><text:span text:style-name="Source_20_Text"><text:span text:style-name="T130"> timestamp row. </text:span></text:span></text:p>
        </text:list-item>
        <text:list-item>
          <text:p text:style-name="P175"><text:span text:style-name="Source_20_Text"><text:span text:style-name="T129">A</text:span></text:span><text:span text:style-name="Source_20_Text"><text:span text:style-name="T133">ppend</text:span></text:span><text:span text:style-name="Source_20_Text"><text:span text:style-name="T129"> the units column: </text:span></text:span><text:a xlink:type="simple" xlink:href="http://www.ontology-of-units-of-measure.org/resource/om-2/" text:style-name="Internet_20_link" text:visited-style-name="Visited_20_Internet_20_Link"><text:span text:style-name="Source_20_Text"><text:span text:style-name="T129">http://www.ontology-of-units-of-measure.org/resource/om-2/</text:span></text:span></text:a><text:span text:style-name="Source_20_Text"><text:span text:style-name="T315"> </text:span></text:span></text:p>
        </text:list-item>
        <text:list-item>
          <text:p text:style-name="P175"><text:span text:style-name="Source_20_Text"><text:span text:style-name="T129">Remove any non-ASCII characters.</text:span></text:span></text:p>
        </text:list-item>
        <text:list-item>
          <text:p text:style-name="P175"><text:span text:style-name="Source_20_Text"><text:span text:style-name="T129">Append a backslash to column A after the last row </text:span></text:span><text:span text:style-name="Source_20_Text"><text:span text:style-name="T131">or leave the word ‘interpolated’. </text:span></text:span><text:span text:style-name="Source_20_Text"><text:span text:style-name="T147">In column B (type) insert the GroupName (e.g., </text:span></text:span><text:span text:style-name="Source_20_Text"><text:span text:style-name="T344">synthetic).</text:span></text:span></text:p>
        </text:list-item>
        <text:list-item>
          <text:p text:style-name="P177"><text:span text:style-name="Source_20_Text"><text:span text:style-name="T132">Type names </text:span></text:span><text:span text:style-name="Source_20_Text"><text:span text:style-name="T133">in column B </text:span></text:span><text:span text:style-name="Source_20_Text"><text:span text:style-name="T132">are capitalized. </text:span></text:span></text:p>
        </text:list-item>
        <text:list-item>
          <text:p text:style-name="P175"><text:span text:style-name="Source_20_Text"><text:span text:style-name="T129">Sometimes the xsv program produces a large file size; make the changes and save it for a file size of 2.8 kb.</text:span></text:span></text:p>
        </text:list-item>
        <text:list-item>
          <text:p text:style-name="P178"><text:soft-page-break/><text:span text:style-name="Source_20_Text"><text:span text:style-name="T141">C</text:span></text:span><text:span text:style-name="Source_20_Text"><text:span text:style-name="T134">hange</text:span></text:span><text:span text:style-name="Source_20_Text"><text:span text:style-name="T141">d</text:span></text:span><text:span text:style-name="Source_20_Text"><text:span text:style-name="T134"> all </text:span></text:span><text:span text:style-name="Source_20_Text"><text:span text:style-name="T154">Ecobee</text:span></text:span><text:span text:style-name="Source_20_Text"><text:span text:style-name="T134"> Float types to Double </text:span></text:span><text:span text:style-name="Source_20_Text"><text:span text:style-name="T144">since </text:span></text:span><text:span text:style-name="Source_20_Text"><text:span text:style-name="T134">xsv reported the wrong type. </text:span></text:span><text:span text:style-name="Source_20_Text"><text:span text:style-name="T135">The *.var file contains the definitive data type. </text:span></text:span><text:span text:style-name="Source_20_Text"><text:span text:style-name="T136">Cleaned data sometimes ‘normalizes’ (changes) </text:span></text:span><text:span text:style-name="Source_20_Text"><text:span text:style-name="T135">data type</text:span></text:span><text:span text:style-name="Source_20_Text"><text:span text:style-name="T136">s</text:span></text:span><text:span text:style-name="Source_20_Text"><text:span text:style-name="T135">, </text:span></text:span><text:span text:style-name="Source_20_Text"><text:span text:style-name="T137">so type conversion is necessary when loading data into IotDB. <text:s/></text:span></text:span></text:p>
        </text:list-item>
        <text:list-item>
          <text:p text:style-name="P178"><text:span text:style-name="Source_20_Text"><text:span text:style-name="T154">Ecobee</text:span></text:span><text:span text:style-name="Source_20_Text"><text:span text:style-name="T134">: </text:span></text:span><text:span text:style-name="Source_20_Text"><text:span text:style-name="T98">HeatPumpsStage2_RunTime</text:span></text:span><text:span text:style-name="Source_20_Text"><text:span text:style-name="T137"> </text:span></text:span><text:span text:style-name="Source_20_Text"><text:span text:style-name="T139">is everywhere null for </text:span></text:span><text:span text:style-name="Source_20_Text"><text:span text:style-name="T145">Aug, </text:span></text:span><text:span text:style-name="Source_20_Text"><text:span text:style-name="T146">so c</text:span></text:span><text:span text:style-name="Source_20_Text"><text:span text:style-name="T144">hanged all values to 0.</text:span></text:span></text:p>
        </text:list-item>
        <text:list-item>
          <text:p text:style-name="P178"><text:span text:style-name="Source_20_Text"><text:span text:style-name="T141">C</text:span></text:span><text:span text:style-name="Source_20_Text"><text:span text:style-name="T134">hange</text:span></text:span><text:span text:style-name="Source_20_Text"><text:span text:style-name="T141">d</text:span></text:span><text:span text:style-name="Source_20_Text"><text:span text:style-name="T134"> all </text:span></text:span><text:span text:style-name="Source_20_Text"><text:span text:style-name="T154">Ecobee</text:span></text:span><text:span text:style-name="Source_20_Text"><text:span text:style-name="T134"> </text:span></text:span><text:span text:style-name="Source_20_Text"><text:span text:style-name="T140">int HVAC_Mode =&gt; string HVAC_Mode </text:span></text:span><text:span text:style-name="Source_20_Text"><text:span text:style-name="T144">in the </text:span></text:span><text:span text:style-name="Source_20_Text"><text:span text:style-name="T140">*.var </text:span></text:span><text:span text:style-name="Source_20_Text"><text:span text:style-name="T144">files.</text:span></text:span></text:p>
        </text:list-item>
        <text:list-item>
          <text:p text:style-name="P179"><text:span text:style-name="Source_20_Text"><text:span text:style-name="T141">Added a </text:span></text:span><text:span text:style-name="Source_20_Text"><text:span text:style-name="T153">cet_cest_timestamp</text:span></text:span><text:span text:style-name="Source_20_Text"><text:span text:style-name="T141"> time row </text:span></text:span><text:span text:style-name="Source_20_Text"><text:span text:style-name="T142">(copied </text:span></text:span><text:span text:style-name="Source_20_Text"><text:span text:style-name="T143">the </text:span></text:span><text:span text:style-name="Source_20_Text"><text:span text:style-name="T141">utc_timestamp </text:span></text:span><text:span text:style-name="Source_20_Text"><text:span text:style-name="T142">row) for</text:span></text:span><text:span text:style-name="Source_20_Text"><text:span text:style-name="T141"> each of the </text:span></text:span><text:span text:style-name="Source_20_Text"><text:span text:style-name="T153">opsd.household</text:span></text:span><text:span text:style-name="Source_20_Text"><text:span text:style-name="T141"> summary_household_data_{1,15,60}min_singleindex.csv files.</text:span></text:span></text:p>
        </text:list-item>
      </text:list>
      <text:p text:style-name="P9"><text:span text:style-name="Source_20_Text"><text:span text:style-name="T129"/></text:span></text:p>
      <text:p text:style-name="P12"><text:span text:style-name="T311">cd ~/Documents/digital-twins/netcdf </text:span><text:span text:style-name="T312">&amp;&amp; source ./netcdf.env</text:span></text:p>
      <text:p text:style-name="P11">### Exclude <text:span text:style-name="T336">netcdf.env inside</text:span> .gitignore file!</text:p>
      <text:p text:style-name="P8">export GO111MODULE=on</text:p>
      <text:p text:style-name="P8">export GOPROXY=https://goproxy.io</text:p>
      <text:p text:style-name="P8">export IOTDB_HOST=127.0.0.1 <text:s/>#10.103.4.83</text:p>
      <text:p text:style-name="P8">export IOTDB_PORT=6667</text:p>
      <text:p text:style-name="P8">export IOTDB_USER=root</text:p>
      <text:p text:style-name="P8">export IOTDB_PASSWORD=root</text:p>
      <text:p text:style-name="P7">-----------------------------------------------------------</text:p>
      <text:p text:style-name="P7"/>
      <text:p text:style-name="P7"><text:span text:style-name="T317">DML: See </text:span><text:a xlink:type="simple" xlink:href="https://iotdb.apache.org/UserGuide/V1.0.x/Reference/SQL-Reference.html#schema-statement" text:style-name="Internet_20_link" text:visited-style-name="Visited_20_Internet_20_Link">https://iotdb.apache.org/UserGuide/V1.0.x/Reference/SQL-Reference.html#schema-statement</text:a> </text:p>
      <text:p text:style-name="P7">./<text:span text:style-name="T237">iotdb /home/david/Documents/digital-twins/opsd.household/household_data_15min_singleindex.csv insert</text:span></text:p>
      <text:p text:style-name="P53"><text:span text:style-name="T24">.../</text:span><text:span text:style-name="T4">netcdf </text:span><text:span text:style-name="T28">Jan_clean.var netCDF-4 </text:span><text:span text:style-name="T172">Ecobee_</text:span><text:span text:style-name="T173">clean_5min</text:span><text:span text:style-name="T176"><text:tab/># outputs </text:span><text:span text:style-name="T172">Ecobee_</text:span><text:span text:style-name="T173">clean_5min.</text:span><text:span text:style-name="T176">{json, sparql, iotdb, ttl} files. </text:span></text:p>
      <text:p text:style-name="P18"><text:span text:style-name="Source_20_Text"><text:span text:style-name="T99">When </text:span></text:span><text:span text:style-name="Source_20_Text"><text:span text:style-name="T100">i</text:span></text:span><text:span text:style-name="Source_20_Text"><text:span text:style-name="T99">nserting alig</text:span></text:span><text:span text:style-name="Source_20_Text"><text:span text:style-name="T100">ned </text:span></text:span><text:span text:style-name="Source_20_Text"><text:span text:style-name="T99">data into IotDB, ensure the t</text:span></text:span><text:span text:style-name="Source_20_Text"><text:span text:style-name="T100">imestamp </text:span></text:span><text:span text:style-name="Source_20_Text"><text:span text:style-name="T99">field is</text:span></text:span><text:span text:style-name="Source_20_Text"><text:span text:style-name="T101"> </text:span></text:span><text:span text:style-name="Source_20_Text"><text:span text:style-name="T99">the first column</text:span></text:span><text:span text:style-name="Source_20_Text"><text:span text:style-name="T150">. </text:span></text:span></text:p>
      <text:p text:style-name="P55"><text:span text:style-name="T176">S</text:span><text:span text:style-name="T170">ELECT </text:span><text:span text:style-name="T181">COUNT(</text:span><text:span text:style-name="T170">*</text:span><text:span text:style-name="T181">)</text:span><text:span text:style-name="T170"> FROM </text:span><text:span text:style-name="T176">root.etsidata.etsi.household_data_1min_singleindex;</text:span></text:p>
      <text:p text:style-name="P55"><text:span text:style-name="T176">SELECT COUNT(*) FROM root.etsidata.synthetic.IoT_Weather;</text:span></text:p>
      <text:p text:style-name="P55"><text:span text:style-name="T176">D</text:span><text:span text:style-name="T170">ELETE FROM </text:span><text:span text:style-name="T176">root.etsidata.etsi.Ecobee_clean_5min.</text:span><text:span text:style-name="T178">id</text:span><text:span text:style-name="T176">; <text:s text:c="2"/></text:span><text:span text:style-name="T178"># deletes all the data in the id timeseries </text:span><text:span text:style-name="T179">but not the </text:span><text:span text:style-name="T180">schema</text:span><text:span text:style-name="T179">.</text:span></text:p>
      <text:p text:style-name="P63">DROP TIMESERIES <text:span text:style-name="T176">root.etsidata.etsi.Ecobee_clean_5min.</text:span><text:span text:style-name="T178">id</text:span><text:span text:style-name="T176">; <text:s text:c="2"/></text:span><text:span text:style-name="T178"># </text:span><text:span text:style-name="T170">drops the timeseries </text:span><text:span text:style-name="T180">schema</text:span><text:span text:style-name="T179">.</text:span></text:p>
      <text:p text:style-name="P106">CREATE ALIGNED TIMESERIES root.etsidata.etsi.Jan_clean(longtime INT64 encoding=GORILLA compressor=SNAPPY, <text:span text:style-name="T300">id TEXT </text:span>encoding=PLAIN compressor=SNAPPY); <text:span text:style-name="T307">(fragment)</text:span></text:p>
      <text:p text:style-name="P172">INSERT INTO <text:span text:style-name="T305">root.etsidata.synthetic.IoT_Weather &lt;&lt;&lt;</text:span></text:p>
      <text:p text:style-name="P172"><text:span text:style-name="T347">SHOW</text:span> <text:span text:style-name="T346">TIMESERIES </text:span><text:span text:style-name="T299">root.etsidata.etsi.</text:span><text:span text:style-name="T305">synthetic.IoT_Weather</text:span><text:span text:style-name="T301">;</text:span></text:p>
      <text:p text:style-name="P115"><text:span text:style-name="T316">T</text:span><text:span text:style-name="T305">ime series generation function: S</text:span>ELECT <text:span text:style-name="T305">DE_KN_industrial1_pv_1 from root.etsidata.etsi.household_data_1min_singleindex where time=1970-01-17T18:34:30.240+01:00; <text:s/></text:span><text:span text:style-name="T316"># returns one row</text:span></text:p>
      <text:p text:style-name="P110"><text:span text:style-name="T305">S</text:span>ELECT <text:span text:style-name="T306">COUNT(</text:span>*<text:span text:style-name="T306">)</text:span> FROM <text:s/>root.etsidata.etsi.Jan_clean.RemoteSensor3_Temperature;</text:p>
      <text:p text:style-name="P111"><text:span text:style-name="T305">S</text:span>ELECT RemoteSensor3_Temperature FROM <text:s/>root.etsidata.etsi.Jan_clean;</text:p>
      <text:p text:style-name="P171">Everything: COUNT TIMESERIES root.etsidata.**; =&gt; 377886</text:p>
      <text:p text:style-name="P171">/ecobee: COUNT TIMESERIES root.etsidata.Dec_clean.**; =&gt; 31424*12=377088</text:p>
      <text:p text:style-name="P171">/opsd.household: COUNT TIMESERIES root.etsidata.device.household_data_1min_singleindex.**; =&gt; 71*3=213</text:p>
      <text:p text:style-name="P171">/HomeC: COUNT TIMESERIES root.etsidata.device.HomeC.**; =&gt; 32</text:p>
      <text:p text:style-name="P171">SELECT COUNT(*) FROM <text:span text:style-name="T330">root.etsidata.Jan_clean.00248d5f9ecd01a008b95d6f5a79688db7f8344c;</text:span></text:p>
      <text:p text:style-name="P107"/>
      <text:p text:style-name="P114">Verify the amount of data written by running the <text:span text:style-name="T2">parsecsv </text:span>program, which displays the number of non-null values with the CSV data file. This detects measurements which could be excluded. <text:s/><text:span text:style-name="T329"><text:s/>Compare these values with the output of </text:span><text:span text:style-name="T331">SELECT COUNT(*) FROM root.etsidata.etsi.Jan_clean</text:span><text:span text:style-name="T329">; </text:span><text:span text:style-name="T334">or check against the </text:span><text:span text:style-name="T65">cardinality </text:span><text:span text:style-name="T334">values in the summary file.</text:span></text:p>
      <text:p text:style-name="P114"/>
      <text:p text:style-name="P112"><text:soft-page-break/>./parsecsv /home/david/Documents/digital-twins/ecobee/clean_data/csv/Jan_clean.csv</text:p>
      <text:p text:style-name="P113">id <text:s/>8838720</text:p>
      <text:p text:style-name="P113">time <text:s/>8838720</text:p>
      <text:p text:style-name="P113">State <text:s/>8748163</text:p>
      <text:p text:style-name="P113">Event <text:s/>3482114</text:p>
      <text:p text:style-name="P113">Schedule <text:s/>8677734</text:p>
      <text:p text:style-name="P113">Indoor_AverageTemperature <text:s/>8731357</text:p>
      <text:p text:style-name="P113">Indoor_CoolSetpoint <text:s/>8639295</text:p>
      <text:p text:style-name="P113">Indoor_HeatSetpoint <text:s/>8695229</text:p>
      <text:p text:style-name="P113">Indoor_Humidity <text:s/>8731357</text:p>
      <text:p text:style-name="P113">HeatingEquipmentStage1_RunTime <text:s/>2007568</text:p>
      <text:p text:style-name="P113">HeatingEquipmentStage2_RunTime <text:s/>72945</text:p>
      <text:p text:style-name="P116">HeatingEquipmentStage3_RunTime <text:s/>0</text:p>
      <text:p text:style-name="P113">CoolingEquipmentStage1_RunTime <text:s/>43107</text:p>
      <text:p text:style-name="P113">CoolingEquipmentStage2_RunTime <text:s/>1240</text:p>
      <text:p text:style-name="P113">HeatPumpsStage1_RunTime <text:s/>75544</text:p>
      <text:p text:style-name="P113">HeatPumpsStage2_RunTime <text:s/>5934</text:p>
      <text:p text:style-name="P113">Fan_RunTime <text:s/>2528213</text:p>
      <text:p text:style-name="P113">Thermostat_Temperature <text:s/>8731357</text:p>
      <text:p text:style-name="P113">Thermostat_DetectedMotion <text:s/>1486508</text:p>
      <text:p text:style-name="P113">RemoteSensor1_Temperature <text:s/>7891364</text:p>
      <text:p text:style-name="P113">RemoteSensor1_DetectedMotion <text:s/>1733006</text:p>
      <text:p text:style-name="P113">RemoteSensor2_Temperature <text:s/>4319862</text:p>
      <text:p text:style-name="P113">RemoteSensor2_DetectedMotion <text:s/>951919</text:p>
      <text:p text:style-name="P113">RemoteSensor3_Temperature <text:s/>3864576</text:p>
      <text:p text:style-name="P113">RemoteSensor3_DetectedMotion <text:s/>808725</text:p>
      <text:p text:style-name="P113">RemoteSensor4_Temperature <text:s/>972486</text:p>
      <text:p text:style-name="P113">RemoteSensor4_DetectedMotion <text:s/>172444</text:p>
      <text:p text:style-name="P113">RemoteSensor5_Temperature <text:s/>640941</text:p>
      <text:p text:style-name="P113">RemoteSensor5_DetectedMotion <text:s/>110189</text:p>
      <text:p text:style-name="P113">Outdoor_Temperature <text:s/>8748227</text:p>
      <text:p text:style-name="P113">Outdoor_Humidity <text:s/>8748228</text:p>
      <text:p text:style-name="P113">HVAC_Mode <text:s/>8838720</text:p>
      <text:p text:style-name="P112"/>
      <text:p text:style-name="P117">Draft ETSI EN 303 760 V0.0.2 (2023-02): SAREF Guidelines for IoT Semantic Interoperability.</text:p>
      <text:p text:style-name="P109"><text:a xlink:type="simple" xlink:href="https://etsihq.sharepoint.com/:w:/r/teams/STF641/_layouts/15/doc2.aspx?sourcedoc=%7BDEDE98D4-71E9-43D8-A1C7-9BF7B3FD83CA%7D&amp;file=Draft%20EN%20303%20760%20V0.0.2_with%20SmartM2M%2365%20comments.docx&amp;action=default&amp;mobileredirect=true&amp;cid=81215648-777d-4d60-a74d-3a2a8d007cba" text:style-name="Internet_20_link" text:visited-style-name="Visited_20_Internet_20_Link">https://etsihq.sharepoint.com/:w:/r/teams/STF641/_layouts/15/doc2.aspx?sourcedoc=%7BDEDE98D4-71E9-43D8-A1C7-9BF7B3FD83CA%7D&amp;file=Draft%20EN%20303%20760%20V0.0.2_with%20SmartM2M%2365%20comments.docx&amp;action=default&amp;mobileredirect=true&amp;cid=81215648-777d-4d60-a74d-3a2a8d007cba</text:a> </text:p>
      <text:p text:style-name="P109"/>
      <text:p text:style-name="P109"/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37:46.616114476</meta:creation-date>
    <dc:date>2023-06-19T12:36:38.838924237</dc:date>
    <meta:editing-duration>P9DT14H56M48S</meta:editing-duration>
    <meta:editing-cycles>350</meta:editing-cycles>
    <meta:generator>LibreOffice/7.3.7.2$Linux_X86_64 LibreOffice_project/30$Build-2</meta:generator>
    <meta:document-statistic meta:table-count="0" meta:image-count="0" meta:object-count="0" meta:page-count="12" meta:paragraph-count="320" meta:word-count="3119" meta:character-count="28223" meta:non-whitespace-character-count="25202"/>
  </office:meta>
</office:document-meta>
</file>